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3/meta.xml" manifest:media-type="text/xml"/>
  <manifest:file-entry manifest:full-path="Object 13/styles.xml" manifest:media-type="text/xml"/>
  <manifest:file-entry manifest:full-path="Object 13/content.xml" manifest:media-type="text/xml"/>
  <manifest:file-entry manifest:full-path="Object 13/" manifest:media-type="application/vnd.oasis.opendocument.chart"/>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14/meta.xml" manifest:media-type="text/xml"/>
  <manifest:file-entry manifest:full-path="Object 14/styles.xml" manifest:media-type="text/xml"/>
  <manifest:file-entry manifest:full-path="Object 14/content.xml" manifest:media-type="text/xml"/>
  <manifest:file-entry manifest:full-path="Object 14/" manifest:media-type="application/vnd.oasis.opendocument.chart"/>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content.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layout-cache" manifest:media-type="application/binary"/>
  <manifest:file-entry manifest:full-path="styles.xml" manifest:media-type="text/xml"/>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7/meta.xml" manifest:media-type="text/xml"/>
  <manifest:file-entry manifest:full-path="Object 17/styles.xml" manifest:media-type="text/xml"/>
  <manifest:file-entry manifest:full-path="Object 17/content.xml" manifest:media-type="text/xml"/>
  <manifest:file-entry manifest:full-path="Object 17/" manifest:media-type="application/vnd.oasis.opendocument.chart"/>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Thumbnails/thumbnail.png" manifest:media-type="image/png"/>
  <manifest:file-entry manifest:full-path="Object 16/meta.xml" manifest:media-type="text/xml"/>
  <manifest:file-entry manifest:full-path="Object 16/styles.xml" manifest:media-type="text/xml"/>
  <manifest:file-entry manifest:full-path="Object 16/content.xml" manifest:media-type="text/xml"/>
  <manifest:file-entry manifest:full-path="Object 16/" manifest:media-type="application/vnd.oasis.opendocument.chart"/>
  <manifest:file-entry manifest:full-path="Object 15/meta.xml" manifest:media-type="text/xml"/>
  <manifest:file-entry manifest:full-path="Object 15/styles.xml" manifest:media-type="text/xml"/>
  <manifest:file-entry manifest:full-path="Object 15/content.xml" manifest:media-type="text/xml"/>
  <manifest:file-entry manifest:full-path="Object 15/" manifest:media-type="application/vnd.oasis.opendocument.chart"/>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11" manifest:media-type="application/x-openoffice-gdimetafile;windows_formatname=&quot;GDIMetaFile&quot;"/>
  <manifest:file-entry manifest:full-path="manifest.rdf" manifest:media-type="application/rdf+xml"/>
  <manifest:file-entry manifest:full-path="meta.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1" svg:font-family="'Liberation Serif'" style:font-family-generic="roman"/>
    <style:font-face style:name="Liberation Mono1" svg:font-family="'Liberation Mono'" style:font-family-generic="modern" style:font-pitch="fixed"/>
    <style:font-face style:name="Noto Sans Mono CJK SC" svg:font-family="'Noto Sans Mono CJK SC'"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18e0ad"/>
    </style:style>
    <style:style style:name="P2" style:family="paragraph" style:parent-style-name="Text_20_body">
      <style:text-properties officeooo:paragraph-rsid="0020b17b"/>
    </style:style>
    <style:style style:name="P3" style:family="paragraph" style:parent-style-name="Text_20_body">
      <style:text-properties officeooo:paragraph-rsid="00247aca"/>
    </style:style>
    <style:style style:name="P4" style:family="paragraph" style:parent-style-name="Text_20_body">
      <style:text-properties officeooo:rsid="0024ff0e" officeooo:paragraph-rsid="0024ff0e"/>
    </style:style>
    <style:style style:name="P5" style:family="paragraph" style:parent-style-name="Text_20_body">
      <style:paragraph-properties fo:text-align="center" style:justify-single-word="false"/>
      <style:text-properties officeooo:rsid="0024ff0e" officeooo:paragraph-rsid="0024ff0e"/>
    </style:style>
    <style:style style:name="P6" style:family="paragraph" style:parent-style-name="Text_20_body">
      <style:text-properties officeooo:paragraph-rsid="0024ff0e"/>
    </style:style>
    <style:style style:name="P7" style:family="paragraph" style:parent-style-name="Text_20_body">
      <style:text-properties officeooo:rsid="0026f7d8" officeooo:paragraph-rsid="00289a91"/>
    </style:style>
    <style:style style:name="P8" style:family="paragraph" style:parent-style-name="Text_20_body">
      <style:text-properties officeooo:rsid="0029508d" officeooo:paragraph-rsid="0029508d"/>
    </style:style>
    <style:style style:name="P9" style:family="paragraph" style:parent-style-name="Text_20_body">
      <style:text-properties officeooo:paragraph-rsid="0029508d"/>
    </style:style>
    <style:style style:name="P10" style:family="paragraph" style:parent-style-name="Text_20_body">
      <style:paragraph-properties fo:text-align="center" style:justify-single-word="false"/>
      <style:text-properties style:text-position="0% 100%" fo:font-style="normal" fo:font-weight="normal" officeooo:rsid="0029508d" officeooo:paragraph-rsid="0029508d" style:font-style-asian="normal" style:font-weight-asian="normal" style:font-style-complex="normal" style:font-weight-complex="normal"/>
    </style:style>
    <style:style style:name="P11" style:family="paragraph" style:parent-style-name="Text_20_body">
      <style:paragraph-properties fo:text-align="center" style:justify-single-word="false"/>
      <style:text-properties style:text-position="0% 100%" fo:font-style="normal" officeooo:rsid="00261b0b" officeooo:paragraph-rsid="0024ff0e" style:font-style-asian="normal" style:font-style-complex="normal"/>
    </style:style>
    <style:style style:name="P12" style:family="paragraph" style:parent-style-name="Text_20_body">
      <style:text-properties officeooo:paragraph-rsid="00289a91"/>
    </style:style>
    <style:style style:name="P13" style:family="paragraph" style:parent-style-name="Text_20_body">
      <style:paragraph-properties fo:text-align="center" style:justify-single-word="false"/>
    </style:style>
    <style:style style:name="P14" style:family="paragraph" style:parent-style-name="Text_20_body">
      <style:paragraph-properties fo:text-align="center" style:justify-single-word="false"/>
      <style:text-properties officeooo:paragraph-rsid="0020b17b"/>
    </style:style>
    <style:style style:name="P15" style:family="paragraph" style:parent-style-name="Text_20_body">
      <style:paragraph-properties fo:text-align="center" style:justify-single-word="false"/>
      <style:text-properties style:font-name="Liberation Mono" fo:font-size="10.5pt" fo:font-style="normal" fo:font-weight="normal" officeooo:rsid="0022871d" officeooo:paragraph-rsid="0020b17b" style:font-size-asian="10.5pt" style:font-style-asian="normal" style:font-weight-asian="normal" style:font-weight-complex="normal"/>
    </style:style>
    <style:style style:name="P16" style:family="paragraph" style:parent-style-name="Text_20_body">
      <style:text-properties officeooo:rsid="00352ba7" officeooo:paragraph-rsid="00352ba7"/>
    </style:style>
    <style:style style:name="P17" style:family="paragraph" style:parent-style-name="Text_20_body">
      <style:text-properties officeooo:rsid="0035f56f" officeooo:paragraph-rsid="0035f56f"/>
    </style:style>
    <style:style style:name="P18" style:family="paragraph" style:parent-style-name="Standard">
      <style:text-properties officeooo:rsid="0022e36d" officeooo:paragraph-rsid="0022e36d"/>
    </style:style>
    <style:style style:name="P19" style:family="paragraph" style:parent-style-name="Standard">
      <style:text-properties fo:font-weight="bold" officeooo:rsid="00231d30" officeooo:paragraph-rsid="00231d30" style:font-weight-asian="bold" style:font-weight-complex="bold"/>
    </style:style>
    <style:style style:name="P20" style:family="paragraph" style:parent-style-name="Standard">
      <style:text-properties fo:font-weight="normal" officeooo:rsid="00231d30" officeooo:paragraph-rsid="0022e36d" style:font-weight-asian="normal" style:font-weight-complex="normal"/>
    </style:style>
    <style:style style:name="P21" style:family="paragraph" style:parent-style-name="Standard">
      <style:text-properties fo:font-weight="normal" officeooo:rsid="00231d30" officeooo:paragraph-rsid="00231d30" style:font-weight-asian="normal" style:font-weight-complex="normal"/>
    </style:style>
    <style:style style:name="P22" style:family="paragraph" style:parent-style-name="Standard">
      <style:paragraph-properties fo:text-align="center" style:justify-single-word="false"/>
      <style:text-properties fo:font-weight="normal" officeooo:rsid="00231d30" officeooo:paragraph-rsid="00231d30" style:font-weight-asian="normal" style:font-weight-complex="normal"/>
    </style:style>
    <style:style style:name="P23" style:family="paragraph" style:parent-style-name="Heading_20_1">
      <style:text-properties officeooo:rsid="00307bc4" officeooo:paragraph-rsid="00307bc4"/>
    </style:style>
    <style:style style:name="P24" style:family="paragraph" style:parent-style-name="Heading_20_1">
      <style:text-properties style:font-name="Liberation Sans" fo:font-size="18.2000007629395pt" fo:font-weight="bold" officeooo:rsid="0035f56f" officeooo:paragraph-rsid="0035f56f" style:font-name-asian="Noto Sans CJK SC" style:font-size-asian="18.2000007629395pt" style:font-weight-asian="bold" style:font-name-complex="Lohit Devanagari" style:font-size-complex="18.2000007629395pt" style:font-weight-complex="bold"/>
    </style:style>
    <style:style style:name="P25" style:family="paragraph" style:parent-style-name="Text_20_body">
      <style:text-properties style:text-position="0% 100%" fo:font-style="normal" fo:font-weight="normal" officeooo:rsid="002fb1ea" officeooo:paragraph-rsid="00289a91" style:font-style-asian="normal" style:font-weight-asian="normal" style:font-style-complex="normal" style:font-weight-complex="normal"/>
    </style:style>
    <style:style style:name="P26" style:family="paragraph" style:parent-style-name="Text_20_body">
      <style:text-properties officeooo:rsid="0035f56f" officeooo:paragraph-rsid="0035f56f"/>
    </style:style>
    <style:style style:name="P27" style:family="paragraph" style:parent-style-name="Text_20_body">
      <style:text-properties officeooo:rsid="00352ba7" officeooo:paragraph-rsid="0036927a"/>
    </style:style>
    <style:style style:name="T1" style:family="text">
      <style:text-properties style:font-name="Liberation Serif1" officeooo:rsid="0018e0ad"/>
    </style:style>
    <style:style style:name="T2" style:family="text">
      <style:text-properties style:font-name="Liberation Serif1" officeooo:rsid="001c86e1"/>
    </style:style>
    <style:style style:name="T3" style:family="text">
      <style:text-properties officeooo:rsid="001a3591"/>
    </style:style>
    <style:style style:name="T4" style:family="text">
      <style:text-properties fo:font-weight="bold" style:font-weight-asian="bold" style:font-weight-complex="bold"/>
    </style:style>
    <style:style style:name="T5" style:family="text">
      <style:text-properties fo:font-weight="bold" officeooo:rsid="0022871d" style:font-weight-asian="bold" style:font-weight-complex="bold"/>
    </style:style>
    <style:style style:name="T6" style:family="text">
      <style:text-properties fo:font-weight="bold" officeooo:rsid="00231d30" style:font-weight-asian="bold" style:font-weight-complex="bold"/>
    </style:style>
    <style:style style:name="T7" style:family="text">
      <style:text-properties fo:font-weight="bold" officeooo:rsid="00202e79" style:font-weight-asian="bold" style:font-weight-complex="bold"/>
    </style:style>
    <style:style style:name="T8" style:family="text">
      <style:text-properties officeooo:rsid="001b84ed"/>
    </style:style>
    <style:style style:name="T9" style:family="text">
      <style:text-properties officeooo:rsid="001c86e1"/>
    </style:style>
    <style:style style:name="T10" style:family="text">
      <style:text-properties style:text-position="sub 58%"/>
    </style:style>
    <style:style style:name="T11" style:family="text">
      <style:text-properties style:text-position="sub 58%" fo:font-weight="normal" style:font-weight-asian="normal" style:font-weight-complex="normal"/>
    </style:style>
    <style:style style:name="T12" style:family="text">
      <style:text-properties style:text-position="sub 58%" fo:font-style="normal" style:font-style-asian="normal" style:font-style-complex="normal"/>
    </style:style>
    <style:style style:name="T13" style:family="text">
      <style:text-properties style:text-position="sub 58%" fo:font-style="italic" fo:font-weight="normal" style:font-style-asian="italic" style:font-weight-asian="normal" style:font-style-complex="italic" style:font-weight-complex="normal"/>
    </style:style>
    <style:style style:name="T14" style:family="text">
      <style:text-properties style:font-name="Liberation Sans" fo:font-size="16.1000003814697pt" fo:font-weight="bold" officeooo:rsid="001c86e1" style:font-name-asian="Noto Sans CJK SC" style:font-size-asian="16.1000003814697pt" style:font-weight-asian="bold" style:font-name-complex="Lohit Devanagari" style:font-size-complex="16.1000003814697pt" style:font-weight-complex="bold"/>
    </style:style>
    <style:style style:name="T15" style:family="text">
      <style:text-properties officeooo:rsid="001d985f"/>
    </style:style>
    <style:style style:name="T16" style:family="text">
      <style:text-properties officeooo:rsid="001e2c26"/>
    </style:style>
    <style:style style:name="T17" style:family="text">
      <style:text-properties officeooo:rsid="00202e79"/>
    </style:style>
    <style:style style:name="T18" style:family="text">
      <style:text-properties officeooo:rsid="0020b17b"/>
    </style:style>
    <style:style style:name="T19" style:family="text">
      <style:text-properties officeooo:rsid="002175af"/>
    </style:style>
    <style:style style:name="T20" style:family="text">
      <style:text-properties officeooo:rsid="0022871d"/>
    </style:style>
    <style:style style:name="T21" style:family="text">
      <style:text-properties fo:font-weight="normal" style:font-weight-asian="normal" style:font-weight-complex="normal"/>
    </style:style>
    <style:style style:name="T22" style:family="text">
      <style:text-properties fo:font-weight="normal" officeooo:rsid="0022871d" style:font-weight-asian="normal" style:font-weight-complex="normal"/>
    </style:style>
    <style:style style:name="T23" style:family="text">
      <style:text-properties fo:font-weight="normal" officeooo:rsid="00231d30" style:font-weight-asian="normal" style:font-weight-complex="normal"/>
    </style:style>
    <style:style style:name="T24" style:family="text">
      <style:text-properties fo:font-weight="normal" officeooo:rsid="00247aca" style:font-weight-asian="normal" style:font-weight-complex="normal"/>
    </style:style>
    <style:style style:name="T25" style:family="text">
      <style:text-properties officeooo:rsid="00231d30"/>
    </style:style>
    <style:style style:name="T26" style:family="text">
      <style:text-properties style:text-position="0% 100%" fo:font-weight="normal" style:font-weight-asian="normal" style:font-weight-complex="normal"/>
    </style:style>
    <style:style style:name="T27" style:family="text">
      <style:text-properties style:text-position="0% 100%" fo:font-style="italic" fo:font-weight="normal" style:font-style-asian="italic" style:font-weight-asian="normal" style:font-style-complex="italic" style:font-weight-complex="normal"/>
    </style:style>
    <style:style style:name="T28" style:family="text">
      <style:text-properties style:text-position="0% 100%" fo:font-style="italic" style:font-style-asian="italic" style:font-style-complex="italic"/>
    </style:style>
    <style:style style:name="T29" style:family="text">
      <style:text-properties style:text-position="0% 100%" fo:font-style="normal" fo:font-weight="normal" style:font-style-asian="normal" style:font-weight-asian="normal" style:font-style-complex="normal" style:font-weight-complex="normal"/>
    </style:style>
    <style:style style:name="T30" style:family="text">
      <style:text-properties style:text-position="0% 100%" fo:font-style="normal" fo:font-weight="normal" officeooo:rsid="00247aca" style:font-style-asian="normal" style:font-weight-asian="normal" style:font-style-complex="normal" style:font-weight-complex="normal"/>
    </style:style>
    <style:style style:name="T31" style:family="text">
      <style:text-properties style:text-position="0% 100%" fo:font-style="normal" fo:font-weight="normal" officeooo:rsid="00289a91" style:font-style-asian="normal" style:font-weight-asian="normal" style:font-style-complex="normal" style:font-weight-complex="normal"/>
    </style:style>
    <style:style style:name="T32" style:family="text">
      <style:text-properties style:text-position="0% 100%" fo:font-style="normal" fo:font-weight="normal" officeooo:rsid="00202e79" style:font-style-asian="normal" style:font-weight-asian="normal" style:font-style-complex="normal" style:font-weight-complex="normal"/>
    </style:style>
    <style:style style:name="T33" style:family="text">
      <style:text-properties style:text-position="0% 100%" fo:font-style="normal" fo:font-weight="normal" officeooo:rsid="0029508d" style:font-style-asian="normal" style:font-weight-asian="normal" style:font-style-complex="normal" style:font-weight-complex="normal"/>
    </style:style>
    <style:style style:name="T34" style:family="text">
      <style:text-properties style:text-position="0% 100%" fo:font-style="normal" fo:font-weight="normal" officeooo:rsid="002fb1ea" style:font-style-asian="normal" style:font-weight-asian="normal" style:font-style-complex="normal" style:font-weight-complex="normal"/>
    </style:style>
    <style:style style:name="T35" style:family="text">
      <style:text-properties style:text-position="0% 100%" fo:font-style="normal" style:font-style-asian="normal" style:font-style-complex="normal"/>
    </style:style>
    <style:style style:name="T36" style:family="text">
      <style:text-properties style:text-position="0% 100%" fo:font-style="normal" officeooo:rsid="00261b0b" style:font-style-asian="normal" style:font-style-complex="normal"/>
    </style:style>
    <style:style style:name="T37" style:family="text">
      <style:text-properties style:text-position="0% 100%" fo:font-style="normal" fo:font-weight="bold" officeooo:rsid="00289a91" style:font-style-asian="normal" style:font-weight-asian="bold" style:font-style-complex="normal" style:font-weight-complex="bold"/>
    </style:style>
    <style:style style:name="T38" style:family="text">
      <style:text-properties style:text-position="0% 100%" fo:font-style="normal" fo:font-weight="bold" officeooo:rsid="00202e79" style:font-style-asian="normal" style:font-weight-asian="bold" style:font-style-complex="normal" style:font-weight-complex="bold"/>
    </style:style>
    <style:style style:name="T39" style:family="text">
      <style:text-properties officeooo:rsid="00247aca"/>
    </style:style>
    <style:style style:name="T40" style:family="text">
      <style:text-properties officeooo:rsid="0024ff0e"/>
    </style:style>
    <style:style style:name="T41" style:family="text">
      <style:text-properties officeooo:rsid="00289a91"/>
    </style:style>
    <style:style style:name="T42" style:family="text">
      <style:text-properties officeooo:rsid="002a6816"/>
    </style:style>
    <style:style style:name="T43" style:family="text">
      <style:text-properties style:text-position="super 58%"/>
    </style:style>
    <style:style style:name="T44" style:family="text">
      <style:text-properties style:text-position="super 58%" officeooo:rsid="002a6816"/>
    </style:style>
    <style:style style:name="T45" style:family="text">
      <style:text-properties officeooo:rsid="002dab29"/>
    </style:style>
    <style:style style:name="T46" style:family="text">
      <style:text-properties officeooo:rsid="002f927e"/>
    </style:style>
    <style:style style:name="T47" style:family="text">
      <style:text-properties officeooo:rsid="002fb1ea"/>
    </style:style>
    <style:style style:name="T48" style:family="text">
      <style:text-properties officeooo:rsid="002fb47b"/>
    </style:style>
    <style:style style:name="T49" style:family="text">
      <style:text-properties officeooo:rsid="00327768"/>
    </style:style>
    <style:style style:name="T50" style:family="text">
      <style:text-properties officeooo:rsid="00352ba7"/>
    </style:style>
    <style:style style:name="T51" style:family="text">
      <style:text-properties officeooo:rsid="0035f56f"/>
    </style:style>
    <style:style style:name="T52" style:family="text">
      <style:text-properties fo:font-style="italic" style:font-style-asian="italic"/>
    </style:style>
    <style:style style:name="T53" style:family="text">
      <style:text-properties officeooo:rsid="0017264c"/>
    </style:style>
    <style:style style:name="fr1" style:family="graphic" style:parent-style-name="OLE">
      <style:graphic-properties style:horizontal-pos="center" style:horizontal-rel="paragraph" draw:ole-draw-aspect="1"/>
    </style:style>
    <style:style style:name="fr2" style:family="graphic" style:parent-style-name="OLE">
      <style:graphic-properties style:vertical-pos="top" style:vertical-rel="paragraph" style:horizontal-pos="center" style:horizontal-rel="paragraph" draw:ole-draw-aspect="1"/>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on-linear calibration of a digital compass and accelerometer</text:p>
      <text:p text:style-name="Text_20_body"/>
      <text:h text:style-name="Heading_20_1" text:outline-level="1">Introduction</text:h>
      <text:p text:style-name="Text_20_body"/>
      <text:p text:style-name="Text_20_body">The Shetland Attack Pony (SAP) is a cave surveying tool, which has undergone several iterations in its lifetime<text:reference-mark-start text:name="ZOTERO_ITEM CSL_CITATION {&quot;citationID&quot;:&quot;Kx64K358&quot;,&quot;properties&quot;:{&quot;formattedCitation&quot;:&quot;[1]&quot;,&quot;plainCitation&quot;:&quot;[1]&quot;,&quot;noteIndex&quot;:0},&quot;citationItems&quot;:[{&quot;id&quot;:102,&quot;uris&quot;:[&quot;http://zotero.org/users/3101453/items/B47Q7HRH&quot;],&quot;uri&quot;:[&quot;http://zotero.org/users/3101453/items/B47Q7HRH&quot;],&quot;itemData&quot;:{&quot;id&quot;:102,&quot;type&quot;:&quot;article-journal&quot;,&quot;abstract&quot;:&quot;Phil Underwood has developed a compact device particularly suited to taking accurate readings in small and awkward passages. A built-in laser pointer aids sighting. Readings of bearing and elevation are displayed on a dot-matrix display, and stored for later download via a USB port.&quot;,&quot;container-title&quot;:&quot;Cave Radio and Electronics Group Journal&quot;,&quot;issue&quot;:&quot;66&quot;,&quot;journalAbbreviation&quot;:&quot;CREGJ&quot;,&quot;page&quot;:&quot;12-14&quot;,&quot;title&quot;:&quot;A Combined Electronic Compass and Clinometer&quot;,&quot;author&quot;:[{&quot;family&quot;:&quot;Underwood&quot;,&quot;given&quot;:&quot;Phil&quot;}],&quot;issued&quot;:{&quot;date-parts&quot;:[[&quot;2007&quot;,3]]}}}],&quot;schema&quot;:&quot;https://github.com/citation-style-language/schema/raw/master/csl-citation.json&quot;} RND6sDyonKxqm"/>[1]<text:reference-mark-end text:name="ZOTERO_ITEM CSL_CITATION {&quot;citationID&quot;:&quot;Kx64K358&quot;,&quot;properties&quot;:{&quot;formattedCitation&quot;:&quot;[1]&quot;,&quot;plainCitation&quot;:&quot;[1]&quot;,&quot;noteIndex&quot;:0},&quot;citationItems&quot;:[{&quot;id&quot;:102,&quot;uris&quot;:[&quot;http://zotero.org/users/3101453/items/B47Q7HRH&quot;],&quot;uri&quot;:[&quot;http://zotero.org/users/3101453/items/B47Q7HRH&quot;],&quot;itemData&quot;:{&quot;id&quot;:102,&quot;type&quot;:&quot;article-journal&quot;,&quot;abstract&quot;:&quot;Phil Underwood has developed a compact device particularly suited to taking accurate readings in small and awkward passages. A built-in laser pointer aids sighting. Readings of bearing and elevation are displayed on a dot-matrix display, and stored for later download via a USB port.&quot;,&quot;container-title&quot;:&quot;Cave Radio and Electronics Group Journal&quot;,&quot;issue&quot;:&quot;66&quot;,&quot;journalAbbreviation&quot;:&quot;CREGJ&quot;,&quot;page&quot;:&quot;12-14&quot;,&quot;title&quot;:&quot;A Combined Electronic Compass and Clinometer&quot;,&quot;author&quot;:[{&quot;family&quot;:&quot;Underwood&quot;,&quot;given&quot;:&quot;Phil&quot;}],&quot;issued&quot;:{&quot;date-parts&quot;:[[&quot;2007&quot;,3]]}}}],&quot;schema&quot;:&quot;https://github.com/citation-style-language/schema/raw/master/csl-citation.json&quot;} RND6sDyonKxqm"/><text:reference-mark-start text:name="ZOTERO_ITEM CSL_CITATION {&quot;citationID&quot;:&quot;50PfePrA&quot;,&quot;properties&quot;:{&quot;formattedCitation&quot;:&quot;[2]&quot;,&quot;plainCitation&quot;:&quot;[2]&quot;,&quot;noteIndex&quot;:0},&quot;citationItems&quot;:[{&quot;id&quot;:101,&quot;uris&quot;:[&quot;http://zotero.org/users/3101453/items/3C6NDERP&quot;],&quot;uri&quot;:[&quot;http://zotero.org/users/3101453/items/3C6NDERP&quot;],&quot;itemData&quot;:{&quot;id&quot;:101,&quot;type&quot;:&quot;article-journal&quot;,&quot;abstract&quot;:&quot;Phil Underwood describes a method of calibrating his combined electronic compass/clinometer. The principles of operation and sources of error are discussed and data from a field trial are presented.&quot;,&quot;container-title&quot;:&quot;Cave Radio and Electronics Group Journal&quot;,&quot;issue&quot;:&quot;69&quot;,&quot;journalAbbreviation&quot;:&quot;CREGJ&quot;,&quot;language&quot;:&quot;ENglish&quot;,&quot;page&quot;:&quot;10-13&quot;,&quot;title&quot;:&quot;Calibrating the Electronic Compass/Clinometer&quot;,&quot;author&quot;:[{&quot;family&quot;:&quot;Underwood&quot;,&quot;given&quot;:&quot;Phil&quot;}],&quot;issued&quot;:{&quot;date-parts&quot;:[[&quot;2007&quot;,12]]}}}],&quot;schema&quot;:&quot;https://github.com/citation-style-language/schema/raw/master/csl-citation.json&quot;} RNDvInymQ7oCv"/>[2]<text:reference-mark-end text:name="ZOTERO_ITEM CSL_CITATION {&quot;citationID&quot;:&quot;50PfePrA&quot;,&quot;properties&quot;:{&quot;formattedCitation&quot;:&quot;[2]&quot;,&quot;plainCitation&quot;:&quot;[2]&quot;,&quot;noteIndex&quot;:0},&quot;citationItems&quot;:[{&quot;id&quot;:101,&quot;uris&quot;:[&quot;http://zotero.org/users/3101453/items/3C6NDERP&quot;],&quot;uri&quot;:[&quot;http://zotero.org/users/3101453/items/3C6NDERP&quot;],&quot;itemData&quot;:{&quot;id&quot;:101,&quot;type&quot;:&quot;article-journal&quot;,&quot;abstract&quot;:&quot;Phil Underwood describes a method of calibrating his combined electronic compass/clinometer. The principles of operation and sources of error are discussed and data from a field trial are presented.&quot;,&quot;container-title&quot;:&quot;Cave Radio and Electronics Group Journal&quot;,&quot;issue&quot;:&quot;69&quot;,&quot;journalAbbreviation&quot;:&quot;CREGJ&quot;,&quot;language&quot;:&quot;ENglish&quot;,&quot;page&quot;:&quot;10-13&quot;,&quot;title&quot;:&quot;Calibrating the Electronic Compass/Clinometer&quot;,&quot;author&quot;:[{&quot;family&quot;:&quot;Underwood&quot;,&quot;given&quot;:&quot;Phil&quot;}],&quot;issued&quot;:{&quot;date-parts&quot;:[[&quot;2007&quot;,12]]}}}],&quot;schema&quot;:&quot;https://github.com/citation-style-language/schema/raw/master/csl-citation.json&quot;} RNDvInymQ7oCv"/>.The original version was the first electronic compass/clinometer developed for caving <text:s/>In its current form it consists of a 32bit CPU (PIC32MM0256GPM028 <text:span text:style-name="T49">by Microchip</text:span><text:reference-mark-start text:name="ZOTERO_ITEM CSL_CITATION {&quot;citationID&quot;:&quot;FXVFO4og&quot;,&quot;properties&quot;:{&quot;formattedCitation&quot;:&quot;[3]&quot;,&quot;plainCitation&quot;:&quot;[3]&quot;,&quot;noteIndex&quot;:0},&quot;citationItems&quot;:[{&quot;id&quot;:94,&quot;uris&quot;:[&quot;http://zotero.org/users/3101453/items/JLULM8LF&quot;],&quot;uri&quot;:[&quot;http://zotero.org/users/3101453/items/JLULM8LF&quot;],&quot;itemData&quot;:{&quot;id&quot;:94,&quot;type&quot;:&quot;webpage&quot;,&quot;title&quot;:&quot;PIC32MM0256GPM028 - 32-bit PIC Microcontrollers&quot;,&quot;URL&quot;:&quot;https://www.microchip.com/wwwproducts/en/PIC32MM0256GPM028&quot;,&quot;author&quot;:[{&quot;literal&quot;:&quot;Microchip Technology Inc.&quot;}],&quot;accessed&quot;:{&quot;date-parts&quot;:[[&quot;2021&quot;,5,11]]}}}],&quot;schema&quot;:&quot;https://github.com/citation-style-language/schema/raw/master/csl-citation.json&quot;} RNDxrdNOQ0srY"/><text:span text:style-name="T49">[3]</text:span><text:reference-mark-end text:name="ZOTERO_ITEM CSL_CITATION {&quot;citationID&quot;:&quot;FXVFO4og&quot;,&quot;properties&quot;:{&quot;formattedCitation&quot;:&quot;[3]&quot;,&quot;plainCitation&quot;:&quot;[3]&quot;,&quot;noteIndex&quot;:0},&quot;citationItems&quot;:[{&quot;id&quot;:94,&quot;uris&quot;:[&quot;http://zotero.org/users/3101453/items/JLULM8LF&quot;],&quot;uri&quot;:[&quot;http://zotero.org/users/3101453/items/JLULM8LF&quot;],&quot;itemData&quot;:{&quot;id&quot;:94,&quot;type&quot;:&quot;webpage&quot;,&quot;title&quot;:&quot;PIC32MM0256GPM028 - 32-bit PIC Microcontrollers&quot;,&quot;URL&quot;:&quot;https://www.microchip.com/wwwproducts/en/PIC32MM0256GPM028&quot;,&quot;author&quot;:[{&quot;literal&quot;:&quot;Microchip Technology Inc.&quot;}],&quot;accessed&quot;:{&quot;date-parts&quot;:[[&quot;2021&quot;,5,11]]}}}],&quot;schema&quot;:&quot;https://github.com/citation-style-language/schema/raw/master/csl-citation.json&quot;} RNDxrdNOQ0srY"/><text:reference-mark-start text:name="ZOTERO_TEMP RNDug4rjGS49E"/><text:span text:style-name="T49">)</text:span><text:reference-mark-end text:name="ZOTERO_TEMP RNDug4rjGS49E"/>, a lithium-ion battery, an OLED display, a laser range finder, an accelerometer (LSM6DS3 by ST<text:reference-mark-start text:name="ZOTERO_ITEM CSL_CITATION {&quot;citationID&quot;:&quot;pV3mzchX&quot;,&quot;properties&quot;:{&quot;formattedCitation&quot;:&quot;[4]&quot;,&quot;plainCitation&quot;:&quot;[4]&quot;,&quot;noteIndex&quot;:0},&quot;citationItems&quot;:[{&quot;id&quot;:96,&quot;uris&quot;:[&quot;http://zotero.org/users/3101453/items/PG5BV5SA&quot;],&quot;uri&quot;:[&quot;http://zotero.org/users/3101453/items/PG5BV5SA&quot;],&quot;itemData&quot;:{&quot;id&quot;:96,&quot;type&quot;:&quot;webpage&quot;,&quot;abstract&quot;:&quot;LSM6DS3 - iNEMO 6DoF inertial measurement unit (IMU), for consumer electronics, LSM6DS3TR, STMicroelectronics&quot;,&quot;language&quot;:&quot;en&quot;,&quot;title&quot;:&quot;LSM6DS3 - iNEMO 6DoF inertial measurement unit (IMU), for consumer electronics - STMicroelectronics&quot;,&quot;URL&quot;:&quot;https://www.st.com/en/mems-and-sensors/lsm6ds3.html&quot;,&quot;author&quot;:[{&quot;family&quot;:&quot;STMicroelectornics&quot;,&quot;given&quot;:&quot;&quot;}],&quot;accessed&quot;:{&quot;date-parts&quot;:[[&quot;2021&quot;,5,11]]}}}],&quot;schema&quot;:&quot;https://github.com/citation-style-language/schema/raw/master/csl-citation.json&quot;} RNDZ7RRARLeyb"/>[4]<text:reference-mark-end text:name="ZOTERO_ITEM CSL_CITATION {&quot;citationID&quot;:&quot;pV3mzchX&quot;,&quot;properties&quot;:{&quot;formattedCitation&quot;:&quot;[4]&quot;,&quot;plainCitation&quot;:&quot;[4]&quot;,&quot;noteIndex&quot;:0},&quot;citationItems&quot;:[{&quot;id&quot;:96,&quot;uris&quot;:[&quot;http://zotero.org/users/3101453/items/PG5BV5SA&quot;],&quot;uri&quot;:[&quot;http://zotero.org/users/3101453/items/PG5BV5SA&quot;],&quot;itemData&quot;:{&quot;id&quot;:96,&quot;type&quot;:&quot;webpage&quot;,&quot;abstract&quot;:&quot;LSM6DS3 - iNEMO 6DoF inertial measurement unit (IMU), for consumer electronics, LSM6DS3TR, STMicroelectronics&quot;,&quot;language&quot;:&quot;en&quot;,&quot;title&quot;:&quot;LSM6DS3 - iNEMO 6DoF inertial measurement unit (IMU), for consumer electronics - STMicroelectronics&quot;,&quot;URL&quot;:&quot;https://www.st.com/en/mems-and-sensors/lsm6ds3.html&quot;,&quot;author&quot;:[{&quot;family&quot;:&quot;STMicroelectornics&quot;,&quot;given&quot;:&quot;&quot;}],&quot;accessed&quot;:{&quot;date-parts&quot;:[[&quot;2021&quot;,5,11]]}}}],&quot;schema&quot;:&quot;https://github.com/citation-style-language/schema/raw/master/csl-citation.json&quot;} RNDZ7RRARLeyb"/>) and a magnetometer (BM1422AGMV by Rohm<text:reference-mark-start text:name="ZOTERO_ITEM CSL_CITATION {&quot;citationID&quot;:&quot;Lhu6wHAm&quot;,&quot;properties&quot;:{&quot;formattedCitation&quot;:&quot;[5]&quot;,&quot;plainCitation&quot;:&quot;[5]&quot;,&quot;noteIndex&quot;:0},&quot;citationItems&quot;:[{&quot;id&quot;:98,&quot;uris&quot;:[&quot;http://zotero.org/users/3101453/items/KMPPZH8E&quot;],&quot;uri&quot;:[&quot;http://zotero.org/users/3101453/items/KMPPZH8E&quot;],&quot;itemData&quot;:{&quot;id&quot;:98,&quot;type&quot;:&quot;webpage&quot;,&quot;title&quot;:&quot;BM1422AGMV - 3-Axis Digital Magnetometer IC | ROHM Semiconductor - ROHM Co., Ltd.&quot;,&quot;URL&quot;:&quot;https://www.rohm.com/products/sensors-mems/geomagnetic-sensor-ics/bm1422agmv-product&quot;,&quot;author&quot;:[{&quot;literal&quot;:&quot;Rohm&quot;}],&quot;accessed&quot;:{&quot;date-parts&quot;:[[&quot;2021&quot;,5,11]]}}}],&quot;schema&quot;:&quot;https://github.com/citation-style-language/schema/raw/master/csl-citation.json&quot;} RNDa5Q90EnaRp"/>[5]<text:reference-mark-end text:name="ZOTERO_ITEM CSL_CITATION {&quot;citationID&quot;:&quot;Lhu6wHAm&quot;,&quot;properties&quot;:{&quot;formattedCitation&quot;:&quot;[5]&quot;,&quot;plainCitation&quot;:&quot;[5]&quot;,&quot;noteIndex&quot;:0},&quot;citationItems&quot;:[{&quot;id&quot;:98,&quot;uris&quot;:[&quot;http://zotero.org/users/3101453/items/KMPPZH8E&quot;],&quot;uri&quot;:[&quot;http://zotero.org/users/3101453/items/KMPPZH8E&quot;],&quot;itemData&quot;:{&quot;id&quot;:98,&quot;type&quot;:&quot;webpage&quot;,&quot;title&quot;:&quot;BM1422AGMV - 3-Axis Digital Magnetometer IC | ROHM Semiconductor - ROHM Co., Ltd.&quot;,&quot;URL&quot;:&quot;https://www.rohm.com/products/sensors-mems/geomagnetic-sensor-ics/bm1422agmv-product&quot;,&quot;author&quot;:[{&quot;literal&quot;:&quot;Rohm&quot;}],&quot;accessed&quot;:{&quot;date-parts&quot;:[[&quot;2021&quot;,5,11]]}}}],&quot;schema&quot;:&quot;https://github.com/citation-style-language/schema/raw/master/csl-citation.json&quot;} RNDa5Q90EnaRp"/>). This is an open source project - all the code and hardware designs can be found on Github<text:reference-mark-start text:name="ZOTERO_ITEM CSL_CITATION {&quot;citationID&quot;:&quot;ybuV3wA2&quot;,&quot;properties&quot;:{&quot;formattedCitation&quot;:&quot;[6]&quot;,&quot;plainCitation&quot;:&quot;[6]&quot;,&quot;noteIndex&quot;:0},&quot;citationItems&quot;:[{&quot;id&quot;:100,&quot;uris&quot;:[&quot;http://zotero.org/users/3101453/items/9J4PGC3K&quot;],&quot;uri&quot;:[&quot;http://zotero.org/users/3101453/items/9J4PGC3K&quot;],&quot;itemData&quot;:{&quot;id&quot;:100,&quot;type&quot;:&quot;book&quot;,&quot;abstract&quot;:&quot;Shetland Attack Pony v5.&quot;,&quot;genre&quot;:&quot;C&quot;,&quot;note&quot;:&quot;original-date: 2018-06-10T21:24:52Z&quot;,&quot;source&quot;:&quot;GitHub&quot;,&quot;title&quot;:&quot;SAP5 Github Repository&quot;,&quot;URL&quot;:&quot;https://github.com/furbrain/SAP5&quot;,&quot;author&quot;:[{&quot;family&quot;:&quot;Underwood&quot;,&quot;given&quot;:&quot;Phil&quot;}],&quot;accessed&quot;:{&quot;date-parts&quot;:[[&quot;2021&quot;,5,11]]},&quot;issued&quot;:{&quot;date-parts&quot;:[[&quot;2021&quot;,4,17]]}}}],&quot;schema&quot;:&quot;https://github.com/citation-style-language/schema/raw/master/csl-citation.json&quot;} RNDvGdMinhL1Q"/>[6]<text:reference-mark-end text:name="ZOTERO_ITEM CSL_CITATION {&quot;citationID&quot;:&quot;ybuV3wA2&quot;,&quot;properties&quot;:{&quot;formattedCitation&quot;:&quot;[6]&quot;,&quot;plainCitation&quot;:&quot;[6]&quot;,&quot;noteIndex&quot;:0},&quot;citationItems&quot;:[{&quot;id&quot;:100,&quot;uris&quot;:[&quot;http://zotero.org/users/3101453/items/9J4PGC3K&quot;],&quot;uri&quot;:[&quot;http://zotero.org/users/3101453/items/9J4PGC3K&quot;],&quot;itemData&quot;:{&quot;id&quot;:100,&quot;type&quot;:&quot;book&quot;,&quot;abstract&quot;:&quot;Shetland Attack Pony v5.&quot;,&quot;genre&quot;:&quot;C&quot;,&quot;note&quot;:&quot;original-date: 2018-06-10T21:24:52Z&quot;,&quot;source&quot;:&quot;GitHub&quot;,&quot;title&quot;:&quot;SAP5 Github Repository&quot;,&quot;URL&quot;:&quot;https://github.com/furbrain/SAP5&quot;,&quot;author&quot;:[{&quot;family&quot;:&quot;Underwood&quot;,&quot;given&quot;:&quot;Phil&quot;}],&quot;accessed&quot;:{&quot;date-parts&quot;:[[&quot;2021&quot;,5,11]]},&quot;issued&quot;:{&quot;date-parts&quot;:[[&quot;2021&quot;,4,17]]}}}],&quot;schema&quot;:&quot;https://github.com/citation-style-language/schema/raw/master/csl-citation.json&quot;} RNDvGdMinhL1Q"/>.</text:p>
      <text:h text:style-name="Heading_20_1" text:outline-level="1">Principle of Operation</text:h>
      <text:h text:style-name="Heading_20_2" text:outline-level="2">Laser rangefinder</text:h>
      <text:p text:style-name="Text_20_body">The laser rangefinder uses a simple time-of-flight algorithm - it sends out pulses of laser light and records the time taken for those pulses to be received back. These are typically accurate to +/- 1mm.</text:p>
      <text:h text:style-name="Heading_20_2" text:outline-level="2">Magnetometer</text:h>
      <text:p text:style-name="P1">The BM1422AGMV uses 3 orthogonal magneto-impedance sensors. These consist of a thin film of soft ferromagnetic materials with the special property that their impedance to high frequency alternating current is highly sensitive to any external magnetic fields. The associated IC therefore generates a high frequency alternating current and measures the impedance to determine the magnetic field. This specific sensor is accurate to +/-0.042 <text:span text:style-name="T1">μ</text:span>T (Earth's horizontal magnetic field component is typically up to 30 <text:span text:style-name="T1">μ</text:span>T, depending on location)</text:p>
      <text:h text:style-name="Heading_20_2" text:outline-level="2">Accelerometer</text:h>
      <text:p text:style-name="P1">The LSM6DS3 use a micro-electro-mechanical system (MEMS) to measure acceleration. This consists of a small mass of silicon on a cantilever between two plates. Under acceleration, the mass moves towards one of the plates, altering the capacitance between the mass and the plate. The LSM6DS3 consists of 3 of these assemblies in an orthogonal pattern. It is accurate to <text:span text:style-name="T42">+/-</text:span>90 <text:span text:style-name="T1">μ</text:span>g (where one g is 9.81 ms<text:span text:style-name="T43">-</text:span><text:span text:style-name="T44">2</text:span>)</text:p>
      <text:h text:style-name="Heading_20_2" text:outline-level="2"><text:span text:style-name="T14">D</text:span>etermining orientation</text:h>
      <text:p text:style-name="Text_20_body">We shall imagine the SAP initially to be lying flat on a plane with the display upwards. The y-coordinate extends in the positive direction parallel to the laser. The z-coordinate extends in a positive direction up through the display. The x-coordinate extends in a positive direction to the left <text:soft-page-break/>when looking down at the display with the laser pointing away from you </text:p>
      <text:p text:style-name="Text_20_body">We can use the <text:span text:style-name="T8">m</text:span>agnetometer <text:span text:style-name="T8">and accelerometer </text:span>to determine a vector for gravity <text:span text:style-name="T4">g</text:span> and magneti<text:span text:style-name="T8">c field</text:span> <text:span text:style-name="T4">m.</text:span> <text:span text:style-name="T8">From these </text:span>we can calculate vectors for East and North using the cross-product. </text:p>
      <text:p text:style-name="P13"><draw:frame draw:style-name="fr3" draw:name="Object1" text:anchor-type="as-char" svg:y="-0.803cm" svg:width="1.972cm" svg:height="1.483cm" draw:z-index="0"><draw:object xlink:href="./Object 1" xlink:type="simple" xlink:show="embed" xlink:actuate="onLoad"/><draw:image xlink:href="./ObjectReplacements/Object 1" xlink:type="simple" xlink:show="embed" xlink:actuate="onLoad"/></draw:frame></text:p>
      <text:p text:style-name="Text_20_body">The <text:span text:style-name="T8">orientation </text:span>matrix O then forms an orthogonal basis and we can use this to translate the y-vector (i.e. the direction of the laser beam (0,1,0<text:span text:style-name="T3">) )</text:span> into real world coordinates <text:span text:style-name="T4">y</text:span></text:p>
      <text:p text:style-name="P13"><draw:frame draw:style-name="fr3" draw:name="Object4" text:anchor-type="as-char" svg:y="-1.476cm" svg:width="5.648cm" svg:height="2.81cm" draw:z-index="1"><draw:object xlink:href="./Object 4" xlink:type="simple" xlink:show="embed" xlink:actuate="onLoad"/><draw:image xlink:href="./ObjectReplacements/Object 4" xlink:type="simple" xlink:show="embed" xlink:actuate="onLoad"/></draw:frame></text:p>
      <text:h text:style-name="Heading_20_1" text:outline-level="1">Traditional calibration</text:h>
      <text:p text:style-name="Text_20_body">The above calculations of course assume that we have perfect sensors, each exactly aligned, and that there is no magnetic interference from any other components. Unfortunately, none of these assumptions are true. We can divide the potential sources of error into errors intrinsic to the sensors and extrinsic errors</text:p>
      <text:h text:style-name="Heading_20_2" text:outline-level="2">Intrinsic Errors</text:h>
      <text:p text:style-name="Text_20_body">Each sensor has an offset <text:span text:style-name="T4">β</text:span><text:span text:style-name="T10">sensor</text:span> and a scale factor A<text:span text:style-name="T10">sensor</text:span>, and also a degree of non-linearity. Non-linearity is the degree to which the sensor reading departs from the straight line, we shall denote it here as <text:span text:style-name="T50">an arbitrary, unknown function</text:span> <text:span text:style-name="T2">ψ</text:span>(x), <text:span text:style-name="T9">where x is the sensor reading. </text:span></text:p>
      <text:p text:style-name="P13"><draw:frame draw:style-name="fr3" draw:name="Object2" text:anchor-type="as-char" svg:y="-0.386cm" svg:width="6.096cm" svg:height="0.542cm" draw:z-index="2"><draw:object xlink:href="./Object 2" xlink:type="simple" xlink:show="embed" xlink:actuate="onLoad"/><draw:image xlink:href="./ObjectReplacements/Object 2" xlink:type="simple" xlink:show="embed" xlink:actuate="onLoad"/></draw:frame></text:p>
      <text:h text:style-name="Heading_20_2" text:outline-level="2">Extrinsic Errors</text:h>
      <text:p text:style-name="Text_20_body">The incident magnetic field on the sensor can be affected by both hard iron <text:span text:style-name="T4">β</text:span><text:span text:style-name="T10">sensor</text:span> (which is a simple offset) and soft iron effects A<text:span text:style-name="T10">soft iron</text:span>(which can be a shear and scale <text:span text:style-name="T42">transformation</text:span>) within the device. Each sensor can also be rotated with respect both to the ideal orthogonal position, <text:span text:style-name="T9">and also with respect to the device, </text:span>so we also have a 3x3 rotation matrix R for each set of sensors.</text:p>
      <text:p text:style-name="P13"><draw:frame draw:style-name="fr3" draw:name="Object3" text:anchor-type="as-char" svg:y="-0.386cm" svg:width="5.144cm" svg:height="0.542cm" draw:z-index="3"><draw:object xlink:href="./Object 3" xlink:type="simple" xlink:show="embed" xlink:actuate="onLoad"/><draw:image xlink:href="./ObjectReplacements/Object 3" xlink:type="simple" xlink:show="embed" xlink:actuate="onLoad"/></draw:frame></text:p>
      <text:p text:style-name="Text_20_body">For the time being, we will ignore the non-linearity term, and we can simplify all this to </text:p>
      <text:p text:style-name="P13"><draw:frame draw:style-name="fr3" draw:name="Object5" text:anchor-type="as-char" svg:y="-0.386cm" svg:width="2.701cm" svg:height="0.542cm" draw:z-index="4"><draw:object xlink:href="./Object 5" xlink:type="simple" xlink:show="embed" xlink:actuate="onLoad"/><draw:image xlink:href="./ObjectReplacements/Object 5" xlink:type="simple" xlink:show="embed" xlink:actuate="onLoad"/></draw:frame></text:p>
      <text:p text:style-name="Text_20_body">where A is a 3x3 matrix and <text:span text:style-name="T4">β</text:span> is a 3-vector</text:p>
      <text:p text:style-name="Text_20_body"/>
      <text:h text:style-name="Heading_20_2" text:outline-level="2"><text:soft-page-break/>Basic calibration process</text:h>
      <text:p text:style-name="P2">We can make a first estimation at A and <text:span text:style-name="T4">β</text:span> by noting that both the gravitational and magnetic fields in any single location should be constant (at least over the time taken to calibrate the device). We take a series of 24 readings, of which eight are distributed in multiple directions and orientations. The other 16 are two sets of eight readings all taken from the same origin to two destination points, with the device held in varying degrees of roll along the y axis. This gives us a cloud of points which are distributed on the surface of an ellipsoid. We can use the process described <text:span text:style-name="T15">in </text:span><text:span text:style-name="T16">Vitali</text:span><text:reference-mark-start text:name="ZOTERO_ITEM CSL_CITATION {&quot;citationID&quot;:&quot;OmsTXx5F&quot;,&quot;properties&quot;:{&quot;formattedCitation&quot;:&quot;[7]&quot;,&quot;plainCitation&quot;:&quot;[7]&quot;,&quot;noteIndex&quot;:0},&quot;citationItems&quot;:[{&quot;id&quot;:92,&quot;uris&quot;:[&quot;http://zotero.org/users/3101453/items/YM6L9LWA&quot;],&quot;uri&quot;:[&quot;http://zotero.org/users/3101453/items/YM6L9LWA&quot;],&quot;itemData&quot;:{&quot;id&quot;:92,&quot;type&quot;:&quot;article&quot;,&quot;publisher&quot;:&quot;STMicroelectronics&quot;,&quot;title&quot;:&quot;Ellipsoid or sphere fitting for sensor calibration&quot;,&quot;URL&quot;:&quot;https://www.st.com/resource/en/design_tip/dm00286302-ellipsoid-or-sphere-fitting-for-sensor-calibration-stmicroelectronics.pdf&quot;,&quot;author&quot;:[{&quot;family&quot;:&quot;Vitali&quot;,&quot;given&quot;:&quot;Andrea&quot;}],&quot;accessed&quot;:{&quot;date-parts&quot;:[[&quot;2021&quot;,4,17]]}}}],&quot;schema&quot;:&quot;https://github.com/citation-style-language/schema/raw/master/csl-citation.json&quot;} RNDHnixWdUXgU"/><text:span text:style-name="T16">[7]</text:span><text:reference-mark-end text:name="ZOTERO_ITEM CSL_CITATION {&quot;citationID&quot;:&quot;OmsTXx5F&quot;,&quot;properties&quot;:{&quot;formattedCitation&quot;:&quot;[7]&quot;,&quot;plainCitation&quot;:&quot;[7]&quot;,&quot;noteIndex&quot;:0},&quot;citationItems&quot;:[{&quot;id&quot;:92,&quot;uris&quot;:[&quot;http://zotero.org/users/3101453/items/YM6L9LWA&quot;],&quot;uri&quot;:[&quot;http://zotero.org/users/3101453/items/YM6L9LWA&quot;],&quot;itemData&quot;:{&quot;id&quot;:92,&quot;type&quot;:&quot;article&quot;,&quot;publisher&quot;:&quot;STMicroelectronics&quot;,&quot;title&quot;:&quot;Ellipsoid or sphere fitting for sensor calibration&quot;,&quot;URL&quot;:&quot;https://www.st.com/resource/en/design_tip/dm00286302-ellipsoid-or-sphere-fitting-for-sensor-calibration-stmicroelectronics.pdf&quot;,&quot;author&quot;:[{&quot;family&quot;:&quot;Vitali&quot;,&quot;given&quot;:&quot;Andrea&quot;}],&quot;accessed&quot;:{&quot;date-parts&quot;:[[&quot;2021&quot;,4,17]]}}}],&quot;schema&quot;:&quot;https://github.com/citation-style-language/schema/raw/master/csl-citation.json&quot;} RNDHnixWdUXgU"/><text:span text:style-name="T16"> </text:span><text:span text:style-name="T17">to </text:span><text:span text:style-name="T18">calculate the closest values for A and</text:span><text:span text:style-name="T17"> </text:span><text:span text:style-name="T7">β</text:span><text:span text:style-name="T17">. </text:span><text:span text:style-name="T18">This method is rather involved but essentially calculates the matrix and offset required that would translate all of the stored data points onto the surface of a unit sphere located at the origin, and minimises the average distance of any translated point from that surface. Th</text:span><text:span text:style-name="T39">e</text:span><text:span text:style-name="T18"> error </text:span><text:span text:style-name="T39">of this process </text:span><text:span text:style-name="T18">can be estimated as </text:span><text:span text:style-name="T19">below where N is the number of readings.</text:span></text:p>
      <text:p text:style-name="P14"><draw:frame draw:style-name="fr3" draw:name="Object6" text:anchor-type="as-char" svg:y="-0.868cm" svg:width="4.209cm" svg:height="1.295cm" draw:z-index="5"><draw:object xlink:href="./Object 6" xlink:type="simple" xlink:show="embed" xlink:actuate="onLoad"/><draw:image xlink:href="./ObjectReplacements/Object 6" xlink:type="simple" xlink:show="embed" xlink:actuate="onLoad"/></draw:frame></text:p>
      <text:h text:style-name="Heading_20_2" text:outline-level="2">Correcting for rotation</text:h>
      <text:p text:style-name="P2"><text:span text:style-name="T18">Once this process is complete, we still have the possibility of error due to misalignment between our sensors and the laser pointer. Essentially we </text:span><text:span text:style-name="T20">need to find the vector </text:span><text:span text:style-name="T5">v</text:span><text:span text:style-name="T20"> in sensor coordinates that corresponds to the direction of the laser pointer. Consider the two sets of eight readings taken during calibration – for each set the angle between the laser pointer and the magnetic/gravitational fields will be constant. They will therefore be located on a plane, which is normal to </text:span><text:span text:style-name="T5">v</text:span><text:span text:style-name="T22">.</text:span></text:p>
      <text:p text:style-name="P15"><draw:frame draw:style-name="fr3" draw:name="Object7" text:anchor-type="as-char" svg:y="-1.886cm" svg:width="3.032cm" svg:height="3.694cm" draw:z-index="6"><draw:object xlink:href="./Object 7" xlink:type="simple" xlink:show="embed" xlink:actuate="onLoad"/><draw:image xlink:href="./ObjectReplacements/Object 7" xlink:type="simple" xlink:show="embed" xlink:actuate="onLoad"/></draw:frame></text:p>
      <text:p text:style-name="P18">We can use the equation for a plane <text:span text:style-name="T25">to construct an equation where <text:s/></text:span>D is a 3x8 matrix consisting of the sensor readings from the particular set of readings<text:span text:style-name="T21">. </text:span><text:span text:style-name="T23">Solving this with a least squares technique gives us a, b, and c which can be used to construct </text:span><text:span text:style-name="T6">v</text:span><text:span text:style-name="T23">. Once </text:span><text:span text:style-name="T6">v</text:span><text:span text:style-name="T23"> is determined, it is trivial to construct a rotation matrix that can be applied to A to give us sensor readings in device coordinates.</text:span></text:p>
      <text:p text:style-name="P20"/>
      <text:p text:style-name="P21">We can also use these sets of readings to develop another measure of accuracy – essentially how similar the laser pointer vectors are in real world coordinates:</text:p>
      <text:p text:style-name="P22"><draw:frame draw:style-name="fr3" draw:name="Object8" text:anchor-type="as-char" svg:y="-0.713cm" svg:width="3.679cm" svg:height="1.139cm" draw:z-index="7"><draw:object xlink:href="./Object 8" xlink:type="simple" xlink:show="embed" xlink:actuate="onLoad"/><draw:image xlink:href="./ObjectReplacements/Object 8" xlink:type="simple" xlink:show="embed" xlink:actuate="onLoad"/></draw:frame></text:p>
      <text:p text:style-name="P19">y<text:span text:style-name="T11">i</text:span><text:span text:style-name="T26"> is the </text:span><text:span text:style-name="T27">i</text:span><text:span text:style-name="T29">th reading of a set </text:span><text:span text:style-name="T30">in real world coordinates </text:span><text:span text:style-name="T29">and</text:span><draw:frame draw:style-name="fr3" draw:name="Object9" text:anchor-type="as-char" svg:y="-0.377cm" svg:width="0.474cm" svg:height="0.467cm" draw:z-index="8"><draw:object xlink:href="./Object 9" xlink:type="simple" xlink:show="embed" xlink:actuate="onLoad"/><draw:image xlink:href="./ObjectReplacements/Object 9" xlink:type="simple" xlink:show="embed" xlink:actuate="onLoad"/></draw:frame><text:span text:style-name="T24">is the average of all of those readings.</text:span></text:p>
      <text:h text:style-name="Heading_20_1" text:outline-level="1">Issues with non-linearity</text:h>
      <text:p text:style-name="P3"><text:span text:style-name="T16">The previous calibration process worked on the principle that the output of the sensors varies linearly with the incident magnetic or gravitational field. This is not always true, and the output of the BM1422AGMV in particular can have non-linearity of up to 2.8%. </text:span><text:span text:style-name="T39">Figure 1 shows the consequences of a 0.01 error <text:s/>(where 1 is the maximum reading when the sensor is aligned with the </text:span><text:soft-page-break/><text:span text:style-name="T39">magnetic field). <text:s/></text:span><text:span text:style-name="T47">As we can see the error in magnitude is greatest at larger sensor values, whereas the error in the azimuth (which is what we are interested in as cave surveyors) is greatest around the zero point. As the traditional calibration algorithm seeks to minimize errors in magnitude</text:span></text:p>
      <text:p text:style-name="P3"/>
      <text:p text:style-name="P3"><draw:frame draw:style-name="fr1" draw:name="Object13" text:anchor-type="char" svg:width="16cm" svg:height="8.999cm" draw:z-index="12"><draw:object xlink:href="./Object 13" xlink:type="simple" xlink:show="embed" xlink:actuate="onLoad"/><draw:image xlink:href="./ObjectReplacements/Object 13" xlink:type="simple" xlink:show="embed" xlink:actuate="onLoad"/></draw:frame></text:p>
      <text:p text:style-name="P6"><text:span text:style-name="T40">To progress we need to find a way to determine the unknown function </text:span><text:span text:style-name="T2">ψ</text:span><text:span text:style-name="T40">(x). One </text:span><text:span text:style-name="T48">common </text:span><text:span text:style-name="T40">way to approximate an unknown function is to use polynomial fitting e.g:</text:span></text:p>
      <text:p text:style-name="P5"><draw:frame draw:style-name="fr3" draw:name="Object10" text:anchor-type="as-char" svg:y="-0.713cm" svg:width="2.699cm" svg:height="1.139cm" draw:z-index="9"><draw:object xlink:href="./Object 10" xlink:type="simple" xlink:show="embed" xlink:actuate="onLoad"/><draw:image xlink:href="./ObjectReplacements/Object 10" xlink:type="simple" xlink:show="embed" xlink:actuate="onLoad"/></draw:frame></text:p>
      <text:p text:style-name="P4">Where p<text:span text:style-name="T12">i</text:span><text:span text:style-name="T35"> is the </text:span><text:span text:style-name="T28">i</text:span><text:span text:style-name="T35">th of P polynomial coefficients. Usually somewhere between 2 and 10 coefficients are sufficient to approximate any arbitrary continuous function. Unfortunately polynomial equations behave badly outside of the fitted range, </text:span><text:span text:style-name="T36">which may cause problems if the device is moved to other locations with a stronger magnetic field. Instead, we can use a radial basis function as below.</text:span></text:p>
      <text:p text:style-name="P11"><draw:frame draw:style-name="fr3" draw:name="Object11" text:anchor-type="as-char" svg:y="-1.752cm" svg:width="4.419cm" svg:height="3.427cm" draw:z-index="10"><draw:object xlink:href="./Object 11" xlink:type="simple" xlink:show="embed" xlink:actuate="onLoad"/><draw:image xlink:href="./ObjectReplacements/Object 11" xlink:type="simple" xlink:show="embed" xlink:actuate="onLoad"/></draw:frame></text:p>
      <text:p text:style-name="P7"><text:span text:style-name="T36">T</text:span><text:span text:style-name="T35">his creates a set of P gaussian curves that can be added together to form an arbitrary function, but which rapidly tail off outside the interval (-1,1). </text:span><text:span text:style-name="T37">x</text:span><text:span text:style-name="T31">’ is the raw sensor value, scaled and offset to fit in the range (-1,1) - scale and offset factors can easily be calculated from A and </text:span><text:span text:style-name="T38">β</text:span><text:span text:style-name="T32">. </text:span><text:span text:style-name="T34">Figure 2 shows a arbitrary function constructed from these radial basis functions. As you can see these functions tend towards zero outside of their fitted range.</text:span></text:p>
      <text:p text:style-name="P25"/>
      <text:p text:style-name="P25"><draw:frame draw:style-name="fr1" draw:name="Object14" text:anchor-type="char" svg:width="16cm" svg:height="8.999cm" draw:z-index="13"><draw:object xlink:href="./Object 14" xlink:type="simple" xlink:show="embed" xlink:actuate="onLoad"/><draw:image xlink:href="./ObjectReplacements/Object 14" xlink:type="simple" xlink:show="embed" xlink:actuate="onLoad"/></draw:frame><text:soft-page-break/></text:p>
      <text:p text:style-name="P8"><text:span text:style-name="T32">W</text:span><text:span text:style-name="T29">e can now use a minimisation algorithm to find the ideal values for p that minimises </text:span><text:span text:style-name="T27">h</text:span><text:span text:style-name="T29"> (note that we still need to include h</text:span><text:span text:style-name="T13">magnitude </text:span><text:span text:style-name="T29">as otherwise the minimisation algorithm can find extreme values)</text:span></text:p>
      <text:p text:style-name="P10"><draw:frame draw:style-name="fr3" draw:name="Object12" text:anchor-type="as-char" svg:y="-0.586cm" svg:width="3.72cm" svg:height="1.081cm" draw:z-index="11"><draw:object xlink:href="./Object 12" xlink:type="simple" xlink:show="embed" xlink:actuate="onLoad"/><draw:image xlink:href="./ObjectReplacements/Object 12" xlink:type="simple" xlink:show="embed" xlink:actuate="onLoad"/></draw:frame></text:p>
      <text:p text:style-name="P9"><text:span text:style-name="T32">I</text:span><text:span text:style-name="T33">n principle we could then repeat the ellipsoid fitting algorithm; however in practice this does not produce any substantial gains in accuracy.</text:span></text:p>
      <text:h text:style-name="Heading_20_1" text:outline-level="1">Overfitting</text:h>
      <text:p text:style-name="P12"><text:span text:style-name="T41">One risk of approximating arbitrary functions is that of overfitting – where the generated function is determined more by noise in the data than by the underlying structure. <text:s/></text:span><text:span text:style-name="T45">As we increase the number of parameters for </text:span><text:span text:style-name="T41">We can assess for this using a “leave-one-out” technique – essentially running </text:span><text:span text:style-name="T45">the whole calibration process excluding the first data point and seeing how well that data point is placed using the calibrated constants, and then repeating this over all data points. This can be done using different number of parameters, </text:span><text:span text:style-name="T46">and we can generally find a “sweet spot” where we have enough parameters to model the non-linearity, but not enough to fall prone to overfitting. </text:span><text:span text:style-name="T47">Figure 3 shows several data points, which </text:span><text:span text:style-name="T48">shows some data points from the cosine function with some added noise, with several polynomial approximations shown. The red line is underfitted with only 3 parameters, and misses the peak of the curve and also the tails on either side. The blue line is overfitted, and you can see it responding to noise in the data points, and also rapidly becomes unstable outside of the fitted range. The green line is “just right”and models the general shape of the data without getting too distorted by noise.</text:span></text:p>
      <text:p text:style-name="P12"/>
      <text:p text:style-name="P12"/>
      <text:h text:style-name="P23" text:outline-level="1"><draw:frame draw:style-name="fr2" draw:name="Object15" text:anchor-type="char" svg:width="15.998cm" svg:height="8.999cm" draw:z-index="14"><draw:object xlink:href="./Object 15" xlink:type="simple" xlink:show="embed" xlink:actuate="onLoad"/><draw:image xlink:href="./ObjectReplacements/Object 15" xlink:type="simple" xlink:show="embed" xlink:actuate="onLoad"/></draw:frame><text:soft-page-break/>Results</text:h>
      <text:p text:style-name="P27">Nine SAPs were constructed and calibration data was obtained as described in the basic calibration process. The calibration algorithm described was then applied with between 0 and 9 parameters for the non-linear correction (P). P=0 is equivalent to just using the “traditional” calibration method. <text:span text:style-name="T53">The results are shown in Figure 4, and show that the majority of the benefit is achieved with 3 to 5 parameters, and then only gradual improvement thereafter with more parameters.</text:span></text:p>
      <text:p text:style-name="P16"><draw:frame draw:style-name="fr1" draw:name="Object16" text:anchor-type="char" svg:width="16cm" svg:height="8.999cm" draw:z-index="15"><draw:object xlink:href="./Object 16" xlink:type="simple" xlink:show="embed" xlink:actuate="onLoad"/><draw:image xlink:href="./ObjectReplacements/Object 16" xlink:type="simple" xlink:show="embed" xlink:actuate="onLoad"/></draw:frame></text:p>
      <text:p text:style-name="P27">The same procedure was also performed using a leave-one-out strategy to determine if there is any overfitting. The results are shown in figure <text:span text:style-name="T53">5</text:span> – they demonstrate good improvement in accuracy with up to 5 non-linear parameters. Using more than 5 parameters impaired performance due to overfitting, <text:span text:style-name="T53">with severe problems when 8 or more parameters are used.</text:span></text:p>
      <text:p text:style-name="P17"><text:soft-page-break/></text:p>
      <text:p text:style-name="P17"><draw:frame draw:style-name="fr1" draw:name="Object17" text:anchor-type="char" svg:width="16cm" svg:height="8.999cm" draw:z-index="16"><draw:object xlink:href="./Object 17" xlink:type="simple" xlink:show="embed" xlink:actuate="onLoad"/><draw:image xlink:href="./ObjectReplacements/Object 17" xlink:type="simple" xlink:show="embed" xlink:actuate="onLoad"/></draw:frame></text:p>
      <text:h text:style-name="P24" text:outline-level="1">Conclusions</text:h>
      <text:p text:style-name="P17">This paper has demonstrated that non-linear effects in magnetometers can cause significant errors for electronic compasses that cannot be compensated with traditional calibration mechanisms. Where devices have a pointer, these errors can be minimised with the use of the technique demonstrated. </text:p>
      <text:p text:style-name="P17">However, this technique can only correct for non-linearity in the x and z axes, as the y-axis sensor reading will not change substantially during rotation around the y-axis. It should be possible to use the flat bottom of a survey device as a way to rotate the device accurately around the z-axis, and this may provide a way to obtain a y-axis non-linear calibration– this is yet to be explored.</text:p>
      <text:h text:style-name="Heading_20_1" text:outline-level="1">References</text:h>
      <text:section text:style-name="Sect1" text:name="ZOTERO_BIBL {&quot;uncited&quot;:[],&quot;omitted&quot;:[],&quot;custom&quot;:[]} CSL_BIBLIOGRAPHY RNDENAoOKPR79">
        <text:p text:style-name="Bibliography_20_1">[1]<text:tab/>P. Underwood, ‘A Combined Electronic Compass and Clinometer’, <text:span text:style-name="T52">Cave Radio Electron. Group J.</text:span>, no. 66, pp. 12–14, Mar. 2007.</text:p>
        <text:p text:style-name="Bibliography_20_1">[2]<text:tab/>P. Underwood, ‘Calibrating the Electronic Compass/Clinometer’, <text:span text:style-name="T52">Cave Radio Electron. Group J.</text:span>, no. 69, pp. 10–13, Dec. 2007.</text:p>
        <text:p text:style-name="Bibliography_20_1">[3]<text:tab/>Microchip Technology Inc., ‘PIC32MM0256GPM028 - 32-bit PIC Microcontrollers’. https://www.microchip.com/wwwproducts/en/PIC32MM0256GPM028 (accessed May 11, 2021).</text:p>
        <text:p text:style-name="Bibliography_20_1">[4]<text:tab/>STMicroelectornics, ‘LSM6DS3 - iNEMO 6DoF inertial measurement unit (IMU), for consumer electronics - STMicroelectronics’. https://www.st.com/en/mems-and-sensors/lsm6ds3.html (accessed May 11, 2021).</text:p>
        <text:p text:style-name="Bibliography_20_1">[5]<text:tab/>Rohm, ‘BM1422AGMV - 3-Axis Digital Magnetometer IC | ROHM Semiconductor - ROHM Co., Ltd.’ https://www.rohm.com/products/sensors-mems/geomagnetic-sensor-ics/bm1422agmv-product (accessed May 11, 2021).</text:p>
        <text:p text:style-name="Bibliography_20_1">[6]<text:tab/>P. Underwood, <text:span text:style-name="T52">SAP5 Github Repository</text:span>. 2021. Accessed: May 11, 2021. [Online]. Available: <text:soft-page-break/>https://github.com/furbrain/SAP5</text:p>
        <text:p text:style-name="Bibliography_20_1">[7]<text:tab/>A. Vitali, ‘Ellipsoid or sphere fitting for sensor calibration’. STMicroelectronics. Accessed: Apr. 17, 2021. [Online]. Available: https://www.st.com/resource/en/design_tip/dm00286302-ellipsoid-or-sphere-fitting-for-sensor-calibration-stmicroelectronics.pdf</text:p>
      </text:section>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1" svg:font-family="'Liberation Serif'" style:font-family-generic="roman"/>
    <style:font-face style:name="Liberation Mono1" svg:font-family="'Liberation Mono'" style:font-family-generic="modern" style:font-pitch="fixed"/>
    <style:font-face style:name="Noto Sans Mono CJK SC" svg:font-family="'Noto Sans Mono CJK SC'"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1"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ibliography_20_1" style:display-name="Bibliography 1" style:family="paragraph" style:parent-style-name="Index" style:class="index">
      <style:paragraph-properties fo:margin-left="0.677cm" fo:margin-right="0cm" fo:margin-top="0cm" fo:margin-bottom="0cm" loext:contextual-spacing="false" style:line-height-at-least="0.423cm" fo:text-indent="-0.677cm" style:auto-text-indent="false">
        <style:tab-stops>
          <style:tab-stop style:position="0.677cm"/>
        </style:tab-stops>
      </style:paragraph-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1-05-12T22:29:31.843731955</dc:date>
    <meta:editing-duration>PT55M57S</meta:editing-duration>
    <meta:editing-cycles>8</meta:editing-cycles>
    <meta:document-statistic meta:table-count="0" meta:image-count="0" meta:object-count="17" meta:page-count="8" meta:paragraph-count="63" meta:word-count="1911" meta:character-count="11979" meta:non-whitespace-character-count="10107"/>
    <meta:user-defined meta:name="ZOTERO_PREF_1">&lt;data data-version="3" zotero-version="5.0.96.2"&gt;&lt;session id="32wuIv8N"/&gt;&lt;style id="http://www.zotero.org/styles/ieee" locale="en-GB" hasBibliography="1" bibliographyStyleHasBeenSet="1"/&gt;&lt;prefs&gt;&lt;pref name="fieldType" value="ReferenceMark"/&gt;&lt;pref name="aut</meta:user-defined>
    <meta:user-defined meta:name="ZOTERO_PREF_2">omaticJournalAbbreviations" value="true"/&gt;&lt;/prefs&gt;&lt;/data&gt;</meta:user-defined>
  </office:meta>
</office:document-meta>
</file>

<file path=Object 1/content.xml><?xml version="1.0" encoding="utf-8"?>
<math xmlns="http://www.w3.org/1998/Math/MathML" display="block">
  <semantics>
    <mtable>
      <mtr>
        <mtd>
          <mrow>
            <mstyle mathvariant="bold">
              <mi>e</mi>
            </mstyle>
            <mo stretchy="false">=</mo>
            <mrow>
              <mstyle mathvariant="bold">
                <mover accent="true">
                  <mi>g</mi>
                  <mo stretchy="false">^</mo>
                </mover>
              </mstyle>
              <mo stretchy="false">×</mo>
              <mstyle mathvariant="bold">
                <mover accent="true">
                  <mi>m</mi>
                  <mo stretchy="false">^</mo>
                </mover>
              </mstyle>
            </mrow>
          </mrow>
        </mtd>
      </mtr>
      <mtr>
        <mtd>
          <mrow>
            <mstyle mathvariant="bold">
              <mi>n</mi>
            </mstyle>
            <mo stretchy="false">=</mo>
            <mrow>
              <mstyle mathvariant="bold">
                <mover accent="true">
                  <mi>e</mi>
                  <mo stretchy="false">^</mo>
                </mover>
              </mstyle>
              <mo stretchy="false">×</mo>
              <mstyle mathvariant="bold">
                <mover accent="true">
                  <mi>g</mi>
                  <mo stretchy="false">^</mo>
                </mover>
              </mstyle>
            </mrow>
          </mrow>
        </mtd>
      </mtr>
      <mtr>
        <mtd>
          <mrow>
            <mi>O</mi>
            <mo stretchy="false">=</mo>
            <mrow>
              <mo fence="true" stretchy="false">(</mo>
              <mrow>
                <mrow>
                  <mstyle mathvariant="bold">
                    <mover accent="true">
                      <mi>e</mi>
                      <mo stretchy="false">^</mo>
                    </mover>
                  </mstyle>
                  <mstyle mathvariant="bold">
                    <mover accent="true">
                      <mi>n</mi>
                      <mo stretchy="false">^</mo>
                    </mover>
                  </mstyle>
                  <mstyle mathvariant="bold">
                    <mover accent="true">
                      <mi>g</mi>
                      <mo stretchy="false">^</mo>
                    </mover>
                  </mstyle>
                </mrow>
              </mrow>
              <mo fence="true" stretchy="false">)</mo>
            </mrow>
          </mrow>
        </mtd>
      </mtr>
    </mtable>
    <annotation encoding="StarMath 5.0">bold e = bold hat g times bold hat m newline
bold n = bold hat e times bold hat g newline
O = ( bold hat e bold hat n bold hat g )</annotation>
  </semantics>
</math>
</file>

<file path=Object 10/content.xml><?xml version="1.0" encoding="utf-8"?>
<math xmlns="http://www.w3.org/1998/Math/MathML" display="block">
  <semantics>
    <mrow>
      <mi>ψ</mi>
      <mrow>
        <mrow>
          <mo fence="true" stretchy="false">(</mo>
          <mrow>
            <mstyle mathvariant="bold">
              <mi>x</mi>
            </mstyle>
          </mrow>
          <mo fence="true" stretchy="false">)</mo>
        </mrow>
        <mo stretchy="false">=</mo>
        <mrow>
          <munderover>
            <mo stretchy="false">∑</mo>
            <mrow>
              <mi>i</mi>
              <mo stretchy="false">=</mo>
              <mn>0</mn>
            </mrow>
            <mi>P</mi>
          </munderover>
          <msub>
            <mi>p</mi>
            <mi>i</mi>
          </msub>
        </mrow>
      </mrow>
      <msup>
        <mi>x</mi>
        <mi>i</mi>
      </msup>
    </mrow>
    <annotation encoding="StarMath 5.0">%psi( bold x ) = sum from i=0 to P p_i x^i</annotation>
  </semantics>
</math>
</file>

<file path=Object 11/content.xml><?xml version="1.0" encoding="utf-8"?>
<math xmlns="http://www.w3.org/1998/Math/MathML" display="block">
  <semantics>
    <mtable>
      <mtr>
        <mtd>
          <mrow>
            <mi>ψ</mi>
            <mrow>
              <mrow>
                <mo fence="true" stretchy="false">(</mo>
                <mrow>
                  <mstyle mathvariant="bold">
                    <mi>x</mi>
                  </mstyle>
                </mrow>
                <mo fence="true" stretchy="false">)</mo>
              </mrow>
              <mo stretchy="false">=</mo>
              <mrow>
                <munderover>
                  <mo stretchy="false">∑</mo>
                  <mrow>
                    <mi>i</mi>
                    <mo stretchy="false">=</mo>
                    <mn>0</mn>
                  </mrow>
                  <mi>P</mi>
                </munderover>
                <mi>ϕ</mi>
              </mrow>
            </mrow>
            <mrow>
              <mo fence="true" stretchy="false">(</mo>
              <mrow>
                <mrow>
                  <msub>
                    <mi>p</mi>
                    <mi>i</mi>
                  </msub>
                  <mi>,</mi>
                  <msub>
                    <mi>a</mi>
                    <mi>i</mi>
                  </msub>
                  <mi>,</mi>
                  <mstyle mathvariant="bold">
                    <mi>x</mi>
                  </mstyle>
                </mrow>
              </mrow>
              <mo fence="true" stretchy="false">)</mo>
            </mrow>
          </mrow>
        </mtd>
      </mtr>
      <mtr>
        <mtd>
          <mrow>
            <mi>ϕ</mi>
            <mrow>
              <mrow>
                <mo fence="true" stretchy="false">(</mo>
                <mrow>
                  <mrow>
                    <mi>p</mi>
                    <mi>,</mi>
                    <mi>a</mi>
                    <mi>,</mi>
                    <mstyle mathvariant="bold">
                      <mi>x</mi>
                    </mstyle>
                  </mrow>
                </mrow>
                <mo fence="true" stretchy="false">)</mo>
              </mrow>
              <mo stretchy="false">=</mo>
              <mi>p</mi>
            </mrow>
            <msup>
              <mi mathvariant="normal">e</mi>
              <mrow>
                <mo stretchy="false">−</mo>
                <msup>
                  <mrow>
                    <mo fence="true" stretchy="false">(</mo>
                    <mrow>
                      <mrow>
                        <mrow>
                          <mo fence="true" stretchy="false">(</mo>
                          <mrow>
                            <mrow>
                              <mstyle mathvariant="bold">
                                <mi>x</mi>
                              </mstyle>
                              <mrow>
                                <mi>'</mi>
                                <mo stretchy="false">−</mo>
                                <mi>a</mi>
                              </mrow>
                            </mrow>
                          </mrow>
                          <mo fence="true" stretchy="false">)</mo>
                        </mrow>
                        <mrow>
                          <mi>P</mi>
                          <mo stretchy="false">/</mo>
                          <mn>2</mn>
                        </mrow>
                      </mrow>
                    </mrow>
                    <mo fence="true" stretchy="false">)</mo>
                  </mrow>
                  <mn>2</mn>
                </msup>
              </mrow>
            </msup>
          </mrow>
        </mtd>
      </mtr>
      <mtr>
        <mtd>
          <mrow>
            <msub>
              <mi>a</mi>
              <mi>i</mi>
            </msub>
            <mo stretchy="false">=</mo>
            <mrow>
              <mo fence="true" stretchy="true">{</mo>
              <mrow>
                <mtable>
                  <mtr>
                    <mtd>
                      <mn>0</mn>
                    </mtd>
                    <mtd>
                      <mrow>
                        <mi>if</mi>
                        <mrow>
                          <mi>P</mi>
                          <mo stretchy="false">=</mo>
                          <mn>1</mn>
                        </mrow>
                      </mrow>
                    </mtd>
                  </mtr>
                  <mtr>
                    <mtd>
                      <mrow>
                        <mfrac>
                          <mrow>
                            <mn>2</mn>
                            <mi>i</mi>
                          </mrow>
                          <mrow>
                            <mi>P</mi>
                            <mo stretchy="false">−</mo>
                            <mn>1</mn>
                          </mrow>
                        </mfrac>
                        <mo stretchy="false">−</mo>
                        <mn>1</mn>
                      </mrow>
                    </mtd>
                    <mtd>
                      <mrow>
                        <mi>if</mi>
                        <mrow>
                          <mi>P</mi>
                          <mo stretchy="false">&gt;</mo>
                          <mn>1</mn>
                        </mrow>
                      </mrow>
                    </mtd>
                  </mtr>
                </mtable>
              </mrow>
              <mo fence="true" stretchy="true">}</mo>
            </mrow>
          </mrow>
        </mtd>
      </mtr>
    </mtable>
    <annotation encoding="StarMath 5.0">%psi(bold x) = sum from {i=0} to P %phi(p_i, a_i, bold x) newline

%phi(p, a, bold x) = p func e^{-((bold x' - a) P/2 )^{2}} newline

a_i = left lbrace matrix { 0 # func if P=1 ## {2i} over {P-1} - 1# func if P &gt; 1} right rbrace</annotation>
  </semantics>
</math>
</file>

<file path=Object 12/content.xml><?xml version="1.0" encoding="utf-8"?>
<math xmlns="http://www.w3.org/1998/Math/MathML" display="block">
  <semantics>
    <mtable>
      <mtr>
        <mtd>
          <mrow>
            <mrow>
              <mstyle mathvariant="bold">
                <mi>p</mi>
              </mstyle>
              <mo stretchy="false">=</mo>
              <msub>
                <mi>argmin</mi>
                <mstyle mathvariant="bold">
                  <mi>p</mi>
                </mstyle>
              </msub>
            </mrow>
            <mi>h</mi>
          </mrow>
        </mtd>
      </mtr>
      <mtr>
        <mtd>
          <mrow>
            <mi>h</mi>
            <mo stretchy="false">=</mo>
            <mrow>
              <msub>
                <mi>h</mi>
                <mi mathvariant="italic">orientation</mi>
              </msub>
              <mo stretchy="false">+</mo>
              <msub>
                <mi>h</mi>
                <mi mathvariant="italic">magnitude</mi>
              </msub>
            </mrow>
          </mrow>
        </mtd>
      </mtr>
    </mtable>
    <annotation encoding="StarMath 5.0">bold p = func argmin_{bold p} h newline
h = h_orientation + h_magnitude</annotation>
  </semantics>
</math>
</file>

<file path=Object 1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ignore" chart:right-angled-axes="true"/>
    </style:style>
    <style:style style:name="ch5" style:family="chart" style:data-style-name="N0">
      <style:chart-properties chart:display-label="true" chart:logarithmic="false" chart:minimum="-1.2" chart:maximum="1.2"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origin="0" chart:reverse-direction="false" text:line-break="false" loext:try-staggering-first="false" chart:link-data-style-to-source="true" chart:axis-position="start"/>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display-label="true" chart:logarithmic="false" chart:reverse-direction="false" text:line-break="false" loext:try-staggering-first="false" chart:link-data-style-to-source="true" chart:axis-position="end"/>
      <style:graphic-properties svg:stroke-color="#b3b3b3"/>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2a6099" draw:fill-color="#2a6099"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c9211e" draw:fill-color="#c9211e"/>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99cm" xlink:href="." xlink:type="simple" chart:class="chart:scatter" chart:style-name="ch1">
        <chart:title svg:x="3.767cm" svg:y="0.315cm" chart:style-name="ch2">
          <text:p>Effect of error on magnitude and azimuth</text:p>
        </chart:title>
        <chart:legend chart:legend-position="end" svg:x="12.115cm" svg:y="3.945cm" style:legend-expansion="high" chart:style-name="ch3"/>
        <chart:plot-area chart:style-name="ch4" chart:data-source-has-labels="both" svg:x="1.32cm" svg:y="1.299cm" svg:width="9.606cm" svg:height="6.55cm">
          <chartooo:coordinate-region svg:x="2.058cm" svg:y="1.502cm" svg:width="8.129cm" svg:height="5.694cm"/>
          <chart:axis chart:dimension="x" chart:name="primary-x" chart:style-name="ch5" chartooo:axis-type="auto">
            <chart:title svg:x="4.256cm" svg:y="8.028cm" chart:style-name="ch6">
              <text:p>Sensor value (normalised)</text:p>
            </chart:title>
            <chart:categories table:cell-range-address="local-table.$A$2:.$A$101"/>
          </chart:axis>
          <chart:axis chart:dimension="y" chart:name="primary-y" chart:style-name="ch7">
            <chart:title svg:x="0.451cm" svg:y="5.997cm" chart:style-name="ch8">
              <text:p>Magnitude error (%)</text:p>
            </chart:title>
          </chart:axis>
          <chart:axis chart:dimension="y" chart:name="secondary-y" chart:style-name="ch9">
            <chart:title svg:x="11.245cm" svg:y="6.293cm" chart:style-name="ch8">
              <text:p>Azimuth Error (degrees)</text:p>
            </chart:title>
          </chart:axis>
          <chart:series chart:attached-axis="primary-y" chart:style-name="ch10" chart:values-cell-range-address="local-table.$C$2:.$C$101" chart:label-cell-address="local-table.$C$1" chart:class="chart:scatter">
            <chart:domain table:cell-range-address="local-table.$B$2:.$B$101"/>
            <chart:data-point chart:repeated="100"/>
          </chart:series>
          <chart:series chart:attached-axis="secondary-y" chart:style-name="ch11" chart:values-cell-range-address="local-table.$D$2:.$D$101" chart:label-cell-address="local-table.$D$1" chart:class="chart:scatter">
            <chart:data-point chart:repeated="100"/>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eries1</text:p>
              </table:table-cell>
              <table:table-cell office:value-type="string">
                <text:p>Magnitude Error</text:p>
              </table:table-cell>
              <table:table-cell office:value-type="string">
                <text:p>Azimuth Error</text:p>
              </table:table-cell>
            </table:table-row>
          </table:table-header-rows>
          <table:table-rows>
            <table:table-row>
              <table:table-cell office:value-type="string">
                <text:p>1</text:p>
              </table:table-cell>
              <table:table-cell office:value-type="float" office:value="-0.98">
                <text:p>-0.98</text:p>
              </table:table-cell>
              <table:table-cell office:value-type="float" office:value="0.979800040597778">
                <text:p>0.979800040597778</text:p>
              </table:table-cell>
              <table:table-cell office:value-type="float" office:value="0.115145433380555">
                <text:p>0.115145433380555</text:p>
              </table:table-cell>
            </table:table-row>
            <table:table-row>
              <table:table-cell office:value-type="string">
                <text:p>2</text:p>
              </table:table-cell>
              <table:table-cell office:value-type="float" office:value="-0.96">
                <text:p>-0.96</text:p>
              </table:table-cell>
              <table:table-cell office:value-type="float" office:value="0.959604201113984">
                <text:p>0.959604201113984</text:p>
              </table:table-cell>
              <table:table-cell office:value-type="float" office:value="0.161982790003337">
                <text:p>0.161982790003337</text:p>
              </table:table-cell>
            </table:table-row>
            <table:table-row>
              <table:table-cell office:value-type="string">
                <text:p>3</text:p>
              </table:table-cell>
              <table:table-cell office:value-type="float" office:value="-0.94">
                <text:p>-0.94</text:p>
              </table:table-cell>
              <table:table-cell office:value-type="float" office:value="0.939412479028778">
                <text:p>0.939412479028778</text:p>
              </table:table-cell>
              <table:table-cell office:value-type="float" office:value="0.197332710715958">
                <text:p>0.197332710715958</text:p>
              </table:table-cell>
            </table:table-row>
            <table:table-row>
              <table:table-cell office:value-type="string">
                <text:p>4</text:p>
              </table:table-cell>
              <table:table-cell office:value-type="float" office:value="-0.92">
                <text:p>-0.92</text:p>
              </table:table-cell>
              <table:table-cell office:value-type="float" office:value="0.919224871824908">
                <text:p>0.919224871824908</text:p>
              </table:table-cell>
              <table:table-cell office:value-type="float" office:value="0.226636563995133">
                <text:p>0.226636563995133</text:p>
              </table:table-cell>
            </table:table-row>
            <table:table-row>
              <table:table-cell office:value-type="string">
                <text:p>5</text:p>
              </table:table-cell>
              <table:table-cell office:value-type="float" office:value="-0.9">
                <text:p>-0.9</text:p>
              </table:table-cell>
              <table:table-cell office:value-type="float" office:value="0.899041376987686">
                <text:p>0.899041376987686</text:p>
              </table:table-cell>
              <table:table-cell office:value-type="float" office:value="0.252013019394112">
                <text:p>0.252013019394112</text:p>
              </table:table-cell>
            </table:table-row>
            <table:table-row>
              <table:table-cell office:value-type="string">
                <text:p>6</text:p>
              </table:table-cell>
              <table:table-cell office:value-type="float" office:value="-0.88">
                <text:p>-0.88</text:p>
              </table:table-cell>
              <table:table-cell office:value-type="float" office:value="0.878861992004953">
                <text:p>0.878861992004953</text:p>
              </table:table-cell>
              <table:table-cell office:value-type="float" office:value="0.274553865486532">
                <text:p>0.274553865486532</text:p>
              </table:table-cell>
            </table:table-row>
            <table:table-row>
              <table:table-cell office:value-type="string">
                <text:p>7</text:p>
              </table:table-cell>
              <table:table-cell office:value-type="float" office:value="-0.86">
                <text:p>-0.86</text:p>
              </table:table-cell>
              <table:table-cell office:value-type="float" office:value="0.858686714367163">
                <text:p>0.858686714367163</text:p>
              </table:table-cell>
              <table:table-cell office:value-type="float" office:value="0.294910593040279">
                <text:p>0.294910593040279</text:p>
              </table:table-cell>
            </table:table-row>
            <table:table-row>
              <table:table-cell office:value-type="string">
                <text:p>8</text:p>
              </table:table-cell>
              <table:table-cell office:value-type="float" office:value="-0.84">
                <text:p>-0.84</text:p>
              </table:table-cell>
              <table:table-cell office:value-type="float" office:value="0.838515541567242">
                <text:p>0.838515541567242</text:p>
              </table:table-cell>
              <table:table-cell office:value-type="float" office:value="0.313509483691085">
                <text:p>0.313509483691085</text:p>
              </table:table-cell>
            </table:table-row>
            <table:table-row>
              <table:table-cell office:value-type="string">
                <text:p>9</text:p>
              </table:table-cell>
              <table:table-cell office:value-type="float" office:value="-0.82">
                <text:p>-0.82</text:p>
              </table:table-cell>
              <table:table-cell office:value-type="float" office:value="0.818348471100761">
                <text:p>0.818348471100761</text:p>
              </table:table-cell>
              <table:table-cell office:value-type="float" office:value="0.330647812487928">
                <text:p>0.330647812487928</text:p>
              </table:table-cell>
            </table:table-row>
            <table:table-row>
              <table:table-cell office:value-type="string">
                <text:p>10</text:p>
              </table:table-cell>
              <table:table-cell office:value-type="float" office:value="-0.8">
                <text:p>-0.8</text:p>
              </table:table-cell>
              <table:table-cell office:value-type="float" office:value="0.798185500465776">
                <text:p>0.798185500465776</text:p>
              </table:table-cell>
              <table:table-cell office:value-type="float" office:value="0.346542827690573">
                <text:p>0.346542827690573</text:p>
              </table:table-cell>
            </table:table-row>
            <table:table-row>
              <table:table-cell office:value-type="string">
                <text:p>11</text:p>
              </table:table-cell>
              <table:table-cell office:value-type="float" office:value="-0.78">
                <text:p>-0.78</text:p>
              </table:table-cell>
              <table:table-cell office:value-type="float" office:value="0.778026627162876">
                <text:p>0.778026627162876</text:p>
              </table:table-cell>
              <table:table-cell office:value-type="float" office:value="0.361359097503245">
                <text:p>0.361359097503245</text:p>
              </table:table-cell>
            </table:table-row>
            <table:table-row>
              <table:table-cell office:value-type="string">
                <text:p>12</text:p>
              </table:table-cell>
              <table:table-cell office:value-type="float" office:value="-0.76">
                <text:p>-0.76</text:p>
              </table:table-cell>
              <table:table-cell office:value-type="float" office:value="0.757871848695213">
                <text:p>0.757871848695213</text:p>
              </table:table-cell>
              <table:table-cell office:value-type="float" office:value="0.375224876043277">
                <text:p>0.375224876043277</text:p>
              </table:table-cell>
            </table:table-row>
            <table:table-row>
              <table:table-cell office:value-type="string">
                <text:p>13</text:p>
              </table:table-cell>
              <table:table-cell office:value-type="float" office:value="-0.74">
                <text:p>-0.74</text:p>
              </table:table-cell>
              <table:table-cell office:value-type="float" office:value="0.737721162568505">
                <text:p>0.737721162568505</text:p>
              </table:table-cell>
              <table:table-cell office:value-type="float" office:value="0.388242444372593">
                <text:p>0.388242444372593</text:p>
              </table:table-cell>
            </table:table-row>
            <table:table-row>
              <table:table-cell office:value-type="string">
                <text:p>14</text:p>
              </table:table-cell>
              <table:table-cell office:value-type="float" office:value="-0.72">
                <text:p>-0.72</text:p>
              </table:table-cell>
              <table:table-cell office:value-type="float" office:value="0.717574566290935">
                <text:p>0.717574566290935</text:p>
              </table:table-cell>
              <table:table-cell office:value-type="float" office:value="0.400494936689582">
                <text:p>0.400494936689582</text:p>
              </table:table-cell>
            </table:table-row>
            <table:table-row>
              <table:table-cell office:value-type="string">
                <text:p>15</text:p>
              </table:table-cell>
              <table:table-cell office:value-type="float" office:value="-0.7">
                <text:p>-0.7</text:p>
              </table:table-cell>
              <table:table-cell office:value-type="float" office:value="0.69743205737326">
                <text:p>0.69743205737326</text:p>
              </table:table-cell>
              <table:table-cell office:value-type="float" office:value="0.41205101158169">
                <text:p>0.41205101158169</text:p>
              </table:table-cell>
            </table:table-row>
            <table:table-row>
              <table:table-cell office:value-type="string">
                <text:p>16</text:p>
              </table:table-cell>
              <table:table-cell office:value-type="float" office:value="-0.68">
                <text:p>-0.68</text:p>
              </table:table-cell>
              <table:table-cell office:value-type="float" office:value="0.677293633328735">
                <text:p>0.677293633328735</text:p>
              </table:table-cell>
              <table:table-cell office:value-type="float" office:value="0.422968146616935">
                <text:p>0.422968146616935</text:p>
              </table:table-cell>
            </table:table-row>
            <table:table-row>
              <table:table-cell office:value-type="string">
                <text:p>17</text:p>
              </table:table-cell>
              <table:table-cell office:value-type="float" office:value="-0.66">
                <text:p>-0.66</text:p>
              </table:table-cell>
              <table:table-cell office:value-type="float" office:value="0.657159291673159">
                <text:p>0.657159291673159</text:p>
              </table:table-cell>
              <table:table-cell office:value-type="float" office:value="0.433295022459703">
                <text:p>0.433295022459703</text:p>
              </table:table-cell>
            </table:table-row>
            <table:table-row>
              <table:table-cell office:value-type="string">
                <text:p>18</text:p>
              </table:table-cell>
              <table:table-cell office:value-type="float" office:value="-0.64">
                <text:p>-0.64</text:p>
              </table:table-cell>
              <table:table-cell office:value-type="float" office:value="0.637029029924829">
                <text:p>0.637029029924829</text:p>
              </table:table-cell>
              <table:table-cell office:value-type="float" office:value="0.443073286730706">
                <text:p>0.443073286730706</text:p>
              </table:table-cell>
            </table:table-row>
            <table:table-row>
              <table:table-cell office:value-type="string">
                <text:p>19</text:p>
              </table:table-cell>
              <table:table-cell office:value-type="float" office:value="-0.62">
                <text:p>-0.62</text:p>
              </table:table-cell>
              <table:table-cell office:value-type="float" office:value="0.616902845604583">
                <text:p>0.616902845604583</text:p>
              </table:table-cell>
              <table:table-cell office:value-type="float" office:value="0.452338884357001">
                <text:p>0.452338884357001</text:p>
              </table:table-cell>
            </table:table-row>
            <table:table-row>
              <table:table-cell office:value-type="string">
                <text:p>20</text:p>
              </table:table-cell>
              <table:table-cell office:value-type="float" office:value="-0.6">
                <text:p>-0.6</text:p>
              </table:table-cell>
              <table:table-cell office:value-type="float" office:value="0.596780736235703">
                <text:p>0.596780736235703</text:p>
              </table:table-cell>
              <table:table-cell office:value-type="float" office:value="0.461123078071661">
                <text:p>0.461123078071661</text:p>
              </table:table-cell>
            </table:table-row>
            <table:table-row>
              <table:table-cell office:value-type="string">
                <text:p>21</text:p>
              </table:table-cell>
              <table:table-cell office:value-type="float" office:value="-0.58">
                <text:p>-0.58</text:p>
              </table:table-cell>
              <table:table-cell office:value-type="float" office:value="0.576662699344066">
                <text:p>0.576662699344066</text:p>
              </table:table-cell>
              <table:table-cell office:value-type="float" office:value="0.469453243032006">
                <text:p>0.469453243032006</text:p>
              </table:table-cell>
            </table:table-row>
            <table:table-row>
              <table:table-cell office:value-type="string">
                <text:p>22</text:p>
              </table:table-cell>
              <table:table-cell office:value-type="float" office:value="-0.56">
                <text:p>-0.56</text:p>
              </table:table-cell>
              <table:table-cell office:value-type="float" office:value="0.556548732458007">
                <text:p>0.556548732458007</text:p>
              </table:table-cell>
              <table:table-cell office:value-type="float" office:value="0.477353493853669">
                <text:p>0.477353493853669</text:p>
              </table:table-cell>
            </table:table-row>
            <table:table-row>
              <table:table-cell office:value-type="string">
                <text:p>23</text:p>
              </table:table-cell>
              <table:table-cell office:value-type="float" office:value="-0.54">
                <text:p>-0.54</text:p>
              </table:table-cell>
              <table:table-cell office:value-type="float" office:value="0.536438833108333">
                <text:p>0.536438833108333</text:p>
              </table:table-cell>
              <table:table-cell office:value-type="float" office:value="0.484845185343051">
                <text:p>0.484845185343051</text:p>
              </table:table-cell>
            </table:table-row>
            <table:table-row>
              <table:table-cell office:value-type="string">
                <text:p>24</text:p>
              </table:table-cell>
              <table:table-cell office:value-type="float" office:value="-0.52">
                <text:p>-0.52</text:p>
              </table:table-cell>
              <table:table-cell office:value-type="float" office:value="0.516332998828384">
                <text:p>0.516332998828384</text:p>
              </table:table-cell>
              <table:table-cell office:value-type="float" office:value="0.491947316683488">
                <text:p>0.491947316683488</text:p>
              </table:table-cell>
            </table:table-row>
            <table:table-row>
              <table:table-cell office:value-type="string">
                <text:p>25</text:p>
              </table:table-cell>
              <table:table-cell office:value-type="float" office:value="-0.5">
                <text:p>-0.5</text:p>
              </table:table-cell>
              <table:table-cell office:value-type="float" office:value="0.49623122715402">
                <text:p>0.49623122715402</text:p>
              </table:table-cell>
              <table:table-cell office:value-type="float" office:value="0.498676860867709">
                <text:p>0.498676860867709</text:p>
              </table:table-cell>
            </table:table-row>
            <table:table-row>
              <table:table-cell office:value-type="string">
                <text:p>26</text:p>
              </table:table-cell>
              <table:table-cell office:value-type="float" office:value="-0.48">
                <text:p>-0.48</text:p>
              </table:table-cell>
              <table:table-cell office:value-type="float" office:value="0.4761335156235">
                <text:p>0.4761335156235</text:p>
              </table:table-cell>
              <table:table-cell office:value-type="float" office:value="0.50504903556945">
                <text:p>0.50504903556945</text:p>
              </table:table-cell>
            </table:table-row>
            <table:table-row>
              <table:table-cell office:value-type="string">
                <text:p>27</text:p>
              </table:table-cell>
              <table:table-cell office:value-type="float" office:value="-0.46">
                <text:p>-0.46</text:p>
              </table:table-cell>
              <table:table-cell office:value-type="float" office:value="0.456039861777646">
                <text:p>0.456039861777646</text:p>
              </table:table-cell>
              <table:table-cell office:value-type="float" office:value="0.511077527645017">
                <text:p>0.511077527645017</text:p>
              </table:table-cell>
            </table:table-row>
            <table:table-row>
              <table:table-cell office:value-type="string">
                <text:p>28</text:p>
              </table:table-cell>
              <table:table-cell office:value-type="float" office:value="-0.44">
                <text:p>-0.44</text:p>
              </table:table-cell>
              <table:table-cell office:value-type="float" office:value="0.435950263159757">
                <text:p>0.435950263159757</text:p>
              </table:table-cell>
              <table:table-cell office:value-type="float" office:value="0.516774680554237">
                <text:p>0.516774680554237</text:p>
              </table:table-cell>
            </table:table-row>
            <table:table-row>
              <table:table-cell office:value-type="string">
                <text:p>29</text:p>
              </table:table-cell>
              <table:table-cell office:value-type="float" office:value="-0.42">
                <text:p>-0.42</text:p>
              </table:table-cell>
              <table:table-cell office:value-type="float" office:value="0.415864717315539">
                <text:p>0.415864717315539</text:p>
              </table:table-cell>
              <table:table-cell office:value-type="float" office:value="0.522151651857099">
                <text:p>0.522151651857099</text:p>
              </table:table-cell>
            </table:table-row>
            <table:table-row>
              <table:table-cell office:value-type="string">
                <text:p>30</text:p>
              </table:table-cell>
              <table:table-cell office:value-type="float" office:value="-0.4">
                <text:p>-0.4</text:p>
              </table:table-cell>
              <table:table-cell office:value-type="float" office:value="0.395783221793267">
                <text:p>0.395783221793267</text:p>
              </table:table-cell>
              <table:table-cell office:value-type="float" office:value="0.527218546355553">
                <text:p>0.527218546355553</text:p>
              </table:table-cell>
            </table:table-row>
            <table:table-row>
              <table:table-cell office:value-type="string">
                <text:p>31</text:p>
              </table:table-cell>
              <table:table-cell office:value-type="float" office:value="-0.38">
                <text:p>-0.38</text:p>
              </table:table-cell>
              <table:table-cell office:value-type="float" office:value="0.37570577414362">
                <text:p>0.37570577414362</text:p>
              </table:table-cell>
              <table:table-cell office:value-type="float" office:value="0.531984529254782">
                <text:p>0.531984529254782</text:p>
              </table:table-cell>
            </table:table-row>
            <table:table-row>
              <table:table-cell office:value-type="string">
                <text:p>32</text:p>
              </table:table-cell>
              <table:table-cell office:value-type="float" office:value="-0.36">
                <text:p>-0.36</text:p>
              </table:table-cell>
              <table:table-cell office:value-type="float" office:value="0.35563237191979">
                <text:p>0.35563237191979</text:p>
              </table:table-cell>
              <table:table-cell office:value-type="float" office:value="0.536457922809866">
                <text:p>0.536457922809866</text:p>
              </table:table-cell>
            </table:table-row>
            <table:table-row>
              <table:table-cell office:value-type="string">
                <text:p>33</text:p>
              </table:table-cell>
              <table:table-cell office:value-type="float" office:value="-0.34">
                <text:p>-0.34</text:p>
              </table:table-cell>
              <table:table-cell office:value-type="float" office:value="0.335563012677387">
                <text:p>0.335563012677387</text:p>
              </table:table-cell>
              <table:table-cell office:value-type="float" office:value="0.540646289225192">
                <text:p>0.540646289225192</text:p>
              </table:table-cell>
            </table:table-row>
            <table:table-row>
              <table:table-cell office:value-type="string">
                <text:p>34</text:p>
              </table:table-cell>
              <table:table-cell office:value-type="float" office:value="-0.32">
                <text:p>-0.32</text:p>
              </table:table-cell>
              <table:table-cell office:value-type="float" office:value="0.31549769397452">
                <text:p>0.31549769397452</text:p>
              </table:table-cell>
              <table:table-cell office:value-type="float" office:value="0.544556502032737">
                <text:p>0.544556502032737</text:p>
              </table:table-cell>
            </table:table-row>
            <table:table-row>
              <table:table-cell office:value-type="string">
                <text:p>35</text:p>
              </table:table-cell>
              <table:table-cell office:value-type="float" office:value="-0.3">
                <text:p>-0.3</text:p>
              </table:table-cell>
              <table:table-cell office:value-type="float" office:value="0.29543641337173">
                <text:p>0.29543641337173</text:p>
              </table:table-cell>
              <table:table-cell office:value-type="float" office:value="0.548194807751453">
                <text:p>0.548194807751453</text:p>
              </table:table-cell>
            </table:table-row>
            <table:table-row>
              <table:table-cell office:value-type="string">
                <text:p>36</text:p>
              </table:table-cell>
              <table:table-cell office:value-type="float" office:value="-0.28">
                <text:p>-0.28</text:p>
              </table:table-cell>
              <table:table-cell office:value-type="float" office:value="0.275379168432033">
                <text:p>0.275379168432033</text:p>
              </table:table-cell>
              <table:table-cell office:value-type="float" office:value="0.551566879296224">
                <text:p>0.551566879296224</text:p>
              </table:table-cell>
            </table:table-row>
            <table:table-row>
              <table:table-cell office:value-type="string">
                <text:p>37</text:p>
              </table:table-cell>
              <table:table-cell office:value-type="float" office:value="-0.26">
                <text:p>-0.26</text:p>
              </table:table-cell>
              <table:table-cell office:value-type="float" office:value="0.255325956720875">
                <text:p>0.255325956720875</text:p>
              </table:table-cell>
              <table:table-cell office:value-type="float" office:value="0.554677862339159">
                <text:p>0.554677862339159</text:p>
              </table:table-cell>
            </table:table-row>
            <table:table-row>
              <table:table-cell office:value-type="string">
                <text:p>38</text:p>
              </table:table-cell>
              <table:table-cell office:value-type="float" office:value="-0.24">
                <text:p>-0.24</text:p>
              </table:table-cell>
              <table:table-cell office:value-type="float" office:value="0.23527677580617">
                <text:p>0.23527677580617</text:p>
              </table:table-cell>
              <table:table-cell office:value-type="float" office:value="0.557532415613426">
                <text:p>0.557532415613426</text:p>
              </table:table-cell>
            </table:table-row>
            <table:table-row>
              <table:table-cell office:value-type="string">
                <text:p>39</text:p>
              </table:table-cell>
              <table:table-cell office:value-type="float" office:value="-0.22">
                <text:p>-0.22</text:p>
              </table:table-cell>
              <table:table-cell office:value-type="float" office:value="0.215231623258261">
                <text:p>0.215231623258261</text:p>
              </table:table-cell>
              <table:table-cell office:value-type="float" office:value="0.560134745977841">
                <text:p>0.560134745977841</text:p>
              </table:table-cell>
            </table:table-row>
            <table:table-row>
              <table:table-cell office:value-type="string">
                <text:p>40</text:p>
              </table:table-cell>
              <table:table-cell office:value-type="float" office:value="-0.2">
                <text:p>-0.2</text:p>
              </table:table-cell>
              <table:table-cell office:value-type="float" office:value="0.195190496649911">
                <text:p>0.195190496649911</text:p>
              </table:table-cell>
              <table:table-cell office:value-type="float" office:value="0.562488638921777">
                <text:p>0.562488638921777</text:p>
              </table:table-cell>
            </table:table-row>
            <table:table-row>
              <table:table-cell office:value-type="string">
                <text:p>41</text:p>
              </table:table-cell>
              <table:table-cell office:value-type="float" office:value="-0.18">
                <text:p>-0.18</text:p>
              </table:table-cell>
              <table:table-cell office:value-type="float" office:value="0.175153393556371">
                <text:p>0.175153393556371</text:p>
              </table:table-cell>
              <table:table-cell office:value-type="float" office:value="0.564597485074753">
                <text:p>0.564597485074753</text:p>
              </table:table-cell>
            </table:table-row>
            <table:table-row>
              <table:table-cell office:value-type="string">
                <text:p>42</text:p>
              </table:table-cell>
              <table:table-cell office:value-type="float" office:value="-0.16">
                <text:p>-0.16</text:p>
              </table:table-cell>
              <table:table-cell office:value-type="float" office:value="0.15512031155529">
                <text:p>0.15512031155529</text:p>
              </table:table-cell>
              <table:table-cell office:value-type="float" office:value="0.566464303192205">
                <text:p>0.566464303192205</text:p>
              </table:table-cell>
            </table:table-row>
            <table:table-row>
              <table:table-cell office:value-type="string">
                <text:p>43</text:p>
              </table:table-cell>
              <table:table-cell office:value-type="float" office:value="-0.14">
                <text:p>-0.14</text:p>
              </table:table-cell>
              <table:table-cell office:value-type="float" office:value="0.135091248226737">
                <text:p>0.135091248226737</text:p>
              </table:table-cell>
              <table:table-cell office:value-type="float" office:value="0.568091760009506">
                <text:p>0.568091760009506</text:p>
              </table:table-cell>
            </table:table-row>
            <table:table-row>
              <table:table-cell office:value-type="string">
                <text:p>44</text:p>
              </table:table-cell>
              <table:table-cell office:value-type="float" office:value="-0.12">
                <text:p>-0.12</text:p>
              </table:table-cell>
              <table:table-cell office:value-type="float" office:value="0.115066201153236">
                <text:p>0.115066201153236</text:p>
              </table:table-cell>
              <table:table-cell office:value-type="float" office:value="0.569482187291876">
                <text:p>0.569482187291876</text:p>
              </table:table-cell>
            </table:table-row>
            <table:table-row>
              <table:table-cell office:value-type="string">
                <text:p>45</text:p>
              </table:table-cell>
              <table:table-cell office:value-type="float" office:value="-0.1">
                <text:p>-0.1</text:p>
              </table:table-cell>
              <table:table-cell office:value-type="float" office:value="0.0950451679197273">
                <text:p>0.0950451679197273</text:p>
              </table:table-cell>
              <table:table-cell office:value-type="float" office:value="0.570637596351868">
                <text:p>0.570637596351868</text:p>
              </table:table-cell>
            </table:table-row>
            <table:table-row>
              <table:table-cell office:value-type="string">
                <text:p>46</text:p>
              </table:table-cell>
              <table:table-cell office:value-type="float" office:value="-0.08">
                <text:p>-0.08</text:p>
              </table:table-cell>
              <table:table-cell office:value-type="float" office:value="0.0750281461135427">
                <text:p>0.0750281461135427</text:p>
              </table:table-cell>
              <table:table-cell office:value-type="float" office:value="0.571559690259279">
                <text:p>0.571559690259279</text:p>
              </table:table-cell>
            </table:table-row>
            <table:table-row>
              <table:table-cell office:value-type="string">
                <text:p>47</text:p>
              </table:table-cell>
              <table:table-cell office:value-type="float" office:value="-0.06">
                <text:p>-0.06</text:p>
              </table:table-cell>
              <table:table-cell office:value-type="float" office:value="0.0550151333244764">
                <text:p>0.0550151333244764</text:p>
              </table:table-cell>
              <table:table-cell office:value-type="float" office:value="0.572249873927234">
                <text:p>0.572249873927234</text:p>
              </table:table-cell>
            </table:table-row>
            <table:table-row>
              <table:table-cell office:value-type="string">
                <text:p>48</text:p>
              </table:table-cell>
              <table:table-cell office:value-type="float" office:value="-0.04">
                <text:p>-0.04</text:p>
              </table:table-cell>
              <table:table-cell office:value-type="float" office:value="0.0350061271446878">
                <text:p>0.0350061271446878</text:p>
              </table:table-cell>
              <table:table-cell office:value-type="float" office:value="0.57270926222311">
                <text:p>0.57270926222311</text:p>
              </table:table-cell>
            </table:table-row>
            <table:table-row>
              <table:table-cell office:value-type="string">
                <text:p>49</text:p>
              </table:table-cell>
              <table:table-cell office:value-type="float" office:value="-0.02">
                <text:p>-0.02</text:p>
              </table:table-cell>
              <table:table-cell office:value-type="float" office:value="0.0150011251687787">
                <text:p>0.0150011251687787</text:p>
              </table:table-cell>
              <table:table-cell office:value-type="float" office:value="0.572938686220897">
                <text:p>0.572938686220897</text:p>
              </table:table-cell>
            </table:table-row>
            <table:table-row>
              <table:table-cell office:value-type="string">
                <text:p>50</text:p>
              </table:table-cell>
              <table:table-cell office:value-type="float" office:value="0">
                <text:p>0</text:p>
              </table:table-cell>
              <table:table-cell office:value-type="float" office:value="0.00499987500623966">
                <text:p>0.00499987500623966</text:p>
              </table:table-cell>
              <table:table-cell office:value-type="float" office:value="0.572938697683477">
                <text:p>0.572938697683477</text:p>
              </table:table-cell>
            </table:table-row>
            <table:table-row>
              <table:table-cell office:value-type="string">
                <text:p>51</text:p>
              </table:table-cell>
              <table:table-cell office:value-type="float" office:value="0.02">
                <text:p>0.02</text:p>
              </table:table-cell>
              <table:table-cell office:value-type="float" office:value="0.0249968757810137">
                <text:p>0.0249968757810137</text:p>
              </table:table-cell>
              <table:table-cell office:value-type="float" office:value="0.572709571837157">
                <text:p>0.572709571837157</text:p>
              </table:table-cell>
            </table:table-row>
            <table:table-row>
              <table:table-cell office:value-type="string">
                <text:p>52</text:p>
              </table:table-cell>
              <table:table-cell office:value-type="float" office:value="0.04">
                <text:p>0.04</text:p>
              </table:table-cell>
              <table:table-cell office:value-type="float" office:value="0.0449898795536807">
                <text:p>0.0449898795536807</text:p>
              </table:table-cell>
              <table:table-cell office:value-type="float" office:value="0.572251308475635">
                <text:p>0.572251308475635</text:p>
              </table:table-cell>
            </table:table-row>
            <table:table-row>
              <table:table-cell office:value-type="string">
                <text:p>53</text:p>
              </table:table-cell>
              <table:table-cell office:value-type="float" office:value="0.0600000000000001">
                <text:p>0.0600000000000001</text:p>
              </table:table-cell>
              <table:table-cell office:value-type="float" office:value="0.0649788887201019">
                <text:p>0.0649788887201019</text:p>
              </table:table-cell>
              <table:table-cell office:value-type="float" office:value="0.571563631407952">
                <text:p>0.571563631407952</text:p>
              </table:table-cell>
            </table:table-row>
            <table:table-row>
              <table:table-cell office:value-type="string">
                <text:p>54</text:p>
              </table:table-cell>
              <table:table-cell office:value-type="float" office:value="0.0800000000000001">
                <text:p>0.0800000000000001</text:p>
              </table:table-cell>
              <table:table-cell office:value-type="float" office:value="0.084963905673674">
                <text:p>0.084963905673674</text:p>
              </table:table-cell>
              <table:table-cell office:value-type="float" office:value="0.570645986240666">
                <text:p>0.570645986240666</text:p>
              </table:table-cell>
            </table:table-row>
            <table:table-row>
              <table:table-cell office:value-type="string">
                <text:p>55</text:p>
              </table:table-cell>
              <table:table-cell office:value-type="float" office:value="0.1">
                <text:p>0.1</text:p>
              </table:table-cell>
              <table:table-cell office:value-type="float" office:value="0.104944932805395">
                <text:p>0.104944932805395</text:p>
              </table:table-cell>
              <table:table-cell office:value-type="float" office:value="0.569497536461599">
                <text:p>0.569497536461599</text:p>
              </table:table-cell>
            </table:table-row>
            <table:table-row>
              <table:table-cell office:value-type="string">
                <text:p>56</text:p>
              </table:table-cell>
              <table:table-cell office:value-type="float" office:value="0.12">
                <text:p>0.12</text:p>
              </table:table-cell>
              <table:table-cell office:value-type="float" office:value="0.124921972503933">
                <text:p>0.124921972503933</text:p>
              </table:table-cell>
              <table:table-cell office:value-type="float" office:value="0.568117157767687">
                <text:p>0.568117157767687</text:p>
              </table:table-cell>
            </table:table-row>
            <table:table-row>
              <table:table-cell office:value-type="string">
                <text:p>57</text:p>
              </table:table-cell>
              <table:table-cell office:value-type="float" office:value="0.14">
                <text:p>0.14</text:p>
              </table:table-cell>
              <table:table-cell office:value-type="float" office:value="0.144895027155534">
                <text:p>0.144895027155534</text:p>
              </table:table-cell>
              <table:table-cell office:value-type="float" office:value="0.566503430554096">
                <text:p>0.566503430554096</text:p>
              </table:table-cell>
            </table:table-row>
            <table:table-row>
              <table:table-cell office:value-type="string">
                <text:p>58</text:p>
              </table:table-cell>
              <table:table-cell office:value-type="float" office:value="0.16">
                <text:p>0.16</text:p>
              </table:table-cell>
              <table:table-cell office:value-type="float" office:value="0.164864099144069">
                <text:p>0.164864099144069</text:p>
              </table:table-cell>
              <table:table-cell office:value-type="float" office:value="0.564654630452726">
                <text:p>0.564654630452726</text:p>
              </table:table-cell>
            </table:table-row>
            <table:table-row>
              <table:table-cell office:value-type="string">
                <text:p>59</text:p>
              </table:table-cell>
              <table:table-cell office:value-type="float" office:value="0.18">
                <text:p>0.18</text:p>
              </table:table-cell>
              <table:table-cell office:value-type="float" office:value="0.184829190851055">
                <text:p>0.184829190851055</text:p>
              </table:table-cell>
              <table:table-cell office:value-type="float" office:value="0.562568716778395">
                <text:p>0.562568716778395</text:p>
              </table:table-cell>
            </table:table-row>
            <table:table-row>
              <table:table-cell office:value-type="string">
                <text:p>60</text:p>
              </table:table-cell>
              <table:table-cell office:value-type="float" office:value="0.2">
                <text:p>0.2</text:p>
              </table:table-cell>
              <table:table-cell office:value-type="float" office:value="0.204790304655589">
                <text:p>0.204790304655589</text:p>
              </table:table-cell>
              <table:table-cell office:value-type="float" office:value="0.560243318704833">
                <text:p>0.560243318704833</text:p>
              </table:table-cell>
            </table:table-row>
            <table:table-row>
              <table:table-cell office:value-type="string">
                <text:p>61</text:p>
              </table:table-cell>
              <table:table-cell office:value-type="float" office:value="0.22">
                <text:p>0.22</text:p>
              </table:table-cell>
              <table:table-cell office:value-type="float" office:value="0.224747442934459">
                <text:p>0.224747442934459</text:p>
              </table:table-cell>
              <table:table-cell office:value-type="float" office:value="0.557675718953466">
                <text:p>0.557675718953466</text:p>
              </table:table-cell>
            </table:table-row>
            <table:table-row>
              <table:table-cell office:value-type="string">
                <text:p>62</text:p>
              </table:table-cell>
              <table:table-cell office:value-type="float" office:value="0.24">
                <text:p>0.24</text:p>
              </table:table-cell>
              <table:table-cell office:value-type="float" office:value="0.244700608062076">
                <text:p>0.244700608062076</text:p>
              </table:table-cell>
              <table:table-cell office:value-type="float" office:value="0.554862834731263">
                <text:p>0.554862834731263</text:p>
              </table:table-cell>
            </table:table-row>
            <table:table-row>
              <table:table-cell office:value-type="string">
                <text:p>63</text:p>
              </table:table-cell>
              <table:table-cell office:value-type="float" office:value="0.26">
                <text:p>0.26</text:p>
              </table:table-cell>
              <table:table-cell office:value-type="float" office:value="0.264649802410433">
                <text:p>0.264649802410433</text:p>
              </table:table-cell>
              <table:table-cell office:value-type="float" office:value="0.551801195600004">
                <text:p>0.551801195600004</text:p>
              </table:table-cell>
            </table:table-row>
            <table:table-row>
              <table:table-cell office:value-type="string">
                <text:p>64</text:p>
              </table:table-cell>
              <table:table-cell office:value-type="float" office:value="0.28">
                <text:p>0.28</text:p>
              </table:table-cell>
              <table:table-cell office:value-type="float" office:value="0.284595028349188">
                <text:p>0.284595028349188</text:p>
              </table:table-cell>
              <table:table-cell office:value-type="float" office:value="0.548486917894898">
                <text:p>0.548486917894898</text:p>
              </table:table-cell>
            </table:table-row>
            <table:table-row>
              <table:table-cell office:value-type="string">
                <text:p>65</text:p>
              </table:table-cell>
              <table:table-cell office:value-type="float" office:value="0.3">
                <text:p>0.3</text:p>
              </table:table-cell>
              <table:table-cell office:value-type="float" office:value="0.304536288245716">
                <text:p>0.304536288245716</text:p>
              </table:table-cell>
              <table:table-cell office:value-type="float" office:value="0.544915675234697">
                <text:p>0.544915675234697</text:p>
              </table:table-cell>
            </table:table-row>
            <table:table-row>
              <table:table-cell office:value-type="string">
                <text:p>66</text:p>
              </table:table-cell>
              <table:table-cell office:value-type="float" office:value="0.32">
                <text:p>0.32</text:p>
              </table:table-cell>
              <table:table-cell office:value-type="float" office:value="0.324473584464924">
                <text:p>0.324473584464924</text:p>
              </table:table-cell>
              <table:table-cell office:value-type="float" office:value="0.541082664572431">
                <text:p>0.541082664572431</text:p>
              </table:table-cell>
            </table:table-row>
            <table:table-row>
              <table:table-cell office:value-type="string">
                <text:p>67</text:p>
              </table:table-cell>
              <table:table-cell office:value-type="float" office:value="0.34">
                <text:p>0.34</text:p>
              </table:table-cell>
              <table:table-cell office:value-type="float" office:value="0.344406919369455">
                <text:p>0.344406919369455</text:p>
              </table:table-cell>
              <table:table-cell office:value-type="float" office:value="0.536982567125333">
                <text:p>0.536982567125333</text:p>
              </table:table-cell>
            </table:table-row>
            <table:table-row>
              <table:table-cell office:value-type="string">
                <text:p>68</text:p>
              </table:table-cell>
              <table:table-cell office:value-type="float" office:value="0.36">
                <text:p>0.36</text:p>
              </table:table-cell>
              <table:table-cell office:value-type="float" office:value="0.364336295319578">
                <text:p>0.364336295319578</text:p>
              </table:table-cell>
              <table:table-cell office:value-type="float" office:value="0.532609503385515">
                <text:p>0.532609503385515</text:p>
              </table:table-cell>
            </table:table-row>
            <table:table-row>
              <table:table-cell office:value-type="string">
                <text:p>69</text:p>
              </table:table-cell>
              <table:table-cell office:value-type="float" office:value="0.38">
                <text:p>0.38</text:p>
              </table:table-cell>
              <table:table-cell office:value-type="float" office:value="0.384261714673184">
                <text:p>0.384261714673184</text:p>
              </table:table-cell>
              <table:table-cell office:value-type="float" office:value="0.527956981245611">
                <text:p>0.527956981245611</text:p>
              </table:table-cell>
            </table:table-row>
            <table:table-row>
              <table:table-cell office:value-type="string">
                <text:p>70</text:p>
              </table:table-cell>
              <table:table-cell office:value-type="float" office:value="0.4">
                <text:p>0.4</text:p>
              </table:table-cell>
              <table:table-cell office:value-type="float" office:value="0.404183179785878">
                <text:p>0.404183179785878</text:p>
              </table:table-cell>
              <table:table-cell office:value-type="float" office:value="0.523017836065464">
                <text:p>0.523017836065464</text:p>
              </table:table-cell>
            </table:table-row>
            <table:table-row>
              <table:table-cell office:value-type="string">
                <text:p>71</text:p>
              </table:table-cell>
              <table:table-cell office:value-type="float" office:value="0.42">
                <text:p>0.42</text:p>
              </table:table-cell>
              <table:table-cell office:value-type="float" office:value="0.424100693010954">
                <text:p>0.424100693010954</text:p>
              </table:table-cell>
              <table:table-cell office:value-type="float" office:value="0.517784161246702">
                <text:p>0.517784161246702</text:p>
              </table:table-cell>
            </table:table-row>
            <table:table-row>
              <table:table-cell office:value-type="string">
                <text:p>72</text:p>
              </table:table-cell>
              <table:table-cell office:value-type="float" office:value="0.44">
                <text:p>0.44</text:p>
              </table:table-cell>
              <table:table-cell office:value-type="float" office:value="0.444014256699243">
                <text:p>0.444014256699243</text:p>
              </table:table-cell>
              <table:table-cell office:value-type="float" office:value="0.512247227555213">
                <text:p>0.512247227555213</text:p>
              </table:table-cell>
            </table:table-row>
            <table:table-row>
              <table:table-cell office:value-type="string">
                <text:p>73</text:p>
              </table:table-cell>
              <table:table-cell office:value-type="float" office:value="0.46">
                <text:p>0.46</text:p>
              </table:table-cell>
              <table:table-cell office:value-type="float" office:value="0.463923873199379">
                <text:p>0.463923873199379</text:p>
              </table:table-cell>
              <table:table-cell office:value-type="float" office:value="0.506397389017787">
                <text:p>0.506397389017787</text:p>
              </table:table-cell>
            </table:table-row>
            <table:table-row>
              <table:table-cell office:value-type="string">
                <text:p>74</text:p>
              </table:table-cell>
              <table:table-cell office:value-type="float" office:value="0.48">
                <text:p>0.48</text:p>
              </table:table-cell>
              <table:table-cell office:value-type="float" office:value="0.483829544857617">
                <text:p>0.483829544857617</text:p>
              </table:table-cell>
              <table:table-cell office:value-type="float" office:value="0.500223972689584">
                <text:p>0.500223972689584</text:p>
              </table:table-cell>
            </table:table-row>
            <table:table-row>
              <table:table-cell office:value-type="string">
                <text:p>75</text:p>
              </table:table-cell>
              <table:table-cell office:value-type="float" office:value="0.5">
                <text:p>0.5</text:p>
              </table:table-cell>
              <table:table-cell office:value-type="float" office:value="0.503731274017882">
                <text:p>0.503731274017882</text:p>
              </table:table-cell>
              <table:table-cell office:value-type="float" office:value="0.493715148906894">
                <text:p>0.493715148906894</text:p>
              </table:table-cell>
            </table:table-row>
            <table:table-row>
              <table:table-cell office:value-type="string">
                <text:p>76</text:p>
              </table:table-cell>
              <table:table-cell office:value-type="float" office:value="0.52">
                <text:p>0.52</text:p>
              </table:table-cell>
              <table:table-cell office:value-type="float" office:value="0.523629063021813">
                <text:p>0.523629063021813</text:p>
              </table:table-cell>
              <table:table-cell office:value-type="float" office:value="0.486857777750664">
                <text:p>0.486857777750664</text:p>
              </table:table-cell>
            </table:table-row>
            <table:table-row>
              <table:table-cell office:value-type="string">
                <text:p>77</text:p>
              </table:table-cell>
              <table:table-cell office:value-type="float" office:value="0.54">
                <text:p>0.54</text:p>
              </table:table-cell>
              <table:table-cell office:value-type="float" office:value="0.54352291420865">
                <text:p>0.54352291420865</text:p>
              </table:table-cell>
              <table:table-cell office:value-type="float" office:value="0.479637226278532">
                <text:p>0.479637226278532</text:p>
              </table:table-cell>
            </table:table-row>
            <table:table-row>
              <table:table-cell office:value-type="string">
                <text:p>78</text:p>
              </table:table-cell>
              <table:table-cell office:value-type="float" office:value="0.56">
                <text:p>0.56</text:p>
              </table:table-cell>
              <table:table-cell office:value-type="float" office:value="0.563412829915433">
                <text:p>0.563412829915433</text:p>
              </table:table-cell>
              <table:table-cell office:value-type="float" office:value="0.47203714953092">
                <text:p>0.47203714953092</text:p>
              </table:table-cell>
            </table:table-row>
            <table:table-row>
              <table:table-cell office:value-type="string">
                <text:p>79</text:p>
              </table:table-cell>
              <table:table-cell office:value-type="float" office:value="0.58">
                <text:p>0.58</text:p>
              </table:table-cell>
              <table:table-cell office:value-type="float" office:value="0.583298812476829">
                <text:p>0.583298812476829</text:p>
              </table:table-cell>
              <table:table-cell office:value-type="float" office:value="0.464039226231252">
                <text:p>0.464039226231252</text:p>
              </table:table-cell>
            </table:table-row>
            <table:table-row>
              <table:table-cell office:value-type="string">
                <text:p>80</text:p>
              </table:table-cell>
              <table:table-cell office:value-type="float" office:value="0.6">
                <text:p>0.6</text:p>
              </table:table-cell>
              <table:table-cell office:value-type="float" office:value="0.603180864225172">
                <text:p>0.603180864225172</text:p>
              </table:table-cell>
              <table:table-cell office:value-type="float" office:value="0.455622837262046">
                <text:p>0.455622837262046</text:p>
              </table:table-cell>
            </table:table-row>
            <table:table-row>
              <table:table-cell office:value-type="string">
                <text:p>81</text:p>
              </table:table-cell>
              <table:table-cell office:value-type="float" office:value="0.62">
                <text:p>0.62</text:p>
              </table:table-cell>
              <table:table-cell office:value-type="float" office:value="0.623058987490555">
                <text:p>0.623058987490555</text:p>
              </table:table-cell>
              <table:table-cell office:value-type="float" office:value="0.446764671084946">
                <text:p>0.446764671084946</text:p>
              </table:table-cell>
            </table:table-row>
            <table:table-row>
              <table:table-cell office:value-type="string">
                <text:p>82</text:p>
              </table:table-cell>
              <table:table-cell office:value-type="float" office:value="0.64">
                <text:p>0.64</text:p>
              </table:table-cell>
              <table:table-cell office:value-type="float" office:value="0.642933184600691">
                <text:p>0.642933184600691</text:p>
              </table:table-cell>
              <table:table-cell office:value-type="float" office:value="0.437438234795049">
                <text:p>0.437438234795049</text:p>
              </table:table-cell>
            </table:table-row>
            <table:table-row>
              <table:table-cell office:value-type="string">
                <text:p>83</text:p>
              </table:table-cell>
              <table:table-cell office:value-type="float" office:value="0.66">
                <text:p>0.66</text:p>
              </table:table-cell>
              <table:table-cell office:value-type="float" office:value="0.6628034578811">
                <text:p>0.6628034578811</text:p>
              </table:table-cell>
              <table:table-cell office:value-type="float" office:value="0.427613241709561">
                <text:p>0.427613241709561</text:p>
              </table:table-cell>
            </table:table-row>
            <table:table-row>
              <table:table-cell office:value-type="string">
                <text:p>84</text:p>
              </table:table-cell>
              <table:table-cell office:value-type="float" office:value="0.68">
                <text:p>0.68</text:p>
              </table:table-cell>
              <table:table-cell office:value-type="float" office:value="0.682669809654923">
                <text:p>0.682669809654923</text:p>
              </table:table-cell>
              <table:table-cell office:value-type="float" office:value="0.417254835113529">
                <text:p>0.417254835113529</text:p>
              </table:table-cell>
            </table:table-row>
            <table:table-row>
              <table:table-cell office:value-type="string">
                <text:p>85</text:p>
              </table:table-cell>
              <table:table-cell office:value-type="float" office:value="0.7">
                <text:p>0.7</text:p>
              </table:table-cell>
              <table:table-cell office:value-type="float" office:value="0.702532242243037">
                <text:p>0.702532242243037</text:p>
              </table:table-cell>
              <table:table-cell office:value-type="float" office:value="0.406322591136511">
                <text:p>0.406322591136511</text:p>
              </table:table-cell>
            </table:table-row>
            <table:table-row>
              <table:table-cell office:value-type="string">
                <text:p>86</text:p>
              </table:table-cell>
              <table:table-cell office:value-type="float" office:value="0.72">
                <text:p>0.72</text:p>
              </table:table-cell>
              <table:table-cell office:value-type="float" office:value="0.722390757964031">
                <text:p>0.722390757964031</text:p>
              </table:table-cell>
              <table:table-cell office:value-type="float" office:value="0.394769218612885">
                <text:p>0.394769218612885</text:p>
              </table:table-cell>
            </table:table-row>
            <table:table-row>
              <table:table-cell office:value-type="string">
                <text:p>87</text:p>
              </table:table-cell>
              <table:table-cell office:value-type="float" office:value="0.74">
                <text:p>0.74</text:p>
              </table:table-cell>
              <table:table-cell office:value-type="float" office:value="0.742245359134208">
                <text:p>0.742245359134208</text:p>
              </table:table-cell>
              <table:table-cell office:value-type="float" office:value="0.382538834934457">
                <text:p>0.382538834934457</text:p>
              </table:table-cell>
            </table:table-row>
            <table:table-row>
              <table:table-cell office:value-type="string">
                <text:p>88</text:p>
              </table:table-cell>
              <table:table-cell office:value-type="float" office:value="0.76">
                <text:p>0.76</text:p>
              </table:table-cell>
              <table:table-cell office:value-type="float" office:value="0.762096048067606">
                <text:p>0.762096048067606</text:p>
              </table:table-cell>
              <table:table-cell office:value-type="float" office:value="0.369564635158388">
                <text:p>0.369564635158388</text:p>
              </table:table-cell>
            </table:table-row>
            <table:table-row>
              <table:table-cell office:value-type="string">
                <text:p>89</text:p>
              </table:table-cell>
              <table:table-cell office:value-type="float" office:value="0.78">
                <text:p>0.78</text:p>
              </table:table-cell>
              <table:table-cell office:value-type="float" office:value="0.781942827075932">
                <text:p>0.781942827075932</text:p>
              </table:table-cell>
              <table:table-cell office:value-type="float" office:value="0.355765670347509">
                <text:p>0.355765670347509</text:p>
              </table:table-cell>
            </table:table-row>
            <table:table-row>
              <table:table-cell office:value-type="string">
                <text:p>90</text:p>
              </table:table-cell>
              <table:table-cell office:value-type="float" office:value="0.8">
                <text:p>0.8</text:p>
              </table:table-cell>
              <table:table-cell office:value-type="float" office:value="0.801785698468649">
                <text:p>0.801785698468649</text:p>
              </table:table-cell>
              <table:table-cell office:value-type="float" office:value="0.341042278858855">
                <text:p>0.341042278858855</text:p>
              </table:table-cell>
            </table:table-row>
            <table:table-row>
              <table:table-cell office:value-type="string">
                <text:p>91</text:p>
              </table:table-cell>
              <table:table-cell office:value-type="float" office:value="0.82">
                <text:p>0.82</text:p>
              </table:table-cell>
              <table:table-cell office:value-type="float" office:value="0.821624664552978">
                <text:p>0.821624664552978</text:p>
              </table:table-cell>
              <table:table-cell office:value-type="float" office:value="0.325269408745289">
                <text:p>0.325269408745289</text:p>
              </table:table-cell>
            </table:table-row>
            <table:table-row>
              <table:table-cell office:value-type="string">
                <text:p>92</text:p>
              </table:table-cell>
              <table:table-cell office:value-type="float" office:value="0.84">
                <text:p>0.84</text:p>
              </table:table-cell>
              <table:table-cell office:value-type="float" office:value="0.841459727633853">
                <text:p>0.841459727633853</text:p>
              </table:table-cell>
              <table:table-cell office:value-type="float" office:value="0.308286499944918">
                <text:p>0.308286499944918</text:p>
              </table:table-cell>
            </table:table-row>
            <table:table-row>
              <table:table-cell office:value-type="string">
                <text:p>93</text:p>
              </table:table-cell>
              <table:table-cell office:value-type="float" office:value="0.86">
                <text:p>0.86</text:p>
              </table:table-cell>
              <table:table-cell office:value-type="float" office:value="0.861290890013899">
                <text:p>0.861290890013899</text:p>
              </table:table-cell>
              <table:table-cell office:value-type="float" office:value="0.289881468621605">
                <text:p>0.289881468621605</text:p>
              </table:table-cell>
            </table:table-row>
            <table:table-row>
              <table:table-cell office:value-type="string">
                <text:p>94</text:p>
              </table:table-cell>
              <table:table-cell office:value-type="float" office:value="0.88">
                <text:p>0.88</text:p>
              </table:table-cell>
              <table:table-cell office:value-type="float" office:value="0.881118153993521">
                <text:p>0.881118153993521</text:p>
              </table:table-cell>
              <table:table-cell office:value-type="float" office:value="0.269763940836598">
                <text:p>0.269763940836598</text:p>
              </table:table-cell>
            </table:table-row>
            <table:table-row>
              <table:table-cell office:value-type="string">
                <text:p>95</text:p>
              </table:table-cell>
              <table:table-cell office:value-type="float" office:value="0.9">
                <text:p>0.9</text:p>
              </table:table-cell>
              <table:table-cell office:value-type="float" office:value="0.900941521870835">
                <text:p>0.900941521870835</text:p>
              </table:table-cell>
              <table:table-cell office:value-type="float" office:value="0.24751730343875">
                <text:p>0.24751730343875</text:p>
              </table:table-cell>
            </table:table-row>
            <table:table-row>
              <table:table-cell office:value-type="string">
                <text:p>96</text:p>
              </table:table-cell>
              <table:table-cell office:value-type="float" office:value="0.92">
                <text:p>0.92</text:p>
              </table:table-cell>
              <table:table-cell office:value-type="float" office:value="0.920760995941761">
                <text:p>0.920760995941761</text:p>
              </table:table-cell>
              <table:table-cell office:value-type="float" office:value="0.222504508444373">
                <text:p>0.222504508444373</text:p>
              </table:table-cell>
            </table:table-row>
            <table:table-row>
              <table:table-cell office:value-type="string">
                <text:p>97</text:p>
              </table:table-cell>
              <table:table-cell office:value-type="float" office:value="0.94">
                <text:p>0.94</text:p>
              </table:table-cell>
              <table:table-cell office:value-type="float" office:value="0.940576578499885">
                <text:p>0.940576578499885</text:p>
              </table:table-cell>
              <table:table-cell office:value-type="float" office:value="0.193657431897989">
                <text:p>0.193657431897989</text:p>
              </table:table-cell>
            </table:table-row>
            <table:table-row>
              <table:table-cell office:value-type="string">
                <text:p>98</text:p>
              </table:table-cell>
              <table:table-cell office:value-type="float" office:value="0.96">
                <text:p>0.96</text:p>
              </table:table-cell>
              <table:table-cell office:value-type="float" office:value="0.960388271836576">
                <text:p>0.960388271836576</text:p>
              </table:table-cell>
              <table:table-cell office:value-type="float" office:value="0.158902309153534">
                <text:p>0.158902309153534</text:p>
              </table:table-cell>
            </table:table-row>
            <table:table-row>
              <table:table-cell office:value-type="string">
                <text:p>99</text:p>
              </table:table-cell>
              <table:table-cell office:value-type="float" office:value="0.98">
                <text:p>0.98</text:p>
              </table:table-cell>
              <table:table-cell office:value-type="float" office:value="0.980196078241002">
                <text:p>0.980196078241002</text:p>
              </table:table-cell>
              <table:table-cell office:value-type="float" office:value="0.112910491220276">
                <text:p>0.112910491220276</text:p>
              </table:table-cell>
            </table:table-row>
            <table:table-row>
              <table:table-cell office:value-type="string">
                <text:p>1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1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4/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start"/>
      <style:graphic-properties svg:stroke-color="#b3b3b3"/>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800080" draw:fill-color="#800080"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158466" draw:fill-color="#158466"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0000" draw:fill-color="#ff0000"/>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scatter" chart:style-name="ch1">
        <chart:title svg:x="3.45cm" svg:y="0.315cm" chart:style-name="ch2">
          <text:p>Arbitrary function from radial basis functions</text:p>
        </chart:title>
        <chart:legend chart:legend-position="end" svg:x="12.496cm" svg:y="3.441cm" style:legend-expansion="high" chart:style-name="ch3"/>
        <chart:plot-area chart:style-name="ch4" chart:data-source-has-labels="both" svg:x="0.319cm" svg:y="1.299cm" svg:width="11.858cm" svg:height="7.521cm">
          <chartooo:coordinate-region svg:x="1.184cm" svg:y="1.437cm" svg:width="10.748cm" svg:height="7.116cm"/>
          <chart:axis chart:dimension="x" chart:name="primary-x" chart:style-name="ch5" chartooo:axis-type="auto">
            <chart:categories table:cell-range-address="local-table.$A$2:.$A$133"/>
          </chart:axis>
          <chart:axis chart:dimension="y" chart:name="primary-y" chart:style-name="ch6"/>
          <chart:series chart:style-name="ch7" chart:values-cell-range-address="local-table.$C$2:.$C$133" chart:label-cell-address="local-table.$C$1" chart:class="chart:scatter">
            <chart:domain table:cell-range-address="local-table.$B$2:.$B$133"/>
            <chart:data-point chart:repeated="132"/>
          </chart:series>
          <chart:series chart:style-name="ch8" chart:values-cell-range-address="local-table.$D$2:.$D$133" chart:label-cell-address="local-table.$D$1" chart:class="chart:scatter">
            <chart:data-point chart:repeated="132"/>
          </chart:series>
          <chart:series chart:style-name="ch9" chart:values-cell-range-address="local-table.$E$2:.$E$133" chart:label-cell-address="local-table.$E$1" chart:class="chart:scatter">
            <chart:data-point chart:repeated="132"/>
          </chart:series>
          <chart:series chart:style-name="ch10" chart:values-cell-range-address="local-table.$F$2:.$F$133" chart:label-cell-address="local-table.$F$1" chart:class="chart:scatter">
            <chart:data-point chart:repeated="132"/>
          </chart:series>
          <chart:wall chart:style-name="ch11"/>
          <chart:floor chart:style-name="ch12"/>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Series1</text:p>
              </table:table-cell>
              <table:table-cell office:value-type="string">
                <text:p>φ a=-1, p=1</text:p>
              </table:table-cell>
              <table:table-cell office:value-type="string">
                <text:p>φ a=0, p=2</text:p>
              </table:table-cell>
              <table:table-cell office:value-type="string">
                <text:p>φ a=1, p=-0.5</text:p>
              </table:table-cell>
              <table:table-cell office:value-type="string">
                <text:p>ψ</text:p>
              </table:table-cell>
            </table:table-row>
          </table:table-header-rows>
          <table:table-rows>
            <table:table-row>
              <table:table-cell office:value-type="string">
                <text:p>1</text:p>
              </table:table-cell>
              <table:table-cell office:value-type="float" office:value="-1.3">
                <text:p>-1.3</text:p>
              </table:table-cell>
              <table:table-cell office:value-type="float" office:value="0.873715911688034">
                <text:p>0.873715911688034</text:p>
              </table:table-cell>
              <table:table-cell office:value-type="float" office:value="0.158523438529463">
                <text:p>0.158523438529463</text:p>
              </table:table-cell>
              <table:table-cell office:value-type="float" office:value="-0.000178995985354901">
                <text:p>-0.000178995985354901</text:p>
              </table:table-cell>
              <table:table-cell office:value-type="float" office:value="1.03206035423214">
                <text:p>1.03206035423214</text:p>
              </table:table-cell>
            </table:table-row>
            <table:table-row>
              <table:table-cell office:value-type="string">
                <text:p>2</text:p>
              </table:table-cell>
              <table:table-cell office:value-type="float" office:value="-1.28">
                <text:p>-1.28</text:p>
              </table:table-cell>
              <table:table-cell office:value-type="float" office:value="0.889051602140828">
                <text:p>0.889051602140828</text:p>
              </table:table-cell>
              <table:table-cell office:value-type="float" office:value="0.171280482198524">
                <text:p>0.171280482198524</text:p>
              </table:table-cell>
              <table:table-cell office:value-type="float" office:value="-0.000205359761955336">
                <text:p>-0.000205359761955336</text:p>
              </table:table-cell>
              <table:table-cell office:value-type="float" office:value="1.0601267245774">
                <text:p>1.0601267245774</text:p>
              </table:table-cell>
            </table:table-row>
            <table:table-row>
              <table:table-cell office:value-type="string">
                <text:p>3</text:p>
              </table:table-cell>
              <table:table-cell office:value-type="float" office:value="-1.26">
                <text:p>-1.26</text:p>
              </table:table-cell>
              <table:table-cell office:value-type="float" office:value="0.903571531977711">
                <text:p>0.903571531977711</text:p>
              </table:table-cell>
              <table:table-cell office:value-type="float" office:value="0.184842194718166">
                <text:p>0.184842194718166</text:p>
              </table:table-cell>
              <table:table-cell office:value-type="float" office:value="-0.000235324021043223">
                <text:p>-0.000235324021043223</text:p>
              </table:table-cell>
              <table:table-cell office:value-type="float" office:value="1.08817840267483">
                <text:p>1.08817840267483</text:p>
              </table:table-cell>
            </table:table-row>
            <table:table-row>
              <table:table-cell office:value-type="string">
                <text:p>4</text:p>
              </table:table-cell>
              <table:table-cell office:value-type="float" office:value="-1.24">
                <text:p>-1.24</text:p>
              </table:table-cell>
              <table:table-cell office:value-type="float" office:value="0.917227266925415">
                <text:p>0.917227266925415</text:p>
              </table:table-cell>
              <table:table-cell office:value-type="float" office:value="0.199238472101442">
                <text:p>0.199238472101442</text:p>
              </table:table-cell>
              <table:table-cell office:value-type="float" office:value="-0.000269336998325431">
                <text:p>-0.000269336998325431</text:p>
              </table:table-cell>
              <table:table-cell office:value-type="float" office:value="1.11619640202853">
                <text:p>1.11619640202853</text:p>
              </table:table-cell>
            </table:table-row>
            <table:table-row>
              <table:table-cell office:value-type="string">
                <text:p>5</text:p>
              </table:table-cell>
              <table:table-cell office:value-type="float" office:value="-1.22">
                <text:p>-1.22</text:p>
              </table:table-cell>
              <table:table-cell office:value-type="float" office:value="0.929972744735786">
                <text:p>0.929972744735786</text:p>
              </table:table-cell>
              <table:table-cell office:value-type="float" office:value="0.214498438697508">
                <text:p>0.214498438697508</text:p>
              </table:table-cell>
              <table:table-cell office:value-type="float" office:value="-0.0003078964045107">
                <text:p>-0.0003078964045107</text:p>
              </table:table-cell>
              <table:table-cell office:value-type="float" office:value="1.14416328702878">
                <text:p>1.14416328702878</text:p>
              </table:table-cell>
            </table:table-row>
            <table:table-row>
              <table:table-cell office:value-type="string">
                <text:p>6</text:p>
              </table:table-cell>
              <table:table-cell office:value-type="float" office:value="-1.2">
                <text:p>-1.2</text:p>
              </table:table-cell>
              <table:table-cell office:value-type="float" office:value="0.941764533584249">
                <text:p>0.941764533584249</text:p>
              </table:table-cell>
              <table:table-cell office:value-type="float" office:value="0.230650242076125">
                <text:p>0.230650242076125</text:p>
              </table:table-cell>
              <table:table-cell office:value-type="float" office:value="-0.000351554017803241">
                <text:p>-0.000351554017803241</text:p>
              </table:table-cell>
              <table:table-cell office:value-type="float" office:value="1.17206322164257">
                <text:p>1.17206322164257</text:p>
              </table:table-cell>
            </table:table-row>
            <table:table-row>
              <table:table-cell office:value-type="string">
                <text:p>7</text:p>
              </table:table-cell>
              <table:table-cell office:value-type="float" office:value="-1.18">
                <text:p>-1.18</text:p>
              </table:table-cell>
              <table:table-cell office:value-type="float" office:value="0.952562078335032">
                <text:p>0.952562078335032</text:p>
              </table:table-cell>
              <table:table-cell office:value-type="float" office:value="0.247720838155157">
                <text:p>0.247720838155157</text:p>
              </table:table-cell>
              <table:table-cell office:value-type="float" office:value="-0.000400920589853047">
                <text:p>-0.000400920589853047</text:p>
              </table:table-cell>
              <table:table-cell office:value-type="float" office:value="1.19988199590034">
                <text:p>1.19988199590034</text:p>
              </table:table-cell>
            </table:table-row>
            <table:table-row>
              <table:table-cell office:value-type="string">
                <text:p>8</text:p>
              </table:table-cell>
              <table:table-cell office:value-type="float" office:value="-1.16">
                <text:p>-1.16</text:p>
              </table:table-cell>
              <table:table-cell office:value-type="float" office:value="0.96232793272161">
                <text:p>0.96232793272161</text:p>
              </table:table-cell>
              <table:table-cell office:value-type="float" office:value="0.265735767427682">
                <text:p>0.265735767427682</text:p>
              </table:table-cell>
              <table:table-cell office:value-type="float" office:value="-0.00045667107226554">
                <text:p>-0.00045667107226554</text:p>
              </table:table-cell>
              <table:table-cell office:value-type="float" office:value="1.22760702907703">
                <text:p>1.22760702907703</text:p>
              </table:table-cell>
            </table:table-row>
            <table:table-row>
              <table:table-cell office:value-type="string">
                <text:p>9</text:p>
              </table:table-cell>
              <table:table-cell office:value-type="float" office:value="-1.14">
                <text:p>-1.14</text:p>
              </table:table-cell>
              <table:table-cell office:value-type="float" office:value="0.971027975583774">
                <text:p>0.971027975583774</text:p>
              </table:table-cell>
              <table:table-cell office:value-type="float" office:value="0.284718923287842">
                <text:p>0.284718923287842</text:p>
              </table:table-cell>
              <table:table-cell office:value-type="float" office:value="-0.00051955016890868">
                <text:p>-0.00051955016890868</text:p>
              </table:table-cell>
              <table:table-cell office:value-type="float" office:value="1.25522734870271">
                <text:p>1.25522734870271</text:p>
              </table:table-cell>
            </table:table-row>
            <table:table-row>
              <table:table-cell office:value-type="string">
                <text:p>10</text:p>
              </table:table-cell>
              <table:table-cell office:value-type="float" office:value="-1.12">
                <text:p>-1.12</text:p>
              </table:table-cell>
              <table:table-cell office:value-type="float" office:value="0.978631609414885">
                <text:p>0.978631609414885</text:p>
              </table:table-cell>
              <table:table-cell office:value-type="float" office:value="0.304692313597763">
                <text:p>0.304692313597763</text:p>
              </table:table-cell>
              <table:table-cell office:value-type="float" office:value="-0.000590378217073158">
                <text:p>-0.000590378217073158</text:p>
              </table:table-cell>
              <table:table-cell office:value-type="float" office:value="1.28273354479558">
                <text:p>1.28273354479558</text:p>
              </table:table-cell>
            </table:table-row>
            <table:table-row>
              <table:table-cell office:value-type="string">
                <text:p>11</text:p>
              </table:table-cell>
              <table:table-cell office:value-type="float" office:value="-1.1">
                <text:p>-1.1</text:p>
              </table:table-cell>
              <table:table-cell office:value-type="float" office:value="0.985111939603063">
                <text:p>0.985111939603063</text:p>
              </table:table-cell>
              <table:table-cell office:value-type="float" office:value="0.325675816780394">
                <text:p>0.325675816780394</text:p>
              </table:table-cell>
              <table:table-cell office:value-type="float" office:value="-0.000670057398021409">
                <text:p>-0.000670057398021409</text:p>
              </table:table-cell>
              <table:table-cell office:value-type="float" office:value="1.31011769898544">
                <text:p>1.31011769898544</text:p>
              </table:table-cell>
            </table:table-row>
            <table:table-row>
              <table:table-cell office:value-type="string">
                <text:p>12</text:p>
              </table:table-cell>
              <table:table-cell office:value-type="float" office:value="-1.08">
                <text:p>-1.08</text:p>
              </table:table-cell>
              <table:table-cell office:value-type="float" office:value="0.990445932897216">
                <text:p>0.990445932897216</text:p>
              </table:table-cell>
              <table:table-cell office:value-type="float" office:value="0.347686933863189">
                <text:p>0.347686933863189</text:p>
              </table:table-cell>
              <table:table-cell office:value-type="float" office:value="-0.000759578274585615">
                <text:p>-0.000759578274585615</text:p>
              </table:table-cell>
              <table:table-cell office:value-type="float" office:value="1.33737328848582">
                <text:p>1.33737328848582</text:p>
              </table:table-cell>
            </table:table-row>
            <table:table-row>
              <table:table-cell office:value-type="string">
                <text:p>13</text:p>
              </table:table-cell>
              <table:table-cell office:value-type="float" office:value="-1.06">
                <text:p>-1.06</text:p>
              </table:table-cell>
              <table:table-cell office:value-type="float" office:value="0.994614553791391">
                <text:p>0.994614553791391</text:p>
              </table:table-cell>
              <table:table-cell office:value-type="float" office:value="0.37074053803353">
                <text:p>0.37074053803353</text:p>
              </table:table-cell>
              <table:table-cell office:value-type="float" office:value="-0.000860026650227746">
                <text:p>-0.000860026650227746</text:p>
              </table:table-cell>
              <table:table-cell office:value-type="float" office:value="1.36449506517469">
                <text:p>1.36449506517469</text:p>
              </table:table-cell>
            </table:table-row>
            <table:table-row>
              <table:table-cell office:value-type="string">
                <text:p>14</text:p>
              </table:table-cell>
              <table:table-cell office:value-type="float" office:value="-1.04">
                <text:p>-1.04</text:p>
              </table:table-cell>
              <table:table-cell office:value-type="float" office:value="0.997602877697382">
                <text:p>0.997602877697382</text:p>
              </table:table-cell>
              <table:table-cell office:value-type="float" office:value="0.394848623396764">
                <text:p>0.394848623396764</text:p>
              </table:table-cell>
              <table:table-cell office:value-type="float" office:value="-0.000972590740342213">
                <text:p>-0.000972590740342213</text:p>
              </table:table-cell>
              <table:table-cell office:value-type="float" office:value="1.3914789103538">
                <text:p>1.3914789103538</text:p>
              </table:table-cell>
            </table:table-row>
            <table:table-row>
              <table:table-cell office:value-type="string">
                <text:p>15</text:p>
              </table:table-cell>
              <table:table-cell office:value-type="float" office:value="-1.02">
                <text:p>-1.02</text:p>
              </table:table-cell>
              <table:table-cell office:value-type="float" office:value="0.999400179964005">
                <text:p>0.999400179964005</text:p>
              </table:table-cell>
              <table:table-cell office:value-type="float" office:value="0.420020054749947">
                <text:p>0.420020054749947</text:p>
              </table:table-cell>
              <table:table-cell office:value-type="float" office:value="-0.00109856864255382">
                <text:p>-0.00109856864255382</text:p>
              </table:table-cell>
              <table:table-cell office:value-type="float" office:value="1.4183216660714">
                <text:p>1.4183216660714</text:p>
              </table:table-cell>
            </table:table-row>
            <table:table-row>
              <table:table-cell office:value-type="string">
                <text:p>16</text:p>
              </table:table-cell>
              <table:table-cell office:value-type="float" office:value="-1">
                <text:p>-1</text:p>
              </table:table-cell>
              <table:table-cell office:value-type="float" office:value="1">
                <text:p>1</text:p>
              </table:table-cell>
              <table:table-cell office:value-type="float" office:value="0.44626032029686">
                <text:p>0.44626032029686</text:p>
              </table:table-cell>
              <table:table-cell office:value-type="float" office:value="-0.00123937608833318">
                <text:p>-0.00123937608833318</text:p>
              </table:table-cell>
              <table:table-cell office:value-type="float" office:value="1.44502094420853">
                <text:p>1.44502094420853</text:p>
              </table:table-cell>
            </table:table-row>
            <table:table-row>
              <table:table-cell office:value-type="string">
                <text:p>17</text:p>
              </table:table-cell>
              <table:table-cell office:value-type="float" office:value="-0.98">
                <text:p>-0.98</text:p>
              </table:table-cell>
              <table:table-cell office:value-type="float" office:value="0.999400179964005">
                <text:p>0.999400179964005</text:p>
              </table:table-cell>
              <table:table-cell office:value-type="float" office:value="0.473571289330762">
                <text:p>0.473571289330762</text:p>
              </table:table-cell>
              <table:table-cell office:value-type="float" office:value="-0.00139655445341629">
                <text:p>-0.00139655445341629</text:p>
              </table:table-cell>
              <table:table-cell office:value-type="float" office:value="1.47157491484135">
                <text:p>1.47157491484135</text:p>
              </table:table-cell>
            </table:table-row>
            <table:table-row>
              <table:table-cell office:value-type="string">
                <text:p>18</text:p>
              </table:table-cell>
              <table:table-cell office:value-type="float" office:value="-0.96">
                <text:p>-0.96</text:p>
              </table:table-cell>
              <table:table-cell office:value-type="float" office:value="0.997602877697382">
                <text:p>0.997602877697382</text:p>
              </table:table-cell>
              <table:table-cell office:value-type="float" office:value="0.501950976998713">
                <text:p>0.501950976998713</text:p>
              </table:table-cell>
              <table:table-cell office:value-type="float" office:value="-0.00157177899927689">
                <text:p>-0.00157177899927689</text:p>
              </table:table-cell>
              <table:table-cell office:value-type="float" office:value="1.49798207569682">
                <text:p>1.49798207569682</text:p>
              </table:table-cell>
            </table:table-row>
            <table:table-row>
              <table:table-cell office:value-type="string">
                <text:p>19</text:p>
              </table:table-cell>
              <table:table-cell office:value-type="float" office:value="-0.94">
                <text:p>-0.94</text:p>
              </table:table-cell>
              <table:table-cell office:value-type="float" office:value="0.994614553791391">
                <text:p>0.994614553791391</text:p>
              </table:table-cell>
              <table:table-cell office:value-type="float" office:value="0.531393318333386">
                <text:p>0.531393318333386</text:p>
              </table:table-cell>
              <table:table-cell office:value-type="float" office:value="-0.0017668673122667">
                <text:p>-0.0017668673122667</text:p>
              </table:table-cell>
              <table:table-cell office:value-type="float" office:value="1.52424100481251">
                <text:p>1.52424100481251</text:p>
              </table:table-cell>
            </table:table-row>
            <table:table-row>
              <table:table-cell office:value-type="string">
                <text:p>20</text:p>
              </table:table-cell>
              <table:table-cell office:value-type="float" office:value="-0.92">
                <text:p>-0.92</text:p>
              </table:table-cell>
              <table:table-cell office:value-type="float" office:value="0.990445932897216">
                <text:p>0.990445932897216</text:p>
              </table:table-cell>
              <table:table-cell office:value-type="float" office:value="0.561887953793233">
                <text:p>0.561887953793233</text:p>
              </table:table-cell>
              <table:table-cell office:value-type="float" office:value="-0.00198378790102407">
                <text:p>-0.00198378790102407</text:p>
              </table:table-cell>
              <table:table-cell office:value-type="float" office:value="1.55035009878943">
                <text:p>1.55035009878943</text:p>
              </table:table-cell>
            </table:table-row>
            <table:table-row>
              <table:table-cell office:value-type="string">
                <text:p>21</text:p>
              </table:table-cell>
              <table:table-cell office:value-type="float" office:value="-0.9">
                <text:p>-0.9</text:p>
              </table:table-cell>
              <table:table-cell office:value-type="float" office:value="0.985111939603063">
                <text:p>0.985111939603063</text:p>
              </table:table-cell>
              <table:table-cell office:value-type="float" office:value="0.59342002858809">
                <text:p>0.59342002858809</text:p>
              </table:table-cell>
              <table:table-cell office:value-type="float" office:value="-0.0022246689063757">
                <text:p>-0.0022246689063757</text:p>
              </table:table-cell>
              <table:table-cell office:value-type="float" office:value="1.57630729928478">
                <text:p>1.57630729928478</text:p>
              </table:table-cell>
            </table:table-row>
            <table:table-row>
              <table:table-cell office:value-type="string">
                <text:p>22</text:p>
              </table:table-cell>
              <table:table-cell office:value-type="float" office:value="-0.88">
                <text:p>-0.88</text:p>
              </table:table-cell>
              <table:table-cell office:value-type="float" office:value="0.978631609414885">
                <text:p>0.978631609414885</text:p>
              </table:table-cell>
              <table:table-cell office:value-type="float" office:value="0.625970008083167">
                <text:p>0.625970008083167</text:p>
              </table:table-cell>
              <table:table-cell office:value-type="float" office:value="-0.00249180687124656">
                <text:p>-0.00249180687124656</text:p>
              </table:table-cell>
              <table:table-cell office:value-type="float" office:value="1.60210981062681">
                <text:p>1.60210981062681</text:p>
              </table:table-cell>
            </table:table-row>
            <table:table-row>
              <table:table-cell office:value-type="string">
                <text:p>23</text:p>
              </table:table-cell>
              <table:table-cell office:value-type="float" office:value="-0.86">
                <text:p>-0.86</text:p>
              </table:table-cell>
              <table:table-cell office:value-type="float" office:value="0.971027975583775">
                <text:p>0.971027975583775</text:p>
              </table:table-cell>
              <table:table-cell office:value-type="float" office:value="0.659513511568626">
                <text:p>0.659513511568626</text:p>
              </table:table-cell>
              <table:table-cell office:value-type="float" office:value="-0.0027876755110854">
                <text:p>-0.0027876755110854</text:p>
              </table:table-cell>
              <table:table-cell office:value-type="float" office:value="1.62775381164132">
                <text:p>1.62775381164132</text:p>
              </table:table-cell>
            </table:table-row>
            <table:table-row>
              <table:table-cell office:value-type="string">
                <text:p>24</text:p>
              </table:table-cell>
              <table:table-cell office:value-type="float" office:value="-0.84">
                <text:p>-0.84</text:p>
              </table:table-cell>
              <table:table-cell office:value-type="float" office:value="0.96232793272161">
                <text:p>0.96232793272161</text:p>
              </table:table-cell>
              <table:table-cell office:value-type="float" office:value="0.694021166653262">
                <text:p>0.694021166653262</text:p>
              </table:table-cell>
              <table:table-cell office:value-type="float" office:value="-0.00311493441804972">
                <text:p>-0.00311493441804972</text:p>
              </table:table-cell>
              <table:table-cell office:value-type="float" office:value="1.65323416495682">
                <text:p>1.65323416495682</text:p>
              </table:table-cell>
            </table:table-row>
            <table:table-row>
              <table:table-cell office:value-type="string">
                <text:p>25</text:p>
              </table:table-cell>
              <table:table-cell office:value-type="float" office:value="-0.82">
                <text:p>-0.82</text:p>
              </table:table-cell>
              <table:table-cell office:value-type="float" office:value="0.952562078335032">
                <text:p>0.952562078335032</text:p>
              </table:table-cell>
              <table:table-cell office:value-type="float" office:value="0.729458486488302">
                <text:p>0.729458486488302</text:p>
              </table:table-cell>
              <table:table-cell office:value-type="float" office:value="-0.00347643762472814">
                <text:p>-0.00347643762472814</text:p>
              </table:table-cell>
              <table:table-cell office:value-type="float" office:value="1.67854412719861">
                <text:p>1.67854412719861</text:p>
              </table:table-cell>
            </table:table-row>
            <table:table-row>
              <table:table-cell office:value-type="string">
                <text:p>26</text:p>
              </table:table-cell>
              <table:table-cell office:value-type="float" office:value="-0.8">
                <text:p>-0.8</text:p>
              </table:table-cell>
              <table:table-cell office:value-type="float" office:value="0.941764533584249">
                <text:p>0.941764533584249</text:p>
              </table:table-cell>
              <table:table-cell office:value-type="float" office:value="0.765785771950224">
                <text:p>0.765785771950224</text:p>
              </table:table-cell>
              <table:table-cell office:value-type="float" office:value="-0.00387524194556835">
                <text:p>-0.00387524194556835</text:p>
              </table:table-cell>
              <table:table-cell office:value-type="float" office:value="1.7036750635889">
                <text:p>1.7036750635889</text:p>
              </table:table-cell>
            </table:table-row>
            <table:table-row>
              <table:table-cell office:value-type="string">
                <text:p>27</text:p>
              </table:table-cell>
              <table:table-cell office:value-type="float" office:value="-0.78">
                <text:p>-0.78</text:p>
              </table:table-cell>
              <table:table-cell office:value-type="float" office:value="0.929972744735786">
                <text:p>0.929972744735786</text:p>
              </table:table-cell>
              <table:table-cell office:value-type="float" office:value="0.802958040809328">
                <text:p>0.802958040809328</text:p>
              </table:table-cell>
              <table:table-cell office:value-type="float" office:value="-0.00431461500649754">
                <text:p>-0.00431461500649754</text:p>
              </table:table-cell>
              <table:table-cell office:value-type="float" office:value="1.72861617053862">
                <text:p>1.72861617053862</text:p>
              </table:table-cell>
            </table:table-row>
            <table:table-row>
              <table:table-cell office:value-type="string">
                <text:p>28</text:p>
              </table:table-cell>
              <table:table-cell office:value-type="float" office:value="-0.76">
                <text:p>-0.76</text:p>
              </table:table-cell>
              <table:table-cell office:value-type="float" office:value="0.917227266925415">
                <text:p>0.917227266925415</text:p>
              </table:table-cell>
              <table:table-cell office:value-type="float" office:value="0.840924985783342">
                <text:p>0.840924985783342</text:p>
              </table:table-cell>
              <table:table-cell office:value-type="float" office:value="-0.00479804286554598">
                <text:p>-0.00479804286554598</text:p>
              </table:table-cell>
              <table:table-cell office:value-type="float" office:value="1.75335420984321">
                <text:p>1.75335420984321</text:p>
              </table:table-cell>
            </table:table-row>
            <table:table-row>
              <table:table-cell office:value-type="string">
                <text:p>29</text:p>
              </table:table-cell>
              <table:table-cell office:value-type="float" office:value="-0.74">
                <text:p>-0.74</text:p>
              </table:table-cell>
              <table:table-cell office:value-type="float" office:value="0.903571531977711">
                <text:p>0.903571531977711</text:p>
              </table:table-cell>
              <table:table-cell office:value-type="float" office:value="0.879630963222717">
                <text:p>0.879630963222717</text:p>
              </table:table-cell>
              <table:table-cell office:value-type="float" office:value="-0.00532923711970341">
                <text:p>-0.00532923711970341</text:p>
              </table:table-cell>
              <table:table-cell office:value-type="float" office:value="1.77787325808073">
                <text:p>1.77787325808073</text:p>
              </table:table-cell>
            </table:table-row>
            <table:table-row>
              <table:table-cell office:value-type="string">
                <text:p>30</text:p>
              </table:table-cell>
              <table:table-cell office:value-type="float" office:value="-0.72">
                <text:p>-0.72</text:p>
              </table:table-cell>
              <table:table-cell office:value-type="float" office:value="0.889051602140828">
                <text:p>0.889051602140828</text:p>
              </table:table-cell>
              <table:table-cell office:value-type="float" office:value="0.91901501399694">
                <text:p>0.91901501399694</text:p>
              </table:table-cell>
              <table:table-cell office:value-type="float" office:value="-0.00591214138584803">
                <text:p>-0.00591214138584803</text:p>
              </table:table-cell>
              <table:table-cell office:value-type="float" office:value="1.80215447475192">
                <text:p>1.80215447475192</text:p>
              </table:table-cell>
            </table:table-row>
            <table:table-row>
              <table:table-cell office:value-type="string">
                <text:p>31</text:p>
              </table:table-cell>
              <table:table-cell office:value-type="float" office:value="-0.7">
                <text:p>-0.7</text:p>
              </table:table-cell>
              <table:table-cell office:value-type="float" office:value="0.873715911688035">
                <text:p>0.873715911688035</text:p>
              </table:table-cell>
              <table:table-cell office:value-type="float" office:value="0.959010917949788">
                <text:p>0.959010917949788</text:p>
              </table:table-cell>
              <table:table-cell office:value-type="float" office:value="-0.00655093703649581">
                <text:p>-0.00655093703649581</text:p>
              </table:table-cell>
              <table:table-cell office:value-type="float" office:value="1.82617589260133">
                <text:p>1.82617589260133</text:p>
              </table:table-cell>
            </table:table-row>
            <table:table-row>
              <table:table-cell office:value-type="string">
                <text:p>32</text:p>
              </table:table-cell>
              <table:table-cell office:value-type="float" office:value="-0.68">
                <text:p>-0.68</text:p>
              </table:table-cell>
              <table:table-cell office:value-type="float" office:value="0.857614998410769">
                <text:p>0.857614998410769</text:p>
              </table:table-cell>
              <table:table-cell office:value-type="float" office:value="0.999547283067195">
                <text:p>0.999547283067195</text:p>
              </table:table-cell>
              <table:table-cell office:value-type="float" office:value="-0.00725004806443748">
                <text:p>-0.00725004806443748</text:p>
              </table:table-cell>
              <table:table-cell office:value-type="float" office:value="1.84991223341353">
                <text:p>1.84991223341353</text:p>
              </table:table-cell>
            </table:table-row>
            <table:table-row>
              <table:table-cell office:value-type="string">
                <text:p>33</text:p>
              </table:table-cell>
              <table:table-cell office:value-type="float" office:value="-0.66">
                <text:p>-0.66</text:p>
              </table:table-cell>
              <table:table-cell office:value-type="float" office:value="0.840801227080723">
                <text:p>0.840801227080723</text:p>
              </table:table-cell>
              <table:table-cell office:value-type="float" office:value="1.04054767025555">
                <text:p>1.04054767025555</text:p>
              </table:table-cell>
              <table:table-cell office:value-type="float" office:value="-0.00801414494418357">
                <text:p>-0.00801414494418357</text:p>
              </table:table-cell>
              <table:table-cell office:value-type="float" office:value="1.87333475239209">
                <text:p>1.87333475239209</text:p>
              </table:table-cell>
            </table:table-row>
            <table:table-row>
              <table:table-cell office:value-type="string">
                <text:p>34</text:p>
              </table:table-cell>
              <table:table-cell office:value-type="float" office:value="-0.64">
                <text:p>-0.64</text:p>
              </table:table-cell>
              <table:table-cell office:value-type="float" office:value="0.823328506990717">
                <text:p>0.823328506990717</text:p>
              </table:table-cell>
              <table:table-cell office:value-type="float" office:value="1.08193075436266">
                <text:p>1.08193075436266</text:p>
              </table:table-cell>
              <table:table-cell office:value-type="float" office:value="-0.00884814735265327">
                <text:p>-0.00884814735265327</text:p>
              </table:table-cell>
              <table:table-cell office:value-type="float" office:value="1.89641111400072">
                <text:p>1.89641111400072</text:p>
              </table:table-cell>
            </table:table-row>
            <table:table-row>
              <table:table-cell office:value-type="string">
                <text:p>35</text:p>
              </table:table-cell>
              <table:table-cell office:value-type="float" office:value="-0.62">
                <text:p>-0.62</text:p>
              </table:table-cell>
              <table:table-cell office:value-type="float" office:value="0.805252005695708">
                <text:p>0.805252005695708</text:p>
              </table:table-cell>
              <table:table-cell office:value-type="float" office:value="1.12361052179022">
                <text:p>1.12361052179022</text:p>
              </table:table-cell>
              <table:table-cell office:value-type="float" office:value="-0.00975722560685403">
                <text:p>-0.00975722560685403</text:p>
              </table:table-cell>
              <table:table-cell office:value-type="float" office:value="1.91910530187907">
                <text:p>1.91910530187907</text:p>
              </table:table-cell>
            </table:table-row>
            <table:table-row>
              <table:table-cell office:value-type="string">
                <text:p>36</text:p>
              </table:table-cell>
              <table:table-cell office:value-type="float" office:value="-0.6">
                <text:p>-0.6</text:p>
              </table:table-cell>
              <table:table-cell office:value-type="float" office:value="0.786627861066553">
                <text:p>0.786627861066553</text:p>
              </table:table-cell>
              <table:table-cell office:value-type="float" office:value="1.16549650474798">
                <text:p>1.16549650474798</text:p>
              </table:table-cell>
              <table:table-cell office:value-type="float" office:value="-0.010746800672545">
                <text:p>-0.010746800672545</text:p>
              </table:table-cell>
              <table:table-cell office:value-type="float" office:value="1.94137756514199">
                <text:p>1.94137756514199</text:p>
              </table:table-cell>
            </table:table-row>
            <table:table-row>
              <table:table-cell office:value-type="string">
                <text:p>37</text:p>
              </table:table-cell>
              <table:table-cell office:value-type="float" office:value="-0.58">
                <text:p>-0.58</text:p>
              </table:table-cell>
              <table:table-cell office:value-type="float" office:value="0.767512893740506">
                <text:p>0.767512893740506</text:p>
              </table:table-cell>
              <table:table-cell office:value-type="float" office:value="1.20749405188819">
                <text:p>1.20749405188819</text:p>
              </table:table-cell>
              <table:table-cell office:value-type="float" office:value="-0.0118225425952">
                <text:p>-0.0118225425952</text:p>
              </table:table-cell>
              <table:table-cell office:value-type="float" office:value="1.9631844030335">
                <text:p>1.9631844030335</text:p>
              </table:table-cell>
            </table:table-row>
            <table:table-row>
              <table:table-cell office:value-type="string">
                <text:p>38</text:p>
              </table:table-cell>
              <table:table-cell office:value-type="float" office:value="-0.56">
                <text:p>-0.56</text:p>
              </table:table-cell>
              <table:table-cell office:value-type="float" office:value="0.747964322004639">
                <text:p>0.747964322004639</text:p>
              </table:table-cell>
              <table:table-cell office:value-type="float" office:value="1.24950463473781">
                <text:p>1.24950463473781</text:p>
              </table:table-cell>
              <table:table-cell office:value-type="float" office:value="-0.0129903672031285">
                <text:p>-0.0129903672031285</text:p>
              </table:table-cell>
              <table:table-cell office:value-type="float" office:value="1.98447858953932">
                <text:p>1.98447858953932</text:p>
              </table:table-cell>
            </table:table-row>
            <table:table-row>
              <table:table-cell office:value-type="string">
                <text:p>39</text:p>
              </table:table-cell>
              <table:table-cell office:value-type="float" office:value="-0.54">
                <text:p>-0.54</text:p>
              </table:table-cell>
              <table:table-cell office:value-type="float" office:value="0.728039481082344">
                <text:p>0.728039481082344</text:p>
              </table:table-cell>
              <table:table-cell office:value-type="float" office:value="1.29142618901777">
                <text:p>1.29142618901777</text:p>
              </table:table-cell>
              <table:table-cell office:value-type="float" office:value="-0.014256430932515">
                <text:p>-0.014256430932515</text:p>
              </table:table-cell>
              <table:table-cell office:value-type="float" office:value="2.0052092391676">
                <text:p>2.0052092391676</text:p>
              </table:table-cell>
            </table:table-row>
            <table:table-row>
              <table:table-cell office:value-type="string">
                <text:p>40</text:p>
              </table:table-cell>
              <table:table-cell office:value-type="float" office:value="-0.52">
                <text:p>-0.52</text:p>
              </table:table-cell>
              <table:table-cell office:value-type="float" office:value="0.707795548709891">
                <text:p>0.707795548709891</text:p>
              </table:table-cell>
              <table:table-cell office:value-type="float" office:value="1.33315348960756">
                <text:p>1.33315348960756</text:p>
              </table:table-cell>
              <table:table-cell office:value-type="float" office:value="-0.0156271236255458">
                <text:p>-0.0156271236255458</text:p>
              </table:table-cell>
              <table:table-cell office:value-type="float" office:value="2.0253219146919">
                <text:p>2.0253219146919</text:p>
              </table:table-cell>
            </table:table-row>
            <table:table-row>
              <table:table-cell office:value-type="string">
                <text:p>41</text:p>
              </table:table-cell>
              <table:table-cell office:value-type="float" office:value="-0.5">
                <text:p>-0.5</text:p>
              </table:table-cell>
              <table:table-cell office:value-type="float" office:value="0.687289278790972">
                <text:p>0.687289278790972</text:p>
              </table:table-cell>
              <table:table-cell office:value-type="float" office:value="1.37457855758194">
                <text:p>1.37457855758194</text:p>
              </table:table-cell>
              <table:table-cell office:value-type="float" office:value="-0.017109059155833">
                <text:p>-0.017109059155833</text:p>
              </table:table-cell>
              <table:table-cell office:value-type="float" office:value="2.04475877721708">
                <text:p>2.04475877721708</text:p>
              </table:table-cell>
            </table:table-row>
            <table:table-row>
              <table:table-cell office:value-type="string">
                <text:p>42</text:p>
              </table:table-cell>
              <table:table-cell office:value-type="float" office:value="-0.48">
                <text:p>-0.48</text:p>
              </table:table-cell>
              <table:table-cell office:value-type="float" office:value="0.666576744803778">
                <text:p>0.666576744803778</text:p>
              </table:table-cell>
              <table:table-cell office:value-type="float" office:value="1.41559109741978">
                <text:p>1.41559109741978</text:p>
              </table:table-cell>
              <table:table-cell office:value-type="float" office:value="-0.0187090637401545">
                <text:p>-0.0187090637401545</text:p>
              </table:table-cell>
              <table:table-cell office:value-type="float" office:value="2.0634587784834">
                <text:p>2.0634587784834</text:p>
              </table:table-cell>
            </table:table-row>
            <table:table-row>
              <table:table-cell office:value-type="string">
                <text:p>43</text:p>
              </table:table-cell>
              <table:table-cell office:value-type="float" office:value="-0.46">
                <text:p>-0.46</text:p>
              </table:table-cell>
              <table:table-cell office:value-type="float" office:value="0.645713094508885">
                <text:p>0.645713094508885</text:p>
              </table:table-cell>
              <table:table-cell office:value-type="float" office:value="1.45607896216469">
                <text:p>1.45607896216469</text:p>
              </table:table-cell>
              <table:table-cell office:value-type="float" office:value="-0.0204341618022216">
                <text:p>-0.0204341618022216</text:p>
              </table:table-cell>
              <table:table-cell office:value-type="float" office:value="2.08135789487135">
                <text:p>2.08135789487135</text:p>
              </table:table-cell>
            </table:table-row>
            <table:table-row>
              <table:table-cell office:value-type="string">
                <text:p>44</text:p>
              </table:table-cell>
              <table:table-cell office:value-type="float" office:value="-0.44">
                <text:p>-0.44</text:p>
              </table:table-cell>
              <table:table-cell office:value-type="float" office:value="0.624752317368903">
                <text:p>0.624752317368903</text:p>
              </table:table-cell>
              <table:table-cell office:value-type="float" office:value="1.49592864400928">
                <text:p>1.49592864400928</text:p>
              </table:table-cell>
              <table:table-cell office:value-type="float" office:value="-0.0222915592628696">
                <text:p>-0.0222915592628696</text:p>
              </table:table-cell>
              <table:table-cell office:value-type="float" office:value="2.09838940211531">
                <text:p>2.09838940211531</text:p>
              </table:table-cell>
            </table:table-row>
            <table:table-row>
              <table:table-cell office:value-type="string">
                <text:p>45</text:p>
              </table:table-cell>
              <table:table-cell office:value-type="float" office:value="-0.42">
                <text:p>-0.42</text:p>
              </table:table-cell>
              <table:table-cell office:value-type="float" office:value="0.603747025944095">
                <text:p>0.603747025944095</text:p>
              </table:table-cell>
              <table:table-cell office:value-type="float" office:value="1.53502578748101">
                <text:p>1.53502578748101</text:p>
              </table:table-cell>
              <table:table-cell office:value-type="float" office:value="-0.0242886241418308">
                <text:p>-0.0242886241418308</text:p>
              </table:table-cell>
              <table:table-cell office:value-type="float" office:value="2.11448418928328">
                <text:p>2.11448418928328</text:p>
              </table:table-cell>
            </table:table-row>
            <table:table-row>
              <table:table-cell office:value-type="string">
                <text:p>46</text:p>
              </table:table-cell>
              <table:table-cell office:value-type="float" office:value="-0.4">
                <text:p>-0.4</text:p>
              </table:table-cell>
              <table:table-cell office:value-type="float" office:value="0.58274825237399">
                <text:p>0.58274825237399</text:p>
              </table:table-cell>
              <table:table-cell office:value-type="float" office:value="1.57325572213311">
                <text:p>1.57325572213311</text:p>
              </table:table-cell>
              <table:table-cell office:value-type="float" office:value="-0.0264328643691752">
                <text:p>-0.0264328643691752</text:p>
              </table:table-cell>
              <table:table-cell office:value-type="float" office:value="2.12957111013792">
                <text:p>2.12957111013792</text:p>
              </table:table-cell>
            </table:table-row>
            <table:table-row>
              <table:table-cell office:value-type="string">
                <text:p>47</text:p>
              </table:table-cell>
              <table:table-cell office:value-type="float" office:value="-0.38">
                <text:p>-0.38</text:p>
              </table:table-cell>
              <table:table-cell office:value-type="float" office:value="0.56180526089511">
                <text:p>0.56180526089511</text:p>
              </table:table-cell>
              <table:table-cell office:value-type="float" office:value="1.61050401139142">
                <text:p>1.61050401139142</text:p>
              </table:table-cell>
              <table:table-cell office:value-type="float" office:value="-0.028731902719636">
                <text:p>-0.028731902719636</text:p>
              </table:table-cell>
              <table:table-cell office:value-type="float" office:value="2.14357736956689">
                <text:p>2.14357736956689</text:p>
              </table:table-cell>
            </table:table-row>
            <table:table-row>
              <table:table-cell office:value-type="string">
                <text:p>48</text:p>
              </table:table-cell>
              <table:table-cell office:value-type="float" office:value="-0.36">
                <text:p>-0.36</text:p>
              </table:table-cell>
              <table:table-cell office:value-type="float" office:value="0.540965377181329">
                <text:p>0.540965377181329</text:p>
              </table:table-cell>
              <table:table-cell office:value-type="float" office:value="1.64665701398143">
                <text:p>1.64665701398143</text:p>
              </table:table-cell>
              <table:table-cell office:value-type="float" office:value="-0.031193448800419">
                <text:p>-0.031193448800419</text:p>
              </table:table-cell>
              <table:table-cell office:value-type="float" office:value="2.15642894236234">
                <text:p>2.15642894236234</text:p>
              </table:table-cell>
            </table:table-row>
            <table:table-row>
              <table:table-cell office:value-type="string">
                <text:p>49</text:p>
              </table:table-cell>
              <table:table-cell office:value-type="float" office:value="-0.34">
                <text:p>-0.34</text:p>
              </table:table-cell>
              <table:table-cell office:value-type="float" office:value="0.520273835127775">
                <text:p>0.520273835127775</text:p>
              </table:table-cell>
              <table:table-cell office:value-type="float" office:value="1.68160245416145">
                <text:p>1.68160245416145</text:p>
              </table:table-cell>
              <table:table-cell office:value-type="float" office:value="-0.0338252680427196">
                <text:p>-0.0338252680427196</text:p>
              </table:table-cell>
              <table:table-cell office:value-type="float" office:value="2.1680510212465">
                <text:p>2.1680510212465</text:p>
              </table:table-cell>
            </table:table-row>
            <table:table-row>
              <table:table-cell office:value-type="string">
                <text:p>50</text:p>
              </table:table-cell>
              <table:table-cell office:value-type="float" office:value="-0.32">
                <text:p>-0.32</text:p>
              </table:table-cell>
              <table:table-cell office:value-type="float" office:value="0.499773641533598">
                <text:p>0.499773641533598</text:p>
              </table:table-cell>
              <table:table-cell office:value-type="float" office:value="1.71522999682154">
                <text:p>1.71522999682154</text:p>
              </table:table-cell>
              <table:table-cell office:value-type="float" office:value="-0.0366351476690316">
                <text:p>-0.0366351476690316</text:p>
              </table:table-cell>
              <table:table-cell office:value-type="float" office:value="2.1783684906861">
                <text:p>2.1783684906861</text:p>
              </table:table-cell>
            </table:table-row>
            <table:table-row>
              <table:table-cell office:value-type="string">
                <text:p>51</text:p>
              </table:table-cell>
              <table:table-cell office:value-type="float" office:value="-0.3">
                <text:p>-0.3</text:p>
              </table:table-cell>
              <table:table-cell office:value-type="float" office:value="0.479505458974894">
                <text:p>0.479505458974894</text:p>
              </table:table-cell>
              <table:table-cell office:value-type="float" office:value="1.74743182337607">
                <text:p>1.74743182337607</text:p>
              </table:table-cell>
              <table:table-cell office:value-type="float" office:value="-0.0396308596323658">
                <text:p>-0.0396308596323658</text:p>
              </table:table-cell>
              <table:table-cell office:value-type="float" office:value="2.1873064227186">
                <text:p>2.1873064227186</text:p>
              </table:table-cell>
            </table:table-row>
            <table:table-row>
              <table:table-cell office:value-type="string">
                <text:p>52</text:p>
              </table:table-cell>
              <table:table-cell office:value-type="float" office:value="-0.28">
                <text:p>-0.28</text:p>
              </table:table-cell>
              <table:table-cell office:value-type="float" office:value="0.45950750699847">
                <text:p>0.45950750699847</text:p>
              </table:table-cell>
              <table:table-cell office:value-type="float" office:value="1.77810320428166">
                <text:p>1.77810320428166</text:p>
              </table:table-cell>
              <table:table-cell office:value-type="float" office:value="-0.0428201205496309">
                <text:p>-0.0428201205496309</text:p>
              </table:table-cell>
              <table:table-cell office:value-type="float" office:value="2.19479059073049">
                <text:p>2.19479059073049</text:p>
              </table:table-cell>
            </table:table-row>
            <table:table-row>
              <table:table-cell office:value-type="string">
                <text:p>53</text:p>
              </table:table-cell>
              <table:table-cell office:value-type="float" office:value="-0.26">
                <text:p>-0.26</text:p>
              </table:table-cell>
              <table:table-cell office:value-type="float" office:value="0.439815481611359">
                <text:p>0.439815481611359</text:p>
              </table:table-cell>
              <table:table-cell office:value-type="float" office:value="1.80714306395542">
                <text:p>1.80714306395542</text:p>
              </table:table-cell>
              <table:table-cell office:value-type="float" office:value="-0.0462105486795416">
                <text:p>-0.0462105486795416</text:p>
              </table:table-cell>
              <table:table-cell office:value-type="float" office:value="2.20074799688724">
                <text:p>2.20074799688724</text:p>
              </table:table-cell>
            </table:table-row>
            <table:table-row>
              <table:table-cell office:value-type="string">
                <text:p>54</text:p>
              </table:table-cell>
              <table:table-cell office:value-type="float" office:value="-0.24">
                <text:p>-0.24</text:p>
              </table:table-cell>
              <table:table-cell office:value-type="float" office:value="0.420462492891671">
                <text:p>0.420462492891671</text:p>
              </table:table-cell>
              <table:table-cell office:value-type="float" office:value="1.83445453385083">
                <text:p>1.83445453385083</text:p>
              </table:table-cell>
              <table:table-cell office:value-type="float" office:value="-0.0498096180253606">
                <text:p>-0.0498096180253606</text:p>
              </table:table-cell>
              <table:table-cell office:value-type="float" office:value="2.20510740871714">
                <text:p>2.20510740871714</text:p>
              </table:table-cell>
            </table:table-row>
            <table:table-row>
              <table:table-cell office:value-type="string">
                <text:p>55</text:p>
              </table:table-cell>
              <table:table-cell office:value-type="float" office:value="-0.22">
                <text:p>-0.22</text:p>
              </table:table-cell>
              <table:table-cell office:value-type="float" office:value="0.401479020404664">
                <text:p>0.401479020404664</text:p>
              </table:table-cell>
              <table:table-cell office:value-type="float" office:value="1.85994548947157">
                <text:p>1.85994548947157</text:p>
              </table:table-cell>
              <table:table-cell office:value-type="float" office:value="-0.0536246096743769">
                <text:p>-0.0536246096743769</text:p>
              </table:table-cell>
              <table:table-cell office:value-type="float" office:value="2.20779990020186">
                <text:p>2.20779990020186</text:p>
              </table:table-cell>
            </table:table-row>
            <table:table-row>
              <table:table-cell office:value-type="string">
                <text:p>56</text:p>
              </table:table-cell>
              <table:table-cell office:value-type="float" office:value="-0.2">
                <text:p>-0.2</text:p>
              </table:table-cell>
              <table:table-cell office:value-type="float" office:value="0.382892885975112">
                <text:p>0.382892885975112</text:p>
              </table:table-cell>
              <table:table-cell office:value-type="float" office:value="1.8835290671685">
                <text:p>1.8835290671685</text:p>
              </table:table-cell>
              <table:table-cell office:value-type="float" office:value="-0.0576625605190313">
                <text:p>-0.0576625605190313</text:p>
              </table:table-cell>
              <table:table-cell office:value-type="float" office:value="2.20875939262458">
                <text:p>2.20875939262458</text:p>
              </table:table-cell>
            </table:table-row>
            <table:table-row>
              <table:table-cell office:value-type="string">
                <text:p>57</text:p>
              </table:table-cell>
              <table:table-cell office:value-type="float" office:value="-0.18">
                <text:p>-0.18</text:p>
              </table:table-cell>
              <table:table-cell office:value-type="float" office:value="0.364729243244151">
                <text:p>0.364729243244151</text:p>
              </table:table-cell>
              <table:table-cell office:value-type="float" office:value="1.90512415667006">
                <text:p>1.90512415667006</text:p>
              </table:table-cell>
              <table:table-cell office:value-type="float" office:value="-0.0619302095387892">
                <text:p>-0.0619302095387892</text:p>
              </table:table-cell>
              <table:table-cell office:value-type="float" office:value="2.20792319037543">
                <text:p>2.20792319037543</text:p>
              </table:table-cell>
            </table:table-row>
            <table:table-row>
              <table:table-cell office:value-type="string">
                <text:p>58</text:p>
              </table:table-cell>
              <table:table-cell office:value-type="float" office:value="-0.16">
                <text:p>-0.16</text:p>
              </table:table-cell>
              <table:table-cell office:value-type="float" office:value="0.347010583326631">
                <text:p>0.347010583326631</text:p>
              </table:table-cell>
              <table:table-cell office:value-type="float" office:value="1.92465586544322">
                <text:p>1.92465586544322</text:p>
              </table:table-cell>
              <table:table-cell office:value-type="float" office:value="-0.0664339418569205">
                <text:p>-0.0664339418569205</text:p>
              </table:table-cell>
              <table:table-cell office:value-type="float" office:value="2.20523250691293">
                <text:p>2.20523250691293</text:p>
              </table:table-cell>
            </table:table-row>
            <table:table-row>
              <table:table-cell office:value-type="string">
                <text:p>59</text:p>
              </table:table-cell>
              <table:table-cell office:value-type="float" office:value="-0.14">
                <text:p>-0.14</text:p>
              </table:table-cell>
              <table:table-cell office:value-type="float" office:value="0.329756755784313">
                <text:p>0.329756755784313</text:p>
              </table:table-cell>
              <table:table-cell office:value-type="float" office:value="1.94205595116755">
                <text:p>1.94205595116755</text:p>
              </table:table-cell>
              <table:table-cell office:value-type="float" office:value="-0.0711797308219605">
                <text:p>-0.0711797308219605</text:p>
              </table:table-cell>
              <table:table-cell office:value-type="float" office:value="2.2006329761299">
                <text:p>2.2006329761299</text:p>
              </table:table-cell>
            </table:table-row>
            <table:table-row>
              <table:table-cell office:value-type="string">
                <text:p>60</text:p>
              </table:table-cell>
              <table:table-cell office:value-type="float" office:value="-0.12">
                <text:p>-0.12</text:p>
              </table:table-cell>
              <table:table-cell office:value-type="float" office:value="0.312985004041584">
                <text:p>0.312985004041584</text:p>
              </table:table-cell>
              <table:table-cell office:value-type="float" office:value="1.95726321882977">
                <text:p>1.95726321882977</text:p>
              </table:table-cell>
              <table:table-cell office:value-type="float" office:value="-0.0761730783994408">
                <text:p>-0.0761730783994408</text:p>
              </table:table-cell>
              <table:table-cell office:value-type="float" office:value="2.19407514447191">
                <text:p>2.19407514447191</text:p>
              </table:table-cell>
            </table:table-row>
            <table:table-row>
              <table:table-cell office:value-type="string">
                <text:p>61</text:p>
              </table:table-cell>
              <table:table-cell office:value-type="float" office:value="-0.1">
                <text:p>-0.1</text:p>
              </table:table-cell>
              <table:table-cell office:value-type="float" office:value="0.296710014294045">
                <text:p>0.296710014294045</text:p>
              </table:table-cell>
              <table:table-cell office:value-type="float" office:value="1.97022387920613">
                <text:p>1.97022387920613</text:p>
              </table:table-cell>
              <table:table-cell office:value-type="float" office:value="-0.0814189541950985">
                <text:p>-0.0814189541950985</text:p>
              </table:table-cell>
              <table:table-cell office:value-type="float" office:value="2.18551493930507">
                <text:p>2.18551493930507</text:p>
              </table:table-cell>
            </table:table-row>
            <table:table-row>
              <table:table-cell office:value-type="string">
                <text:p>62</text:p>
              </table:table-cell>
              <table:table-cell office:value-type="float" office:value="-0.0800000000000001">
                <text:p>-0.0800000000000001</text:p>
              </table:table-cell>
              <table:table-cell office:value-type="float" office:value="0.280943976896617">
                <text:p>0.280943976896617</text:p>
              </table:table-cell>
              <table:table-cell office:value-type="float" office:value="1.98089186579443">
                <text:p>1.98089186579443</text:p>
              </table:table-cell>
              <table:table-cell office:value-type="float" office:value="-0.0869217334657973">
                <text:p>-0.0869217334657973</text:p>
              </table:table-cell>
              <table:table-cell office:value-type="float" office:value="2.17491410922525">
                <text:p>2.17491410922525</text:p>
              </table:table-cell>
            </table:table-row>
            <table:table-row>
              <table:table-cell office:value-type="string">
                <text:p>63</text:p>
              </table:table-cell>
              <table:table-cell office:value-type="float" office:value="-0.0600000000000001">
                <text:p>-0.0600000000000001</text:p>
              </table:table-cell>
              <table:table-cell office:value-type="float" office:value="0.265696659166693">
                <text:p>0.265696659166693</text:p>
              </table:table-cell>
              <table:table-cell office:value-type="float" office:value="1.98922910758278">
                <text:p>1.98922910758278</text:p>
              </table:table-cell>
              <table:table-cell office:value-type="float" office:value="-0.0926851345083826">
                <text:p>-0.0926851345083826</text:p>
              </table:table-cell>
              <table:table-cell office:value-type="float" office:value="2.16224063224109">
                <text:p>2.16224063224109</text:p>
              </table:table-cell>
            </table:table-row>
            <table:table-row>
              <table:table-cell office:value-type="string">
                <text:p>64</text:p>
              </table:table-cell>
              <table:table-cell office:value-type="float" office:value="-0.04">
                <text:p>-0.04</text:p>
              </table:table-cell>
              <table:table-cell office:value-type="float" office:value="0.250975488499357">
                <text:p>0.250975488499357</text:p>
              </table:table-cell>
              <table:table-cell office:value-type="float" office:value="1.99520575539476">
                <text:p>1.99520575539476</text:p>
              </table:table-cell>
              <table:table-cell office:value-type="float" office:value="-0.0987121558491911">
                <text:p>-0.0987121558491911</text:p>
              </table:table-cell>
              <table:table-cell office:value-type="float" office:value="2.14746908804493">
                <text:p>2.14746908804493</text:p>
              </table:table-cell>
            </table:table-row>
            <table:table-row>
              <table:table-cell office:value-type="string">
                <text:p>65</text:p>
              </table:table-cell>
              <table:table-cell office:value-type="float" office:value="-0.02">
                <text:p>-0.02</text:p>
              </table:table-cell>
              <table:table-cell office:value-type="float" office:value="0.236785644665381">
                <text:p>0.236785644665381</text:p>
              </table:table-cell>
              <table:table-cell office:value-type="float" office:value="1.99880035992801">
                <text:p>1.99880035992801</text:p>
              </table:table-cell>
              <table:table-cell office:value-type="float" office:value="-0.105005013687487">
                <text:p>-0.105005013687487</text:p>
              </table:table-cell>
              <table:table-cell office:value-type="float" office:value="2.1305809909059">
                <text:p>2.1305809909059</text:p>
              </table:table-cell>
            </table:table-row>
            <table:table-row>
              <table:table-cell office:value-type="string">
                <text:p>66</text:p>
              </table:table-cell>
              <table:table-cell office:value-type="float" office:value="0">
                <text:p>0</text:p>
              </table:table-cell>
              <table:table-cell office:value-type="float" office:value="0.22313016014843">
                <text:p>0.22313016014843</text:p>
              </table:table-cell>
              <table:table-cell office:value-type="float" office:value="2">
                <text:p>2</text:p>
              </table:table-cell>
              <table:table-cell office:value-type="float" office:value="-0.111565080074215">
                <text:p>-0.111565080074215</text:p>
              </table:table-cell>
              <table:table-cell office:value-type="float" office:value="2.11156508007421">
                <text:p>2.11156508007421</text:p>
              </table:table-cell>
            </table:table-row>
            <table:table-row>
              <table:table-cell office:value-type="string">
                <text:p>67</text:p>
              </table:table-cell>
              <table:table-cell office:value-type="float" office:value="0.02">
                <text:p>0.02</text:p>
              </table:table-cell>
              <table:table-cell office:value-type="float" office:value="0.210010027374973">
                <text:p>0.210010027374973</text:p>
              </table:table-cell>
              <table:table-cell office:value-type="float" office:value="1.99880035992801">
                <text:p>1.99880035992801</text:p>
              </table:table-cell>
              <table:table-cell office:value-type="float" office:value="-0.11839282233269">
                <text:p>-0.11839282233269</text:p>
              </table:table-cell>
              <table:table-cell office:value-type="float" office:value="2.09041756497029">
                <text:p>2.09041756497029</text:p>
              </table:table-cell>
            </table:table-row>
            <table:table-row>
              <table:table-cell office:value-type="string">
                <text:p>68</text:p>
              </table:table-cell>
              <table:table-cell office:value-type="float" office:value="0.04">
                <text:p>0.04</text:p>
              </table:table-cell>
              <table:table-cell office:value-type="float" office:value="0.197424311698382">
                <text:p>0.197424311698382</text:p>
              </table:table-cell>
              <table:table-cell office:value-type="float" office:value="1.99520575539476">
                <text:p>1.99520575539476</text:p>
              </table:table-cell>
              <table:table-cell office:value-type="float" office:value="-0.125487744249678">
                <text:p>-0.125487744249678</text:p>
              </table:table-cell>
              <table:table-cell office:value-type="float" office:value="2.06714232284347">
                <text:p>2.06714232284347</text:p>
              </table:table-cell>
            </table:table-row>
            <table:table-row>
              <table:table-cell office:value-type="string">
                <text:p>69</text:p>
              </table:table-cell>
              <table:table-cell office:value-type="float" office:value="0.0600000000000001">
                <text:p>0.0600000000000001</text:p>
              </table:table-cell>
              <table:table-cell office:value-type="float" office:value="0.185370269016765">
                <text:p>0.185370269016765</text:p>
              </table:table-cell>
              <table:table-cell office:value-type="float" office:value="1.98922910758278">
                <text:p>1.98922910758278</text:p>
              </table:table-cell>
              <table:table-cell office:value-type="float" office:value="-0.132848329583346">
                <text:p>-0.132848329583346</text:p>
              </table:table-cell>
              <table:table-cell office:value-type="float" office:value="2.0417510470162">
                <text:p>2.0417510470162</text:p>
              </table:table-cell>
            </table:table-row>
            <table:table-row>
              <table:table-cell office:value-type="string">
                <text:p>70</text:p>
              </table:table-cell>
              <table:table-cell office:value-type="float" office:value="0.0800000000000001">
                <text:p>0.0800000000000001</text:p>
              </table:table-cell>
              <table:table-cell office:value-type="float" office:value="0.173843466931595">
                <text:p>0.173843466931595</text:p>
              </table:table-cell>
              <table:table-cell office:value-type="float" office:value="1.98089186579443">
                <text:p>1.98089186579443</text:p>
              </table:table-cell>
              <table:table-cell office:value-type="float" office:value="-0.140471988448308">
                <text:p>-0.140471988448308</text:p>
              </table:table-cell>
              <table:table-cell office:value-type="float" office:value="2.01426334427772">
                <text:p>2.01426334427772</text:p>
              </table:table-cell>
            </table:table-row>
            <table:table-row>
              <table:table-cell office:value-type="string">
                <text:p>71</text:p>
              </table:table-cell>
              <table:table-cell office:value-type="float" office:value="0.1">
                <text:p>0.1</text:p>
              </table:table-cell>
              <table:table-cell office:value-type="float" office:value="0.162837908390197">
                <text:p>0.162837908390197</text:p>
              </table:table-cell>
              <table:table-cell office:value-type="float" office:value="1.97022387920613">
                <text:p>1.97022387920613</text:p>
              </table:table-cell>
              <table:table-cell office:value-type="float" office:value="-0.148355007147023">
                <text:p>-0.148355007147023</text:p>
              </table:table-cell>
              <table:table-cell office:value-type="float" office:value="1.9847067804493">
                <text:p>1.9847067804493</text:p>
              </table:table-cell>
            </table:table-row>
            <table:table-row>
              <table:table-cell office:value-type="string">
                <text:p>72</text:p>
              </table:table-cell>
              <table:table-cell office:value-type="float" office:value="0.12">
                <text:p>0.12</text:p>
              </table:table-cell>
              <table:table-cell office:value-type="float" office:value="0.152346156798882">
                <text:p>0.152346156798882</text:p>
              </table:table-cell>
              <table:table-cell office:value-type="float" office:value="1.95726321882977">
                <text:p>1.95726321882977</text:p>
              </table:table-cell>
              <table:table-cell office:value-type="float" office:value="-0.156492502020792">
                <text:p>-0.156492502020792</text:p>
              </table:table-cell>
              <table:table-cell office:value-type="float" office:value="1.95311687360786">
                <text:p>1.95311687360786</text:p>
              </table:table-cell>
            </table:table-row>
            <table:table-row>
              <table:table-cell office:value-type="string">
                <text:p>73</text:p>
              </table:table-cell>
              <table:table-cell office:value-type="float" office:value="0.14">
                <text:p>0.14</text:p>
              </table:table-cell>
              <table:table-cell office:value-type="float" office:value="0.142359461643921">
                <text:p>0.142359461643921</text:p>
              </table:table-cell>
              <table:table-cell office:value-type="float" office:value="1.94205595116755">
                <text:p>1.94205595116755</text:p>
              </table:table-cell>
              <table:table-cell office:value-type="float" office:value="-0.164878377892156">
                <text:p>-0.164878377892156</text:p>
              </table:table-cell>
              <table:table-cell office:value-type="float" office:value="1.91953703491931">
                <text:p>1.91953703491931</text:p>
              </table:table-cell>
            </table:table-row>
            <table:table-row>
              <table:table-cell office:value-type="string">
                <text:p>74</text:p>
              </table:table-cell>
              <table:table-cell office:value-type="float" office:value="0.16">
                <text:p>0.16</text:p>
              </table:table-cell>
              <table:table-cell office:value-type="float" office:value="0.132867883713841">
                <text:p>0.132867883713841</text:p>
              </table:table-cell>
              <table:table-cell office:value-type="float" office:value="1.92465586544322">
                <text:p>1.92465586544322</text:p>
              </table:table-cell>
              <table:table-cell office:value-type="float" office:value="-0.173505291663316">
                <text:p>-0.173505291663316</text:p>
              </table:table-cell>
              <table:table-cell office:value-type="float" office:value="1.88401845749375">
                <text:p>1.88401845749375</text:p>
              </table:table-cell>
            </table:table-row>
            <table:table-row>
              <table:table-cell office:value-type="string">
                <text:p>75</text:p>
              </table:table-cell>
              <table:table-cell office:value-type="float" office:value="0.18">
                <text:p>0.18</text:p>
              </table:table-cell>
              <table:table-cell office:value-type="float" office:value="0.123860419077578">
                <text:p>0.123860419077578</text:p>
              </table:table-cell>
              <table:table-cell office:value-type="float" office:value="1.90512415667006">
                <text:p>1.90512415667006</text:p>
              </table:table-cell>
              <table:table-cell office:value-type="float" office:value="-0.182364621622076">
                <text:p>-0.182364621622076</text:p>
              </table:table-cell>
              <table:table-cell office:value-type="float" office:value="1.84661995412557">
                <text:p>1.84661995412557</text:p>
              </table:table-cell>
            </table:table-row>
            <table:table-row>
              <table:table-cell office:value-type="string">
                <text:p>76</text:p>
              </table:table-cell>
              <table:table-cell office:value-type="float" office:value="0.2">
                <text:p>0.2</text:p>
              </table:table-cell>
              <table:table-cell office:value-type="float" office:value="0.115325121038063">
                <text:p>0.115325121038063</text:p>
              </table:table-cell>
              <table:table-cell office:value-type="float" office:value="1.8835290671685">
                <text:p>1.8835290671685</text:p>
              </table:table-cell>
              <table:table-cell office:value-type="float" office:value="-0.191446442987556">
                <text:p>-0.191446442987556</text:p>
              </table:table-cell>
              <table:table-cell office:value-type="float" office:value="1.807407745219">
                <text:p>1.807407745219</text:p>
              </table:table-cell>
            </table:table-row>
            <table:table-row>
              <table:table-cell office:value-type="string">
                <text:p>77</text:p>
              </table:table-cell>
              <table:table-cell office:value-type="float" office:value="0.22">
                <text:p>0.22</text:p>
              </table:table-cell>
              <table:table-cell office:value-type="float" office:value="0.107249219348754">
                <text:p>0.107249219348754</text:p>
              </table:table-cell>
              <table:table-cell office:value-type="float" office:value="1.85994548947157">
                <text:p>1.85994548947157</text:p>
              </table:table-cell>
              <table:table-cell office:value-type="float" office:value="-0.200739510202332">
                <text:p>-0.200739510202332</text:p>
              </table:table-cell>
              <table:table-cell office:value-type="float" office:value="1.76645519861799">
                <text:p>1.76645519861799</text:p>
              </table:table-cell>
            </table:table-row>
            <table:table-row>
              <table:table-cell office:value-type="string">
                <text:p>78</text:p>
              </table:table-cell>
              <table:table-cell office:value-type="float" office:value="0.24">
                <text:p>0.24</text:p>
              </table:table-cell>
              <table:table-cell office:value-type="float" office:value="0.0996192360507212">
                <text:p>0.0996192360507212</text:p>
              </table:table-cell>
              <table:table-cell office:value-type="float" office:value="1.83445453385083">
                <text:p>1.83445453385083</text:p>
              </table:table-cell>
              <table:table-cell office:value-type="float" office:value="-0.210231246445835">
                <text:p>-0.210231246445835</text:p>
              </table:table-cell>
              <table:table-cell office:value-type="float" office:value="1.72384252345571">
                <text:p>1.72384252345571</text:p>
              </table:table-cell>
            </table:table-row>
            <table:table-row>
              <table:table-cell office:value-type="string">
                <text:p>79</text:p>
              </table:table-cell>
              <table:table-cell office:value-type="float" office:value="0.26">
                <text:p>0.26</text:p>
              </table:table-cell>
              <table:table-cell office:value-type="float" office:value="0.0924210973590831">
                <text:p>0.0924210973590831</text:p>
              </table:table-cell>
              <table:table-cell office:value-type="float" office:value="1.80714306395542">
                <text:p>1.80714306395542</text:p>
              </table:table-cell>
              <table:table-cell office:value-type="float" office:value="-0.219907740805679">
                <text:p>-0.219907740805679</text:p>
              </table:table-cell>
              <table:table-cell office:value-type="float" office:value="1.67965642050883">
                <text:p>1.67965642050883</text:p>
              </table:table-cell>
            </table:table-row>
            <table:table-row>
              <table:table-cell office:value-type="string">
                <text:p>80</text:p>
              </table:table-cell>
              <table:table-cell office:value-type="float" office:value="0.28">
                <text:p>0.28</text:p>
              </table:table-cell>
              <table:table-cell office:value-type="float" office:value="0.0856402410992619">
                <text:p>0.0856402410992619</text:p>
              </table:table-cell>
              <table:table-cell office:value-type="float" office:value="1.77810320428166">
                <text:p>1.77810320428166</text:p>
              </table:table-cell>
              <table:table-cell office:value-type="float" office:value="-0.229753753499235">
                <text:p>-0.229753753499235</text:p>
              </table:table-cell>
              <table:table-cell office:value-type="float" office:value="1.63398969188168">
                <text:p>1.63398969188168</text:p>
              </table:table-cell>
            </table:table-row>
            <table:table-row>
              <table:table-cell office:value-type="string">
                <text:p>81</text:p>
              </table:table-cell>
              <table:table-cell office:value-type="float" office:value="0.3">
                <text:p>0.3</text:p>
              </table:table-cell>
              <table:table-cell office:value-type="float" office:value="0.0792617192647316">
                <text:p>0.0792617192647316</text:p>
              </table:table-cell>
              <table:table-cell office:value-type="float" office:value="1.74743182337607">
                <text:p>1.74743182337607</text:p>
              </table:table-cell>
              <table:table-cell office:value-type="float" office:value="-0.239752729487447">
                <text:p>-0.239752729487447</text:p>
              </table:table-cell>
              <table:table-cell office:value-type="float" office:value="1.58694081315335">
                <text:p>1.58694081315335</text:p>
              </table:table-cell>
            </table:table-row>
            <table:table-row>
              <table:table-cell office:value-type="string">
                <text:p>82</text:p>
              </table:table-cell>
              <table:table-cell office:value-type="float" office:value="0.32">
                <text:p>0.32</text:p>
              </table:table-cell>
              <table:table-cell office:value-type="float" office:value="0.0732702953380633">
                <text:p>0.0732702953380633</text:p>
              </table:table-cell>
              <table:table-cell office:value-type="float" office:value="1.71522999682154">
                <text:p>1.71522999682154</text:p>
              </table:table-cell>
              <table:table-cell office:value-type="float" office:value="-0.249886820766799">
                <text:p>-0.249886820766799</text:p>
              </table:table-cell>
              <table:table-cell office:value-type="float" office:value="1.5386134713928">
                <text:p>1.5386134713928</text:p>
              </table:table-cell>
            </table:table-row>
            <table:table-row>
              <table:table-cell office:value-type="string">
                <text:p>83</text:p>
              </table:table-cell>
              <table:table-cell office:value-type="float" office:value="0.34">
                <text:p>0.34</text:p>
              </table:table-cell>
              <table:table-cell office:value-type="float" office:value="0.0676505360854393">
                <text:p>0.0676505360854393</text:p>
              </table:table-cell>
              <table:table-cell office:value-type="float" office:value="1.68160245416145">
                <text:p>1.68160245416145</text:p>
              </table:table-cell>
              <table:table-cell office:value-type="float" office:value="-0.260136917563888">
                <text:p>-0.260136917563888</text:p>
              </table:table-cell>
              <table:table-cell office:value-type="float" office:value="1.489116072683">
                <text:p>1.489116072683</text:p>
              </table:table-cell>
            </table:table-row>
            <table:table-row>
              <table:table-cell office:value-type="string">
                <text:p>84</text:p>
              </table:table-cell>
              <table:table-cell office:value-type="float" office:value="0.36">
                <text:p>0.36</text:p>
              </table:table-cell>
              <table:table-cell office:value-type="float" office:value="0.0623868976008379">
                <text:p>0.0623868976008379</text:p>
              </table:table-cell>
              <table:table-cell office:value-type="float" office:value="1.64665701398143">
                <text:p>1.64665701398143</text:p>
              </table:table-cell>
              <table:table-cell office:value-type="float" office:value="-0.270482688590665">
                <text:p>-0.270482688590665</text:p>
              </table:table-cell>
              <table:table-cell office:value-type="float" office:value="1.43856122299161">
                <text:p>1.43856122299161</text:p>
              </table:table-cell>
            </table:table-row>
            <table:table-row>
              <table:table-cell office:value-type="string">
                <text:p>85</text:p>
              </table:table-cell>
              <table:table-cell office:value-type="float" office:value="0.38">
                <text:p>0.38</text:p>
              </table:table-cell>
              <table:table-cell office:value-type="float" office:value="0.057463805439272">
                <text:p>0.057463805439272</text:p>
              </table:table-cell>
              <table:table-cell office:value-type="float" office:value="1.61050401139142">
                <text:p>1.61050401139142</text:p>
              </table:table-cell>
              <table:table-cell office:value-type="float" office:value="-0.280902630447555">
                <text:p>-0.280902630447555</text:p>
              </table:table-cell>
              <table:table-cell office:value-type="float" office:value="1.38706518638313">
                <text:p>1.38706518638313</text:p>
              </table:table-cell>
            </table:table-row>
            <table:table-row>
              <table:table-cell office:value-type="string">
                <text:p>86</text:p>
              </table:table-cell>
              <table:table-cell office:value-type="float" office:value="0.4">
                <text:p>0.4</text:p>
              </table:table-cell>
              <table:table-cell office:value-type="float" office:value="0.0528657287383504">
                <text:p>0.0528657287383504</text:p>
              </table:table-cell>
              <table:table-cell office:value-type="float" office:value="1.57325572213311">
                <text:p>1.57325572213311</text:p>
              </table:table-cell>
              <table:table-cell office:value-type="float" office:value="-0.291374126186995">
                <text:p>-0.291374126186995</text:p>
              </table:table-cell>
              <table:table-cell office:value-type="float" office:value="1.33474732468446">
                <text:p>1.33474732468446</text:p>
              </table:table-cell>
            </table:table-row>
            <table:table-row>
              <table:table-cell office:value-type="string">
                <text:p>87</text:p>
              </table:table-cell>
              <table:table-cell office:value-type="float" office:value="0.42">
                <text:p>0.42</text:p>
              </table:table-cell>
              <table:table-cell office:value-type="float" office:value="0.0485772482836617">
                <text:p>0.0485772482836617</text:p>
              </table:table-cell>
              <table:table-cell office:value-type="float" office:value="1.53502578748101">
                <text:p>1.53502578748101</text:p>
              </table:table-cell>
              <table:table-cell office:value-type="float" office:value="-0.301873512972048">
                <text:p>-0.301873512972048</text:p>
              </table:table-cell>
              <table:table-cell office:value-type="float" office:value="1.28172952279263">
                <text:p>1.28172952279263</text:p>
              </table:table-cell>
            </table:table-row>
            <table:table-row>
              <table:table-cell office:value-type="string">
                <text:p>88</text:p>
              </table:table-cell>
              <table:table-cell office:value-type="float" office:value="0.44">
                <text:p>0.44</text:p>
              </table:table-cell>
              <table:table-cell office:value-type="float" office:value="0.0445831185257392">
                <text:p>0.0445831185257392</text:p>
              </table:table-cell>
              <table:table-cell office:value-type="float" office:value="1.49592864400928">
                <text:p>1.49592864400928</text:p>
              </table:table-cell>
              <table:table-cell office:value-type="float" office:value="-0.312376158684452">
                <text:p>-0.312376158684452</text:p>
              </table:table-cell>
              <table:table-cell office:value-type="float" office:value="1.22813560385056">
                <text:p>1.22813560385056</text:p>
              </table:table-cell>
            </table:table-row>
            <table:table-row>
              <table:table-cell office:value-type="string">
                <text:p>89</text:p>
              </table:table-cell>
              <table:table-cell office:value-type="float" office:value="0.46">
                <text:p>0.46</text:p>
              </table:table-cell>
              <table:table-cell office:value-type="float" office:value="0.0408683236044432">
                <text:p>0.0408683236044432</text:p>
              </table:table-cell>
              <table:table-cell office:value-type="float" office:value="1.45607896216469">
                <text:p>1.45607896216469</text:p>
              </table:table-cell>
              <table:table-cell office:value-type="float" office:value="-0.322856547254442">
                <text:p>-0.322856547254442</text:p>
              </table:table-cell>
              <table:table-cell office:value-type="float" office:value="1.17409073851469">
                <text:p>1.17409073851469</text:p>
              </table:table-cell>
            </table:table-row>
            <table:table-row>
              <table:table-cell office:value-type="string">
                <text:p>90</text:p>
              </table:table-cell>
              <table:table-cell office:value-type="float" office:value="0.48">
                <text:p>0.48</text:p>
              </table:table-cell>
              <table:table-cell office:value-type="float" office:value="0.037418127480309">
                <text:p>0.037418127480309</text:p>
              </table:table-cell>
              <table:table-cell office:value-type="float" office:value="1.41559109741978">
                <text:p>1.41559109741978</text:p>
              </table:table-cell>
              <table:table-cell office:value-type="float" office:value="-0.333288372401889">
                <text:p>-0.333288372401889</text:p>
              </table:table-cell>
              <table:table-cell office:value-type="float" office:value="1.1197208524982">
                <text:p>1.1197208524982</text:p>
              </table:table-cell>
            </table:table-row>
            <table:table-row>
              <table:table-cell office:value-type="string">
                <text:p>91</text:p>
              </table:table-cell>
              <table:table-cell office:value-type="float" office:value="0.5">
                <text:p>0.5</text:p>
              </table:table-cell>
              <table:table-cell office:value-type="float" office:value="0.034218118311666">
                <text:p>0.034218118311666</text:p>
              </table:table-cell>
              <table:table-cell office:value-type="float" office:value="1.37457855758194">
                <text:p>1.37457855758194</text:p>
              </table:table-cell>
              <table:table-cell office:value-type="float" office:value="-0.343644639395486">
                <text:p>-0.343644639395486</text:p>
              </table:table-cell>
              <table:table-cell office:value-type="float" office:value="1.06515203649812">
                <text:p>1.06515203649812</text:p>
              </table:table-cell>
            </table:table-row>
            <table:table-row>
              <table:table-cell office:value-type="string">
                <text:p>92</text:p>
              </table:table-cell>
              <table:table-cell office:value-type="float" office:value="0.52">
                <text:p>0.52</text:p>
              </table:table-cell>
              <table:table-cell office:value-type="float" office:value="0.0312542472510916">
                <text:p>0.0312542472510916</text:p>
              </table:table-cell>
              <table:table-cell office:value-type="float" office:value="1.33315348960756">
                <text:p>1.33315348960756</text:p>
              </table:table-cell>
              <table:table-cell office:value-type="float" office:value="-0.353897774354945">
                <text:p>-0.353897774354945</text:p>
              </table:table-cell>
              <table:table-cell office:value-type="float" office:value="1.0105099625037">
                <text:p>1.0105099625037</text:p>
              </table:table-cell>
            </table:table-row>
            <table:table-row>
              <table:table-cell office:value-type="string">
                <text:p>93</text:p>
              </table:table-cell>
              <table:table-cell office:value-type="float" office:value="0.54">
                <text:p>0.54</text:p>
              </table:table-cell>
              <table:table-cell office:value-type="float" office:value="0.0285128618650299">
                <text:p>0.0285128618650299</text:p>
              </table:table-cell>
              <table:table-cell office:value-type="float" office:value="1.29142618901777">
                <text:p>1.29142618901777</text:p>
              </table:table-cell>
              <table:table-cell office:value-type="float" office:value="-0.364019740541172">
                <text:p>-0.364019740541172</text:p>
              </table:table-cell>
              <table:table-cell office:value-type="float" office:value="0.955919310341628">
                <text:p>0.955919310341628</text:p>
              </table:table-cell>
            </table:table-row>
            <table:table-row>
              <table:table-cell office:value-type="string">
                <text:p>94</text:p>
              </table:table-cell>
              <table:table-cell office:value-type="float" office:value="0.56">
                <text:p>0.56</text:p>
              </table:table-cell>
              <table:table-cell office:value-type="float" office:value="0.0259807344062569">
                <text:p>0.0259807344062569</text:p>
              </table:table-cell>
              <table:table-cell office:value-type="float" office:value="1.24950463473781">
                <text:p>1.24950463473781</text:p>
              </table:table-cell>
              <table:table-cell office:value-type="float" office:value="-0.373982161002319">
                <text:p>-0.373982161002319</text:p>
              </table:table-cell>
              <table:table-cell office:value-type="float" office:value="0.901503208141744">
                <text:p>0.901503208141744</text:p>
              </table:table-cell>
            </table:table-row>
            <table:table-row>
              <table:table-cell office:value-type="string">
                <text:p>95</text:p>
              </table:table-cell>
              <table:table-cell office:value-type="float" office:value="0.58">
                <text:p>0.58</text:p>
              </table:table-cell>
              <table:table-cell office:value-type="float" office:value="0.0236450851904">
                <text:p>0.0236450851904</text:p>
              </table:table-cell>
              <table:table-cell office:value-type="float" office:value="1.20749405188819">
                <text:p>1.20749405188819</text:p>
              </table:table-cell>
              <table:table-cell office:value-type="float" office:value="-0.383756446870253">
                <text:p>-0.383756446870253</text:p>
              </table:table-cell>
              <table:table-cell office:value-type="float" office:value="0.847382690208337">
                <text:p>0.847382690208337</text:p>
              </table:table-cell>
            </table:table-row>
            <table:table-row>
              <table:table-cell office:value-type="string">
                <text:p>96</text:p>
              </table:table-cell>
              <table:table-cell office:value-type="float" office:value="0.6">
                <text:p>0.6</text:p>
              </table:table-cell>
              <table:table-cell office:value-type="float" office:value="0.0214936013450899">
                <text:p>0.0214936013450899</text:p>
              </table:table-cell>
              <table:table-cell office:value-type="float" office:value="1.16549650474798">
                <text:p>1.16549650474798</text:p>
              </table:table-cell>
              <table:table-cell office:value-type="float" office:value="-0.393313930533277">
                <text:p>-0.393313930533277</text:p>
              </table:table-cell>
              <table:table-cell office:value-type="float" office:value="0.793676175559792">
                <text:p>0.793676175559792</text:p>
              </table:table-cell>
            </table:table-row>
            <table:table-row>
              <table:table-cell office:value-type="string">
                <text:p>97</text:p>
              </table:table-cell>
              <table:table-cell office:value-type="float" office:value="0.62">
                <text:p>0.62</text:p>
              </table:table-cell>
              <table:table-cell office:value-type="float" office:value="0.0195144512137081">
                <text:p>0.0195144512137081</text:p>
              </table:table-cell>
              <table:table-cell office:value-type="float" office:value="1.12361052179022">
                <text:p>1.12361052179022</text:p>
              </table:table-cell>
              <table:table-cell office:value-type="float" office:value="-0.402626002847854">
                <text:p>-0.402626002847854</text:p>
              </table:table-cell>
              <table:table-cell office:value-type="float" office:value="0.740498970156075">
                <text:p>0.740498970156075</text:p>
              </table:table-cell>
            </table:table-row>
            <table:table-row>
              <table:table-cell office:value-type="string">
                <text:p>98</text:p>
              </table:table-cell>
              <table:table-cell office:value-type="float" office:value="0.64">
                <text:p>0.64</text:p>
              </table:table-cell>
              <table:table-cell office:value-type="float" office:value="0.0176962947053066">
                <text:p>0.0176962947053066</text:p>
              </table:table-cell>
              <table:table-cell office:value-type="float" office:value="1.08193075436266">
                <text:p>1.08193075436266</text:p>
              </table:table-cell>
              <table:table-cell office:value-type="float" office:value="-0.411664253495358">
                <text:p>-0.411664253495358</text:p>
              </table:table-cell>
              <table:table-cell office:value-type="float" office:value="0.687962795572607">
                <text:p>0.687962795572607</text:p>
              </table:table-cell>
            </table:table-row>
            <table:table-row>
              <table:table-cell office:value-type="string">
                <text:p>99</text:p>
              </table:table-cell>
              <table:table-cell office:value-type="float" office:value="0.66">
                <text:p>0.66</text:p>
              </table:table-cell>
              <table:table-cell office:value-type="float" office:value="0.0160282898883671">
                <text:p>0.0160282898883671</text:p>
              </table:table-cell>
              <table:table-cell office:value-type="float" office:value="1.04054767025555">
                <text:p>1.04054767025555</text:p>
              </table:table-cell>
              <table:table-cell office:value-type="float" office:value="-0.420400613540362">
                <text:p>-0.420400613540362</text:p>
              </table:table-cell>
              <table:table-cell office:value-type="float" office:value="0.636175346603556">
                <text:p>0.636175346603556</text:p>
              </table:table-cell>
            </table:table-row>
            <table:table-row>
              <table:table-cell office:value-type="string">
                <text:p>100</text:p>
              </table:table-cell>
              <table:table-cell office:value-type="float" office:value="0.68">
                <text:p>0.68</text:p>
              </table:table-cell>
              <table:table-cell office:value-type="float" office:value="0.014500096128875">
                <text:p>0.014500096128875</text:p>
              </table:table-cell>
              <table:table-cell office:value-type="float" office:value="0.999547283067195">
                <text:p>0.999547283067195</text:p>
              </table:table-cell>
              <table:table-cell office:value-type="float" office:value="-0.428807499205384">
                <text:p>-0.428807499205384</text:p>
              </table:table-cell>
              <table:table-cell office:value-type="float" office:value="0.585239879990686">
                <text:p>0.585239879990686</text:p>
              </table:table-cell>
            </table:table-row>
            <table:table-row>
              <table:table-cell office:value-type="string">
                <text:p>101</text:p>
              </table:table-cell>
              <table:table-cell office:value-type="float" office:value="0.7">
                <text:p>0.7</text:p>
              </table:table-cell>
              <table:table-cell office:value-type="float" office:value="0.0131018740729916">
                <text:p>0.0131018740729916</text:p>
              </table:table-cell>
              <table:table-cell office:value-type="float" office:value="0.959010917949788">
                <text:p>0.959010917949788</text:p>
              </table:table-cell>
              <table:table-cell office:value-type="float" office:value="-0.436857955844017">
                <text:p>-0.436857955844017</text:p>
              </table:table-cell>
              <table:table-cell office:value-type="float" office:value="0.535254836178763">
                <text:p>0.535254836178763</text:p>
              </table:table-cell>
            </table:table-row>
            <table:table-row>
              <table:table-cell office:value-type="string">
                <text:p>102</text:p>
              </table:table-cell>
              <table:table-cell office:value-type="float" office:value="0.72">
                <text:p>0.72</text:p>
              </table:table-cell>
              <table:table-cell office:value-type="float" office:value="0.0118242827716961">
                <text:p>0.0118242827716961</text:p>
              </table:table-cell>
              <table:table-cell office:value-type="float" office:value="0.91901501399694">
                <text:p>0.91901501399694</text:p>
              </table:table-cell>
              <table:table-cell office:value-type="float" office:value="-0.444525801070414">
                <text:p>-0.444525801070414</text:p>
              </table:table-cell>
              <table:table-cell office:value-type="float" office:value="0.486313495698222">
                <text:p>0.486313495698222</text:p>
              </table:table-cell>
            </table:table-row>
            <table:table-row>
              <table:table-cell office:value-type="string">
                <text:p>103</text:p>
              </table:table-cell>
              <table:table-cell office:value-type="float" office:value="0.74">
                <text:p>0.74</text:p>
              </table:table-cell>
              <table:table-cell office:value-type="float" office:value="0.0106584742394068">
                <text:p>0.0106584742394068</text:p>
              </table:table-cell>
              <table:table-cell office:value-type="float" office:value="0.879630963222717">
                <text:p>0.879630963222717</text:p>
              </table:table-cell>
              <table:table-cell office:value-type="float" office:value="-0.451785765988856">
                <text:p>-0.451785765988856</text:p>
              </table:table-cell>
              <table:table-cell office:value-type="float" office:value="0.438503671473269">
                <text:p>0.438503671473269</text:p>
              </table:table-cell>
            </table:table-row>
            <table:table-row>
              <table:table-cell office:value-type="string">
                <text:p>104</text:p>
              </table:table-cell>
              <table:table-cell office:value-type="float" office:value="0.76">
                <text:p>0.76</text:p>
              </table:table-cell>
              <table:table-cell office:value-type="float" office:value="0.00959608573109196">
                <text:p>0.00959608573109196</text:p>
              </table:table-cell>
              <table:table-cell office:value-type="float" office:value="0.840924985783342">
                <text:p>0.840924985783342</text:p>
              </table:table-cell>
              <table:table-cell office:value-type="float" office:value="-0.458613633462707">
                <text:p>-0.458613633462707</text:p>
              </table:table-cell>
              <table:table-cell office:value-type="float" office:value="0.391907438051726">
                <text:p>0.391907438051726</text:p>
              </table:table-cell>
            </table:table-row>
            <table:table-row>
              <table:table-cell office:value-type="string">
                <text:p>105</text:p>
              </table:table-cell>
              <table:table-cell office:value-type="float" office:value="0.78">
                <text:p>0.78</text:p>
              </table:table-cell>
              <table:table-cell office:value-type="float" office:value="0.00862923001299507">
                <text:p>0.00862923001299507</text:p>
              </table:table-cell>
              <table:table-cell office:value-type="float" office:value="0.802958040809328">
                <text:p>0.802958040809328</text:p>
              </table:table-cell>
              <table:table-cell office:value-type="float" office:value="-0.464986372367893">
                <text:p>-0.464986372367893</text:p>
              </table:table-cell>
              <table:table-cell office:value-type="float" office:value="0.34660089845443">
                <text:p>0.34660089845443</text:p>
              </table:table-cell>
            </table:table-row>
            <table:table-row>
              <table:table-cell office:value-type="string">
                <text:p>106</text:p>
              </table:table-cell>
              <table:table-cell office:value-type="float" office:value="0.8">
                <text:p>0.8</text:p>
              </table:table-cell>
              <table:table-cell office:value-type="float" office:value="0.00775048389113669">
                <text:p>0.00775048389113669</text:p>
              </table:table-cell>
              <table:table-cell office:value-type="float" office:value="0.765785771950224">
                <text:p>0.765785771950224</text:p>
              </table:table-cell>
              <table:table-cell office:value-type="float" office:value="-0.470882266792124">
                <text:p>-0.470882266792124</text:p>
              </table:table-cell>
              <table:table-cell office:value-type="float" office:value="0.302653989049236">
                <text:p>0.302653989049236</text:p>
              </table:table-cell>
            </table:table-row>
            <table:table-row>
              <table:table-cell office:value-type="string">
                <text:p>107</text:p>
              </table:table-cell>
              <table:table-cell office:value-type="float" office:value="0.82">
                <text:p>0.82</text:p>
              </table:table-cell>
              <table:table-cell office:value-type="float" office:value="0.00695287524945627">
                <text:p>0.00695287524945627</text:p>
              </table:table-cell>
              <table:table-cell office:value-type="float" office:value="0.729458486488302">
                <text:p>0.729458486488302</text:p>
              </table:table-cell>
              <table:table-cell office:value-type="float" office:value="-0.476281039167516">
                <text:p>-0.476281039167516</text:p>
              </table:table-cell>
              <table:table-cell office:value-type="float" office:value="0.260130322570242">
                <text:p>0.260130322570242</text:p>
              </table:table-cell>
            </table:table-row>
            <table:table-row>
              <table:table-cell office:value-type="string">
                <text:p>108</text:p>
              </table:table-cell>
              <table:table-cell office:value-type="float" office:value="0.84">
                <text:p>0.84</text:p>
              </table:table-cell>
              <table:table-cell office:value-type="float" office:value="0.00622986883609944">
                <text:p>0.00622986883609944</text:p>
              </table:table-cell>
              <table:table-cell office:value-type="float" office:value="0.694021166653262">
                <text:p>0.694021166653262</text:p>
              </table:table-cell>
              <table:table-cell office:value-type="float" office:value="-0.481163966360805">
                <text:p>-0.481163966360805</text:p>
              </table:table-cell>
              <table:table-cell office:value-type="float" office:value="0.219087069128556">
                <text:p>0.219087069128556</text:p>
              </table:table-cell>
            </table:table-row>
            <table:table-row>
              <table:table-cell office:value-type="string">
                <text:p>109</text:p>
              </table:table-cell>
              <table:table-cell office:value-type="float" office:value="0.86">
                <text:p>0.86</text:p>
              </table:table-cell>
              <table:table-cell office:value-type="float" office:value="0.00557535102217079">
                <text:p>0.00557535102217079</text:p>
              </table:table-cell>
              <table:table-cell office:value-type="float" office:value="0.659513511568626">
                <text:p>0.659513511568626</text:p>
              </table:table-cell>
              <table:table-cell office:value-type="float" office:value="-0.485513987791887">
                <text:p>-0.485513987791887</text:p>
              </table:table-cell>
              <table:table-cell office:value-type="float" office:value="0.17957487479891">
                <text:p>0.17957487479891</text:p>
              </table:table-cell>
            </table:table-row>
            <table:table-row>
              <table:table-cell office:value-type="string">
                <text:p>110</text:p>
              </table:table-cell>
              <table:table-cell office:value-type="float" office:value="0.88">
                <text:p>0.88</text:p>
              </table:table-cell>
              <table:table-cell office:value-type="float" office:value="0.00498361374249313">
                <text:p>0.00498361374249313</text:p>
              </table:table-cell>
              <table:table-cell office:value-type="float" office:value="0.625970008083167">
                <text:p>0.625970008083167</text:p>
              </table:table-cell>
              <table:table-cell office:value-type="float" office:value="-0.489315804707443">
                <text:p>-0.489315804707443</text:p>
              </table:table-cell>
              <table:table-cell office:value-type="float" office:value="0.141637817118218">
                <text:p>0.141637817118218</text:p>
              </table:table-cell>
            </table:table-row>
            <table:table-row>
              <table:table-cell office:value-type="string">
                <text:p>111</text:p>
              </table:table-cell>
              <table:table-cell office:value-type="float" office:value="0.9">
                <text:p>0.9</text:p>
              </table:table-cell>
              <table:table-cell office:value-type="float" office:value="0.00444933781275139">
                <text:p>0.00444933781275139</text:p>
              </table:table-cell>
              <table:table-cell office:value-type="float" office:value="0.59342002858809">
                <text:p>0.59342002858809</text:p>
              </table:table-cell>
              <table:table-cell office:value-type="float" office:value="-0.492555969801531">
                <text:p>-0.492555969801531</text:p>
              </table:table-cell>
              <table:table-cell office:value-type="float" office:value="0.10531339659931">
                <text:p>0.10531339659931</text:p>
              </table:table-cell>
            </table:table-row>
            <table:table-row>
              <table:table-cell office:value-type="string">
                <text:p>112</text:p>
              </table:table-cell>
              <table:table-cell office:value-type="float" office:value="0.92">
                <text:p>0.92</text:p>
              </table:table-cell>
              <table:table-cell office:value-type="float" office:value="0.00396757580204813">
                <text:p>0.00396757580204813</text:p>
              </table:table-cell>
              <table:table-cell office:value-type="float" office:value="0.561887953793233">
                <text:p>0.561887953793233</text:p>
              </table:table-cell>
              <table:table-cell office:value-type="float" office:value="-0.495222966448608">
                <text:p>-0.495222966448608</text:p>
              </table:table-cell>
              <table:table-cell office:value-type="float" office:value="0.0706325631466732">
                <text:p>0.0706325631466732</text:p>
              </table:table-cell>
            </table:table-row>
            <table:table-row>
              <table:table-cell office:value-type="string">
                <text:p>113</text:p>
              </table:table-cell>
              <table:table-cell office:value-type="float" office:value="0.94">
                <text:p>0.94</text:p>
              </table:table-cell>
              <table:table-cell office:value-type="float" office:value="0.00353373462453339">
                <text:p>0.00353373462453339</text:p>
              </table:table-cell>
              <table:table-cell office:value-type="float" office:value="0.531393318333385">
                <text:p>0.531393318333385</text:p>
              </table:table-cell>
              <table:table-cell office:value-type="float" office:value="-0.497307276895696">
                <text:p>-0.497307276895696</text:p>
              </table:table-cell>
              <table:table-cell office:value-type="float" office:value="0.0376197760622232">
                <text:p>0.0376197760622232</text:p>
              </table:table-cell>
            </table:table-row>
            <table:table-row>
              <table:table-cell office:value-type="string">
                <text:p>114</text:p>
              </table:table-cell>
              <table:table-cell office:value-type="float" office:value="0.96">
                <text:p>0.96</text:p>
              </table:table-cell>
              <table:table-cell office:value-type="float" office:value="0.00314355799855377">
                <text:p>0.00314355799855377</text:p>
              </table:table-cell>
              <table:table-cell office:value-type="float" office:value="0.501950976998713">
                <text:p>0.501950976998713</text:p>
              </table:table-cell>
              <table:table-cell office:value-type="float" office:value="-0.498801438848691">
                <text:p>-0.498801438848691</text:p>
              </table:table-cell>
              <table:table-cell office:value-type="float" office:value="0.00629309614857571">
                <text:p>0.00629309614857571</text:p>
              </table:table-cell>
            </table:table-row>
            <table:table-row>
              <table:table-cell office:value-type="string">
                <text:p>115</text:p>
              </table:table-cell>
              <table:table-cell office:value-type="float" office:value="0.98">
                <text:p>0.98</text:p>
              </table:table-cell>
              <table:table-cell office:value-type="float" office:value="0.00279310890683257">
                <text:p>0.00279310890683257</text:p>
              </table:table-cell>
              <table:table-cell office:value-type="float" office:value="0.473571289330762">
                <text:p>0.473571289330762</text:p>
              </table:table-cell>
              <table:table-cell office:value-type="float" office:value="-0.499700089982003">
                <text:p>-0.499700089982003</text:p>
              </table:table-cell>
              <table:table-cell office:value-type="float" office:value="-0.0233356917444086">
                <text:p>-0.0233356917444086</text:p>
              </table:table-cell>
            </table:table-row>
            <table:table-row>
              <table:table-cell office:value-type="string">
                <text:p>116</text:p>
              </table:table-cell>
              <table:table-cell office:value-type="float" office:value="1">
                <text:p>1</text:p>
              </table:table-cell>
              <table:table-cell office:value-type="float" office:value="0.00247875217666636">
                <text:p>0.00247875217666636</text:p>
              </table:table-cell>
              <table:table-cell office:value-type="float" office:value="0.446260320296859">
                <text:p>0.446260320296859</text:p>
              </table:table-cell>
              <table:table-cell office:value-type="float" office:value="-0.5">
                <text:p>-0.5</text:p>
              </table:table-cell>
              <table:table-cell office:value-type="float" office:value="-0.0512609275264743">
                <text:p>-0.0512609275264743</text:p>
              </table:table-cell>
            </table:table-row>
            <table:table-row>
              <table:table-cell office:value-type="string">
                <text:p>117</text:p>
              </table:table-cell>
              <table:table-cell office:value-type="float" office:value="1.02">
                <text:p>1.02</text:p>
              </table:table-cell>
              <table:table-cell office:value-type="float" office:value="0.00219713728510765">
                <text:p>0.00219713728510765</text:p>
              </table:table-cell>
              <table:table-cell office:value-type="float" office:value="0.420020054749947">
                <text:p>0.420020054749947</text:p>
              </table:table-cell>
              <table:table-cell office:value-type="float" office:value="-0.499700089982003">
                <text:p>-0.499700089982003</text:p>
              </table:table-cell>
              <table:table-cell office:value-type="float" office:value="-0.0774828979469481">
                <text:p>-0.0774828979469481</text:p>
              </table:table-cell>
            </table:table-row>
            <table:table-row>
              <table:table-cell office:value-type="string">
                <text:p>118</text:p>
              </table:table-cell>
              <table:table-cell office:value-type="float" office:value="1.04">
                <text:p>1.04</text:p>
              </table:table-cell>
              <table:table-cell office:value-type="float" office:value="0.00194518148068443">
                <text:p>0.00194518148068443</text:p>
              </table:table-cell>
              <table:table-cell office:value-type="float" office:value="0.394848623396765">
                <text:p>0.394848623396765</text:p>
              </table:table-cell>
              <table:table-cell office:value-type="float" office:value="-0.498801438848691">
                <text:p>-0.498801438848691</text:p>
              </table:table-cell>
              <table:table-cell office:value-type="float" office:value="-0.102007633971242">
                <text:p>-0.102007633971242</text:p>
              </table:table-cell>
            </table:table-row>
            <table:table-row>
              <table:table-cell office:value-type="string">
                <text:p>119</text:p>
              </table:table-cell>
              <table:table-cell office:value-type="float" office:value="1.06">
                <text:p>1.06</text:p>
              </table:table-cell>
              <table:table-cell office:value-type="float" office:value="0.0017200533004555">
                <text:p>0.0017200533004555</text:p>
              </table:table-cell>
              <table:table-cell office:value-type="float" office:value="0.37074053803353">
                <text:p>0.37074053803353</text:p>
              </table:table-cell>
              <table:table-cell office:value-type="float" office:value="-0.497307276895696">
                <text:p>-0.497307276895696</text:p>
              </table:table-cell>
              <table:table-cell office:value-type="float" office:value="-0.12484668556171">
                <text:p>-0.12484668556171</text:p>
              </table:table-cell>
            </table:table-row>
            <table:table-row>
              <table:table-cell office:value-type="string">
                <text:p>120</text:p>
              </table:table-cell>
              <table:table-cell office:value-type="float" office:value="1.08">
                <text:p>1.08</text:p>
              </table:table-cell>
              <table:table-cell office:value-type="float" office:value="0.00151915654917123">
                <text:p>0.00151915654917123</text:p>
              </table:table-cell>
              <table:table-cell office:value-type="float" office:value="0.347686933863189">
                <text:p>0.347686933863189</text:p>
              </table:table-cell>
              <table:table-cell office:value-type="float" office:value="-0.495222966448608">
                <text:p>-0.495222966448608</text:p>
              </table:table-cell>
              <table:table-cell office:value-type="float" office:value="-0.146016876036248">
                <text:p>-0.146016876036248</text:p>
              </table:table-cell>
            </table:table-row>
            <table:table-row>
              <table:table-cell office:value-type="string">
                <text:p>121</text:p>
              </table:table-cell>
              <table:table-cell office:value-type="float" office:value="1.1">
                <text:p>1.1</text:p>
              </table:table-cell>
              <table:table-cell office:value-type="float" office:value="0.00134011479604282">
                <text:p>0.00134011479604282</text:p>
              </table:table-cell>
              <table:table-cell office:value-type="float" office:value="0.325675816780394">
                <text:p>0.325675816780394</text:p>
              </table:table-cell>
              <table:table-cell office:value-type="float" office:value="-0.492555969801531">
                <text:p>-0.492555969801531</text:p>
              </table:table-cell>
              <table:table-cell office:value-type="float" office:value="-0.165540038225094">
                <text:p>-0.165540038225094</text:p>
              </table:table-cell>
            </table:table-row>
            <table:table-row>
              <table:table-cell office:value-type="string">
                <text:p>122</text:p>
              </table:table-cell>
              <table:table-cell office:value-type="float" office:value="1.12">
                <text:p>1.12</text:p>
              </table:table-cell>
              <table:table-cell office:value-type="float" office:value="0.00118075643414632">
                <text:p>0.00118075643414632</text:p>
              </table:table-cell>
              <table:table-cell office:value-type="float" office:value="0.304692313597763">
                <text:p>0.304692313597763</text:p>
              </table:table-cell>
              <table:table-cell office:value-type="float" office:value="-0.489315804707443">
                <text:p>-0.489315804707443</text:p>
              </table:table-cell>
              <table:table-cell office:value-type="float" office:value="-0.183442734675533">
                <text:p>-0.183442734675533</text:p>
              </table:table-cell>
            </table:table-row>
            <table:table-row>
              <table:table-cell office:value-type="string">
                <text:p>123</text:p>
              </table:table-cell>
              <table:table-cell office:value-type="float" office:value="1.14">
                <text:p>1.14</text:p>
              </table:table-cell>
              <table:table-cell office:value-type="float" office:value="0.00103910033781736">
                <text:p>0.00103910033781736</text:p>
              </table:table-cell>
              <table:table-cell office:value-type="float" office:value="0.284718923287842">
                <text:p>0.284718923287842</text:p>
              </table:table-cell>
              <table:table-cell office:value-type="float" office:value="-0.485513987791887">
                <text:p>-0.485513987791887</text:p>
              </table:table-cell>
              <table:table-cell office:value-type="float" office:value="-0.199755964166228">
                <text:p>-0.199755964166228</text:p>
              </table:table-cell>
            </table:table-row>
            <table:table-row>
              <table:table-cell office:value-type="string">
                <text:p>124</text:p>
              </table:table-cell>
              <table:table-cell office:value-type="float" office:value="1.16">
                <text:p>1.16</text:p>
              </table:table-cell>
              <table:table-cell office:value-type="float" office:value="0.00091334214453108">
                <text:p>0.00091334214453108</text:p>
              </table:table-cell>
              <table:table-cell office:value-type="float" office:value="0.265735767427682">
                <text:p>0.265735767427682</text:p>
              </table:table-cell>
              <table:table-cell office:value-type="float" office:value="-0.481163966360805">
                <text:p>-0.481163966360805</text:p>
              </table:table-cell>
              <table:table-cell office:value-type="float" office:value="-0.214514856788592">
                <text:p>-0.214514856788592</text:p>
              </table:table-cell>
            </table:table-row>
            <table:table-row>
              <table:table-cell office:value-type="string">
                <text:p>125</text:p>
              </table:table-cell>
              <table:table-cell office:value-type="float" office:value="1.18">
                <text:p>1.18</text:p>
              </table:table-cell>
              <table:table-cell office:value-type="float" office:value="0.000801841179706095">
                <text:p>0.000801841179706095</text:p>
              </table:table-cell>
              <table:table-cell office:value-type="float" office:value="0.247720838155157">
                <text:p>0.247720838155157</text:p>
              </table:table-cell>
              <table:table-cell office:value-type="float" office:value="-0.476281039167516">
                <text:p>-0.476281039167516</text:p>
              </table:table-cell>
              <table:table-cell office:value-type="float" office:value="-0.227758359832653">
                <text:p>-0.227758359832653</text:p>
              </table:table-cell>
            </table:table-row>
            <table:table-row>
              <table:table-cell office:value-type="string">
                <text:p>126</text:p>
              </table:table-cell>
              <table:table-cell office:value-type="float" office:value="1.2">
                <text:p>1.2</text:p>
              </table:table-cell>
              <table:table-cell office:value-type="float" office:value="0.000703108035606482">
                <text:p>0.000703108035606482</text:p>
              </table:table-cell>
              <table:table-cell office:value-type="float" office:value="0.230650242076125">
                <text:p>0.230650242076125</text:p>
              </table:table-cell>
              <table:table-cell office:value-type="float" office:value="-0.470882266792124">
                <text:p>-0.470882266792124</text:p>
              </table:table-cell>
              <table:table-cell office:value-type="float" office:value="-0.239528916680393">
                <text:p>-0.239528916680393</text:p>
              </table:table-cell>
            </table:table-row>
            <table:table-row>
              <table:table-cell office:value-type="string">
                <text:p>127</text:p>
              </table:table-cell>
              <table:table-cell office:value-type="float" office:value="1.22">
                <text:p>1.22</text:p>
              </table:table-cell>
              <table:table-cell office:value-type="float" office:value="0.000615792809021399">
                <text:p>0.000615792809021399</text:p>
              </table:table-cell>
              <table:table-cell office:value-type="float" office:value="0.214498438697508">
                <text:p>0.214498438697508</text:p>
              </table:table-cell>
              <table:table-cell office:value-type="float" office:value="-0.464986372367893">
                <text:p>-0.464986372367893</text:p>
              </table:table-cell>
              <table:table-cell office:value-type="float" office:value="-0.249872140861364">
                <text:p>-0.249872140861364</text:p>
              </table:table-cell>
            </table:table-row>
            <table:table-row>
              <table:table-cell office:value-type="string">
                <text:p>128</text:p>
              </table:table-cell>
              <table:table-cell office:value-type="float" office:value="1.24">
                <text:p>1.24</text:p>
              </table:table-cell>
              <table:table-cell office:value-type="float" office:value="0.000538673996650861">
                <text:p>0.000538673996650861</text:p>
              </table:table-cell>
              <table:table-cell office:value-type="float" office:value="0.199238472101442">
                <text:p>0.199238472101442</text:p>
              </table:table-cell>
              <table:table-cell office:value-type="float" office:value="-0.458613633462707">
                <text:p>-0.458613633462707</text:p>
              </table:table-cell>
              <table:table-cell office:value-type="float" office:value="-0.258836487364614">
                <text:p>-0.258836487364614</text:p>
              </table:table-cell>
            </table:table-row>
            <table:table-row>
              <table:table-cell office:value-type="string">
                <text:p>129</text:p>
              </table:table-cell>
              <table:table-cell office:value-type="float" office:value="1.26">
                <text:p>1.26</text:p>
              </table:table-cell>
              <table:table-cell office:value-type="float" office:value="0.000470648042086445">
                <text:p>0.000470648042086445</text:p>
              </table:table-cell>
              <table:table-cell office:value-type="float" office:value="0.184842194718166">
                <text:p>0.184842194718166</text:p>
              </table:table-cell>
              <table:table-cell office:value-type="float" office:value="-0.451785765988856">
                <text:p>-0.451785765988856</text:p>
              </table:table-cell>
              <table:table-cell office:value-type="float" office:value="-0.266472923228603">
                <text:p>-0.266472923228603</text:p>
              </table:table-cell>
            </table:table-row>
            <table:table-row>
              <table:table-cell office:value-type="string">
                <text:p>130</text:p>
              </table:table-cell>
              <table:table-cell office:value-type="float" office:value="1.28">
                <text:p>1.28</text:p>
              </table:table-cell>
              <table:table-cell office:value-type="float" office:value="0.000410719523910673">
                <text:p>0.000410719523910673</text:p>
              </table:table-cell>
              <table:table-cell office:value-type="float" office:value="0.171280482198524">
                <text:p>0.171280482198524</text:p>
              </table:table-cell>
              <table:table-cell office:value-type="float" office:value="-0.444525801070414">
                <text:p>-0.444525801070414</text:p>
              </table:table-cell>
              <table:table-cell office:value-type="float" office:value="-0.272834599347979">
                <text:p>-0.272834599347979</text:p>
              </table:table-cell>
            </table:table-row>
            <table:table-row>
              <table:table-cell office:value-type="string">
                <text:p>131</text:p>
              </table:table-cell>
              <table:table-cell office:value-type="float" office:value="1.3">
                <text:p>1.3</text:p>
              </table:table-cell>
              <table:table-cell office:value-type="float" office:value="0.000357991970709802">
                <text:p>0.000357991970709802</text:p>
              </table:table-cell>
              <table:table-cell office:value-type="float" office:value="0.158523438529463">
                <text:p>0.158523438529463</text:p>
              </table:table-cell>
              <table:table-cell office:value-type="float" office:value="-0.436857955844017">
                <text:p>-0.436857955844017</text:p>
              </table:table-cell>
              <table:table-cell office:value-type="float" office:value="-0.277976525343844">
                <text:p>-0.277976525343844</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4/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14/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5/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start"/>
      <style:graphic-properties svg:stroke-color="#b3b3b3"/>
      <style:text-properties fo:font-size="10pt" style:font-size-asian="10pt" style:font-size-complex="10pt"/>
    </style:style>
    <style:style style:name="ch6" style:family="chart" style:data-style-name="N0">
      <style:chart-properties chart:symbol-type="named-symbol" chart:symbol-name="circle" chart:symbol-width="0.1cm" chart:symbol-height="0.1cm" chart:link-data-style-to-source="true"/>
      <style:graphic-properties draw:stroke="none" svg:stroke-width="0.08cm" svg:stroke-color="#004586" draw:fill-color="#004586" dr3d:edge-rounding="5%"/>
      <style:text-properties fo:font-size="10pt" style:font-size-asian="10pt" style:font-size-complex="10pt"/>
    </style:style>
    <style:style style:name="ch7" style:family="chart">
      <style:chart-properties loext:regression-name="Fitted" loext:regression-max-degree="4" loext:regression-period="2" loext:regression-extrapolate-forward="1" loext:regression-extrapolate-backward="1" loext:regression-force-intercept="false" loext:regression-intercept-value="0" chart:regression-type="polynomial"/>
      <style:graphic-properties svg:stroke-color="#468a1a"/>
    </style:style>
    <style:style style:name="ch8" style:family="chart">
      <style:chart-properties loext:regression-name="Overfitted" loext:regression-max-degree="12" loext:regression-period="2" loext:regression-extrapolate-forward="3" loext:regression-extrapolate-backward="3" loext:regression-force-intercept="false" loext:regression-intercept-value="0" chart:regression-type="polynomial"/>
      <style:graphic-properties svg:stroke-color="#004586"/>
    </style:style>
    <style:style style:name="ch9" style:family="chart">
      <style:chart-properties loext:regression-name="Underfitted" loext:regression-max-degree="3" loext:regression-period="2" loext:regression-extrapolate-forward="1" loext:regression-extrapolate-backward="1" loext:regression-force-intercept="false" loext:regression-intercept-value="0" chart:regression-type="polynomial"/>
      <style:graphic-properties svg:stroke-color="#a7074b"/>
    </style:style>
    <style:style style:name="ch10" style:family="chart">
      <style:chart-properties chart:solid-type="cuboid" chart:symbol-type="named-symbol" chart:symbol-name="circle" chart:symbol-width="0.1cm" chart:symbol-height="0.1cm"/>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scatter" chart:style-name="ch1">
        <chart:title svg:x="5.185cm" svg:y="0.315cm" chart:style-name="ch2">
          <text:p>Overfitting and Underfitting</text:p>
        </chart:title>
        <chart:legend chart:legend-position="end" svg:x="12.855cm" svg:y="3.441cm" style:legend-expansion="high" chart:style-name="ch3"/>
        <chart:plot-area chart:style-name="ch4" chart:data-source-has-labels="both" svg:x="0.319cm" svg:y="1.299cm" svg:width="12.217cm" svg:height="7.521cm">
          <chartooo:coordinate-region svg:x="1.184cm" svg:y="1.501cm" svg:width="11.255cm" svg:height="6.666cm"/>
          <chart:axis chart:dimension="x" chart:name="primary-x" chart:style-name="ch5" chartooo:axis-type="auto">
            <chart:categories table:cell-range-address="local-table.$A$2:.$A$22"/>
          </chart:axis>
          <chart:axis chart:dimension="y" chart:name="primary-y" chart:style-name="ch5"/>
          <chart:series chart:style-name="ch6" chart:values-cell-range-address="local-table.$C$2:.$C$22" chart:label-cell-address="local-table.$C$1" chart:class="chart:scatter">
            <chart:domain table:cell-range-address="local-table.$B$2:.$B$22"/>
            <chart:regression-curve chart:style-name="ch7"/>
            <chart:regression-curve chart:style-name="ch8"/>
            <chart:regression-curve chart:style-name="ch9"/>
            <chart:data-point chart:style-name="ch10"/>
            <chart:data-point/>
            <chart:data-point chart:style-name="ch10"/>
            <chart:data-point chart:repeated="17"/>
            <chart:data-point chart:style-name="ch10"/>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1</text:p>
              </table:table-cell>
              <table:table-cell office:value-type="string">
                <text:p>Data points</text:p>
              </table:table-cell>
            </table:table-row>
          </table:table-header-rows>
          <table:table-rows>
            <table:table-row>
              <table:table-cell office:value-type="string">
                <text:p>1</text:p>
              </table:table-cell>
              <table:table-cell office:value-type="float" office:value="-3.14">
                <text:p>-3.14</text:p>
              </table:table-cell>
              <table:table-cell office:value-type="float" office:value="-0.867313862865035">
                <text:p>-0.867313862865035</text:p>
              </table:table-cell>
            </table:table-row>
            <table:table-row>
              <table:table-cell office:value-type="string">
                <text:p>2</text:p>
              </table:table-cell>
              <table:table-cell office:value-type="float" office:value="-2.826">
                <text:p>-2.826</text:p>
              </table:table-cell>
              <table:table-cell office:value-type="float" office:value="-0.876722243954541">
                <text:p>-0.876722243954541</text:p>
              </table:table-cell>
            </table:table-row>
            <table:table-row>
              <table:table-cell office:value-type="string">
                <text:p>3</text:p>
              </table:table-cell>
              <table:table-cell office:value-type="float" office:value="-2.512">
                <text:p>-2.512</text:p>
              </table:table-cell>
              <table:table-cell office:value-type="float" office:value="-0.60129044590969">
                <text:p>-0.60129044590969</text:p>
              </table:table-cell>
            </table:table-row>
            <table:table-row>
              <table:table-cell office:value-type="string">
                <text:p>4</text:p>
              </table:table-cell>
              <table:table-cell office:value-type="float" office:value="-2.198">
                <text:p>-2.198</text:p>
              </table:table-cell>
              <table:table-cell office:value-type="float" office:value="-0.516084129540301">
                <text:p>-0.516084129540301</text:p>
              </table:table-cell>
            </table:table-row>
            <table:table-row>
              <table:table-cell office:value-type="string">
                <text:p>5</text:p>
              </table:table-cell>
              <table:table-cell office:value-type="float" office:value="-1.884">
                <text:p>-1.884</text:p>
              </table:table-cell>
              <table:table-cell office:value-type="float" office:value="-0.0889497356953484">
                <text:p>-0.0889497356953484</text:p>
              </table:table-cell>
            </table:table-row>
            <table:table-row>
              <table:table-cell office:value-type="string">
                <text:p>6</text:p>
              </table:table-cell>
              <table:table-cell office:value-type="float" office:value="-1.57">
                <text:p>-1.57</text:p>
              </table:table-cell>
              <table:table-cell office:value-type="float" office:value="0.201639653775166">
                <text:p>0.201639653775166</text:p>
              </table:table-cell>
            </table:table-row>
            <table:table-row>
              <table:table-cell office:value-type="string">
                <text:p>7</text:p>
              </table:table-cell>
              <table:table-cell office:value-type="float" office:value="-1.256">
                <text:p>-1.256</text:p>
              </table:table-cell>
              <table:table-cell office:value-type="float" office:value="0.341356143273993">
                <text:p>0.341356143273993</text:p>
              </table:table-cell>
            </table:table-row>
            <table:table-row>
              <table:table-cell office:value-type="string">
                <text:p>8</text:p>
              </table:table-cell>
              <table:table-cell office:value-type="float" office:value="-0.942">
                <text:p>-0.942</text:p>
              </table:table-cell>
              <table:table-cell office:value-type="float" office:value="0.743876418417124">
                <text:p>0.743876418417124</text:p>
              </table:table-cell>
            </table:table-row>
            <table:table-row>
              <table:table-cell office:value-type="string">
                <text:p>9</text:p>
              </table:table-cell>
              <table:table-cell office:value-type="float" office:value="-0.628">
                <text:p>-0.628</text:p>
              </table:table-cell>
              <table:table-cell office:value-type="float" office:value="0.908680478955618">
                <text:p>0.908680478955618</text:p>
              </table:table-cell>
            </table:table-row>
            <table:table-row>
              <table:table-cell office:value-type="string">
                <text:p>10</text:p>
              </table:table-cell>
              <table:table-cell office:value-type="float" office:value="-0.314">
                <text:p>-0.314</text:p>
              </table:table-cell>
              <table:table-cell office:value-type="float" office:value="1.175797367415">
                <text:p>1.175797367415</text:p>
              </table:table-cell>
            </table:table-row>
            <table:table-row>
              <table:table-cell office:value-type="string">
                <text:p>11</text:p>
              </table:table-cell>
              <table:table-cell office:value-type="float" office:value="0">
                <text:p>0</text:p>
              </table:table-cell>
              <table:table-cell office:value-type="float" office:value="1.07645116198382">
                <text:p>1.07645116198382</text:p>
              </table:table-cell>
            </table:table-row>
            <table:table-row>
              <table:table-cell office:value-type="string">
                <text:p>12</text:p>
              </table:table-cell>
              <table:table-cell office:value-type="float" office:value="0.314">
                <text:p>0.314</text:p>
              </table:table-cell>
              <table:table-cell office:value-type="float" office:value="1.10051090300192">
                <text:p>1.10051090300192</text:p>
              </table:table-cell>
            </table:table-row>
            <table:table-row>
              <table:table-cell office:value-type="string">
                <text:p>13</text:p>
              </table:table-cell>
              <table:table-cell office:value-type="float" office:value="0.628">
                <text:p>0.628</text:p>
              </table:table-cell>
              <table:table-cell office:value-type="float" office:value="0.82831499502756">
                <text:p>0.82831499502756</text:p>
              </table:table-cell>
            </table:table-row>
            <table:table-row>
              <table:table-cell office:value-type="string">
                <text:p>14</text:p>
              </table:table-cell>
              <table:table-cell office:value-type="float" office:value="0.942">
                <text:p>0.942</text:p>
              </table:table-cell>
              <table:table-cell office:value-type="float" office:value="0.739132931357926">
                <text:p>0.739132931357926</text:p>
              </table:table-cell>
            </table:table-row>
            <table:table-row>
              <table:table-cell office:value-type="string">
                <text:p>15</text:p>
              </table:table-cell>
              <table:table-cell office:value-type="float" office:value="1.256">
                <text:p>1.256</text:p>
              </table:table-cell>
              <table:table-cell office:value-type="float" office:value="0.494933065059647">
                <text:p>0.494933065059647</text:p>
              </table:table-cell>
            </table:table-row>
            <table:table-row>
              <table:table-cell office:value-type="string">
                <text:p>16</text:p>
              </table:table-cell>
              <table:table-cell office:value-type="float" office:value="1.57">
                <text:p>1.57</text:p>
              </table:table-cell>
              <table:table-cell office:value-type="float" office:value="0.182683463799476">
                <text:p>0.182683463799476</text:p>
              </table:table-cell>
            </table:table-row>
            <table:table-row>
              <table:table-cell office:value-type="string">
                <text:p>17</text:p>
              </table:table-cell>
              <table:table-cell office:value-type="float" office:value="1.884">
                <text:p>1.884</text:p>
              </table:table-cell>
              <table:table-cell office:value-type="float" office:value="-0.0741837286262265">
                <text:p>-0.0741837286262265</text:p>
              </table:table-cell>
            </table:table-row>
            <table:table-row>
              <table:table-cell office:value-type="string">
                <text:p>18</text:p>
              </table:table-cell>
              <table:table-cell office:value-type="float" office:value="2.198">
                <text:p>2.198</text:p>
              </table:table-cell>
              <table:table-cell office:value-type="float" office:value="-0.545439533308067">
                <text:p>-0.545439533308067</text:p>
              </table:table-cell>
            </table:table-row>
            <table:table-row>
              <table:table-cell office:value-type="string">
                <text:p>19</text:p>
              </table:table-cell>
              <table:table-cell office:value-type="float" office:value="2.512">
                <text:p>2.512</text:p>
              </table:table-cell>
              <table:table-cell office:value-type="float" office:value="-0.58731545947554">
                <text:p>-0.58731545947554</text:p>
              </table:table-cell>
            </table:table-row>
            <table:table-row>
              <table:table-cell office:value-type="string">
                <text:p>20</text:p>
              </table:table-cell>
              <table:table-cell office:value-type="float" office:value="2.826">
                <text:p>2.826</text:p>
              </table:table-cell>
              <table:table-cell office:value-type="float" office:value="-0.709506899161551">
                <text:p>-0.709506899161551</text:p>
              </table:table-cell>
            </table:table-row>
            <table:table-row>
              <table:table-cell office:value-type="string">
                <text:p>21</text:p>
              </table:table-cell>
              <table:table-cell office:value-type="float" office:value="3.14">
                <text:p>3.14</text:p>
              </table:table-cell>
              <table:table-cell office:value-type="float" office:value="-0.973950162232736">
                <text:p>-0.973950162232736</text:p>
              </table:table-cell>
            </table:table-row>
          </table:table-rows>
        </table:table>
      </chart:chart>
    </office:chart>
  </office:body>
</office:document-content>
</file>

<file path=Object 15/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15/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ignore"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scatter" chart:style-name="ch1">
        <chart:title svg:x="3.143cm" svg:y="0.315cm" chart:style-name="ch2">
          <text:p>Accuracy vs Number of Parameters per sensor</text:p>
        </chart:title>
        <chart:legend chart:legend-position="end" svg:x="13.025cm" svg:y="3.693cm" style:legend-expansion="high" chart:style-name="ch3"/>
        <chart:plot-area chart:style-name="ch4" chart:data-source-has-labels="both" svg:x="1.32cm" svg:y="1.299cm" svg:width="11.386cm" svg:height="6.55cm">
          <chartooo:coordinate-region svg:x="2.058cm" svg:y="1.502cm" svg:width="10.456cm" svg:height="5.694cm"/>
          <chart:axis chart:dimension="x" chart:name="primary-x" chart:style-name="ch5" chartooo:axis-type="auto">
            <chart:title svg:x="5.389cm" svg:y="8.028cm" chart:style-name="ch6">
              <text:p>Number of Parameters</text:p>
            </chart:title>
            <chart:categories table:cell-range-address="local-table.$B$1:.$K$1"/>
          </chart:axis>
          <chart:axis chart:dimension="y" chart:name="primary-y" chart:style-name="ch5">
            <chart:title svg:x="0.451cm" svg:y="5.69cm" chart:style-name="ch7">
              <text:p>Error (degrees)</text:p>
            </chart:title>
          </chart:axis>
          <chart:series chart:style-name="ch8" chart:values-cell-range-address="local-table.$B$3:.$K$3" chart:label-cell-address="local-table.$A$3" chart:class="chart:scatter">
            <chart:domain table:cell-range-address="local-table.$B$2:.$K$2"/>
            <chart:data-point chart:repeated="10"/>
          </chart:series>
          <chart:series chart:style-name="ch9" chart:values-cell-range-address="local-table.$B$4:.$K$4" chart:label-cell-address="local-table.$A$4" chart:class="chart:scatter">
            <chart:data-point chart:repeated="10"/>
          </chart:series>
          <chart:series chart:style-name="ch10" chart:values-cell-range-address="local-table.$B$5:.$K$5" chart:label-cell-address="local-table.$A$5" chart:class="chart:scatter">
            <chart:data-point chart:repeated="10"/>
          </chart:series>
          <chart:wall chart:style-name="ch11"/>
          <chart:floor chart:style-name="ch12"/>
        </chart:plot-area>
        <table:table table:name="local-table">
          <table:table-header-columns>
            <table:table-column/>
          </table:table-header-columns>
          <table:table-columns>
            <table:table-column table:number-columns-repeated="10"/>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row>
          </table:table-header-rows>
          <table:table-rows>
            <table:table-row>
              <table:table-cell office:value-type="string">
                <text:p>Series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row>
            <table:table-row>
              <table:table-cell office:value-type="string">
                <text:p>Heading</text:p>
              </table:table-cell>
              <table:table-cell office:value-type="float" office:value="0.382508651854629">
                <text:p>0.382508651854629</text:p>
              </table:table-cell>
              <table:table-cell office:value-type="float" office:value="0.284469298459479">
                <text:p>0.284469298459479</text:p>
              </table:table-cell>
              <table:table-cell office:value-type="float" office:value="0.356661741278749">
                <text:p>0.356661741278749</text:p>
              </table:table-cell>
              <table:table-cell office:value-type="float" office:value="0.246697667999485">
                <text:p>0.246697667999485</text:p>
              </table:table-cell>
              <table:table-cell office:value-type="float" office:value="0.232805601790972">
                <text:p>0.232805601790972</text:p>
              </table:table-cell>
              <table:table-cell office:value-type="float" office:value="0.196623075325469">
                <text:p>0.196623075325469</text:p>
              </table:table-cell>
              <table:table-cell office:value-type="float" office:value="0.16176147108896">
                <text:p>0.16176147108896</text:p>
              </table:table-cell>
              <table:table-cell office:value-type="float" office:value="0.164405349738549">
                <text:p>0.164405349738549</text:p>
              </table:table-cell>
              <table:table-cell office:value-type="float" office:value="0.155365661876125">
                <text:p>0.155365661876125</text:p>
              </table:table-cell>
              <table:table-cell office:value-type="float" office:value="0.152500790046001">
                <text:p>0.152500790046001</text:p>
              </table:table-cell>
            </table:table-row>
            <table:table-row>
              <table:table-cell office:value-type="string">
                <text:p>Magnitude</text:p>
              </table:table-cell>
              <table:table-cell office:value-type="float" office:value="0.212568903383679">
                <text:p>0.212568903383679</text:p>
              </table:table-cell>
              <table:table-cell office:value-type="float" office:value="0.206825662513519">
                <text:p>0.206825662513519</text:p>
              </table:table-cell>
              <table:table-cell office:value-type="float" office:value="0.216625133959544">
                <text:p>0.216625133959544</text:p>
              </table:table-cell>
              <table:table-cell office:value-type="float" office:value="0.208634665132604">
                <text:p>0.208634665132604</text:p>
              </table:table-cell>
              <table:table-cell office:value-type="float" office:value="0.173824792259516">
                <text:p>0.173824792259516</text:p>
              </table:table-cell>
              <table:table-cell office:value-type="float" office:value="0.164286101916165">
                <text:p>0.164286101916165</text:p>
              </table:table-cell>
              <table:table-cell office:value-type="float" office:value="0.165666652812384">
                <text:p>0.165666652812384</text:p>
              </table:table-cell>
              <table:table-cell office:value-type="float" office:value="0.147918714612465">
                <text:p>0.147918714612465</text:p>
              </table:table-cell>
              <table:table-cell office:value-type="float" office:value="0.137823986662504">
                <text:p>0.137823986662504</text:p>
              </table:table-cell>
              <table:table-cell office:value-type="float" office:value="0.12302860408288">
                <text:p>0.12302860408288</text:p>
              </table:table-cell>
            </table:table-row>
            <table:table-row>
              <table:table-cell office:value-type="string">
                <text:p>Combined</text:p>
              </table:table-cell>
              <table:table-cell office:value-type="float" office:value="0.595077555238308">
                <text:p>0.595077555238308</text:p>
              </table:table-cell>
              <table:table-cell office:value-type="float" office:value="0.491294960972998">
                <text:p>0.491294960972998</text:p>
              </table:table-cell>
              <table:table-cell office:value-type="float" office:value="0.573286875238293">
                <text:p>0.573286875238293</text:p>
              </table:table-cell>
              <table:table-cell office:value-type="float" office:value="0.455332333132088">
                <text:p>0.455332333132088</text:p>
              </table:table-cell>
              <table:table-cell office:value-type="float" office:value="0.406630394050488">
                <text:p>0.406630394050488</text:p>
              </table:table-cell>
              <table:table-cell office:value-type="float" office:value="0.360909177241635">
                <text:p>0.360909177241635</text:p>
              </table:table-cell>
              <table:table-cell office:value-type="float" office:value="0.327428123901344">
                <text:p>0.327428123901344</text:p>
              </table:table-cell>
              <table:table-cell office:value-type="float" office:value="0.312324064351015">
                <text:p>0.312324064351015</text:p>
              </table:table-cell>
              <table:table-cell office:value-type="float" office:value="0.293189648538629">
                <text:p>0.293189648538629</text:p>
              </table:table-cell>
              <table:table-cell office:value-type="float" office:value="0.275529394128881">
                <text:p>0.275529394128881</text:p>
              </table:table-cell>
            </table:table-row>
          </table:table-rows>
        </table:table>
      </chart:chart>
    </office:chart>
  </office:body>
</office:document-content>
</file>

<file path=Object 16/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16/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17/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ignore"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069a2e" draw:fill-color="#069a2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scatter" chart:style-name="ch1">
        <chart:title svg:x="5.482cm" svg:y="0.315cm" chart:style-name="ch2">
          <text:p>Leave one out accuracy</text:p>
        </chart:title>
        <chart:legend chart:legend-position="end" svg:x="13.025cm" svg:y="3.693cm" style:legend-expansion="high" chart:style-name="ch3"/>
        <chart:plot-area chart:style-name="ch4" chart:data-source-has-labels="both" svg:x="1.32cm" svg:y="1.299cm" svg:width="11.386cm" svg:height="6.55cm">
          <chartooo:coordinate-region svg:x="2.058cm" svg:y="1.501cm" svg:width="10.456cm" svg:height="5.695cm"/>
          <chart:axis chart:dimension="x" chart:name="primary-x" chart:style-name="ch5" chartooo:axis-type="auto">
            <chart:title svg:x="5.654cm" svg:y="8.028cm" chart:style-name="ch6">
              <text:p>Number of Params</text:p>
            </chart:title>
            <chart:categories table:cell-range-address="local-table.$B$1:.$K$1"/>
          </chart:axis>
          <chart:axis chart:dimension="y" chart:name="primary-y" chart:style-name="ch5">
            <chart:title svg:x="0.451cm" svg:y="5.69cm" chart:style-name="ch7">
              <text:p>Error (degrees)</text:p>
            </chart:title>
          </chart:axis>
          <chart:series chart:style-name="ch8" chart:values-cell-range-address="local-table.$B$3:.$K$3" chart:label-cell-address="local-table.$A$3" chart:class="chart:scatter">
            <chart:domain table:cell-range-address="local-table.$B$2:.$K$2"/>
            <chart:data-point chart:repeated="10"/>
          </chart:series>
          <chart:series chart:style-name="ch9" chart:values-cell-range-address="local-table.$B$4:.$K$4" chart:label-cell-address="local-table.$A$4" chart:class="chart:scatter">
            <chart:data-point chart:repeated="10"/>
          </chart:series>
          <chart:series chart:style-name="ch10" chart:values-cell-range-address="local-table.$B$5:.$K$5" chart:label-cell-address="local-table.$A$5" chart:class="chart:scatter">
            <chart:data-point chart:repeated="10"/>
          </chart:series>
          <chart:wall chart:style-name="ch11"/>
          <chart:floor chart:style-name="ch12"/>
        </chart:plot-area>
        <table:table table:name="local-table">
          <table:table-header-columns>
            <table:table-column/>
          </table:table-header-columns>
          <table:table-columns>
            <table:table-column table:number-columns-repeated="10"/>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row>
          </table:table-header-rows>
          <table:table-rows>
            <table:table-row>
              <table:table-cell office:value-type="string">
                <text:p>Series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row>
            <table:table-row>
              <table:table-cell office:value-type="string">
                <text:p>Heading</text:p>
              </table:table-cell>
              <table:table-cell office:value-type="float" office:value="0.414760621002171">
                <text:p>0.414760621002171</text:p>
              </table:table-cell>
              <table:table-cell office:value-type="float" office:value="0.347729559647998">
                <text:p>0.347729559647998</text:p>
              </table:table-cell>
              <table:table-cell office:value-type="float" office:value="0.418429442666249">
                <text:p>0.418429442666249</text:p>
              </table:table-cell>
              <table:table-cell office:value-type="float" office:value="0.355167935840283">
                <text:p>0.355167935840283</text:p>
              </table:table-cell>
              <table:table-cell office:value-type="float" office:value="0.385235155184749">
                <text:p>0.385235155184749</text:p>
              </table:table-cell>
              <table:table-cell office:value-type="float" office:value="0.34595818916826">
                <text:p>0.34595818916826</text:p>
              </table:table-cell>
              <table:table-cell office:value-type="float" office:value="0.477253181118948">
                <text:p>0.477253181118948</text:p>
              </table:table-cell>
              <table:table-cell office:value-type="float" office:value="0.366025734777035">
                <text:p>0.366025734777035</text:p>
              </table:table-cell>
              <table:table-cell office:value-type="float" office:value="1.66083219478269">
                <text:p>1.66083219478269</text:p>
              </table:table-cell>
              <table:table-cell office:value-type="float" office:value="0.876689801865873">
                <text:p>0.876689801865873</text:p>
              </table:table-cell>
            </table:table-row>
            <table:table-row>
              <table:table-cell office:value-type="string">
                <text:p>Magnitude</text:p>
              </table:table-cell>
              <table:table-cell office:value-type="float" office:value="0.236984826606683">
                <text:p>0.236984826606683</text:p>
              </table:table-cell>
              <table:table-cell office:value-type="float" office:value="0.228869939459519">
                <text:p>0.228869939459519</text:p>
              </table:table-cell>
              <table:table-cell office:value-type="float" office:value="0.23028023744799">
                <text:p>0.23028023744799</text:p>
              </table:table-cell>
              <table:table-cell office:value-type="float" office:value="0.208744878725436">
                <text:p>0.208744878725436</text:p>
              </table:table-cell>
              <table:table-cell office:value-type="float" office:value="0.20147296670383">
                <text:p>0.20147296670383</text:p>
              </table:table-cell>
              <table:table-cell office:value-type="float" office:value="0.210465455297476">
                <text:p>0.210465455297476</text:p>
              </table:table-cell>
              <table:table-cell office:value-type="float" office:value="0.217060725620035">
                <text:p>0.217060725620035</text:p>
              </table:table-cell>
              <table:table-cell office:value-type="float" office:value="0.22739062735391">
                <text:p>0.22739062735391</text:p>
              </table:table-cell>
              <table:table-cell office:value-type="float" office:value="0.364112821260665">
                <text:p>0.364112821260665</text:p>
              </table:table-cell>
              <table:table-cell office:value-type="float" office:value="0.31951857928363">
                <text:p>0.31951857928363</text:p>
              </table:table-cell>
            </table:table-row>
            <table:table-row>
              <table:table-cell office:value-type="string">
                <text:p>Combined</text:p>
              </table:table-cell>
              <table:table-cell office:value-type="float" office:value="0.651745447608854">
                <text:p>0.651745447608854</text:p>
              </table:table-cell>
              <table:table-cell office:value-type="float" office:value="0.576599499107516">
                <text:p>0.576599499107516</text:p>
              </table:table-cell>
              <table:table-cell office:value-type="float" office:value="0.648709680114239">
                <text:p>0.648709680114239</text:p>
              </table:table-cell>
              <table:table-cell office:value-type="float" office:value="0.563912814565719">
                <text:p>0.563912814565719</text:p>
              </table:table-cell>
              <table:table-cell office:value-type="float" office:value="0.586708121888579">
                <text:p>0.586708121888579</text:p>
              </table:table-cell>
              <table:table-cell office:value-type="float" office:value="0.556423644465737">
                <text:p>0.556423644465737</text:p>
              </table:table-cell>
              <table:table-cell office:value-type="float" office:value="0.694313906738983">
                <text:p>0.694313906738983</text:p>
              </table:table-cell>
              <table:table-cell office:value-type="float" office:value="0.593416362130945">
                <text:p>0.593416362130945</text:p>
              </table:table-cell>
              <table:table-cell office:value-type="float" office:value="2.02494501604336">
                <text:p>2.02494501604336</text:p>
              </table:table-cell>
              <table:table-cell office:value-type="float" office:value="1.1962083811495">
                <text:p>1.1962083811495</text:p>
              </table:table-cell>
            </table:table-row>
          </table:table-rows>
        </table:table>
      </chart:chart>
    </office:chart>
  </office:body>
</office:document-content>
</file>

<file path=Object 17/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17/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content.xml><?xml version="1.0" encoding="utf-8"?>
<math xmlns="http://www.w3.org/1998/Math/MathML" display="block">
  <semantics>
    <mrow>
      <mrow>
        <mstyle mathvariant="bold">
          <msub>
            <mi>x</mi>
            <mi mathvariant="italic">sensor</mi>
          </msub>
        </mstyle>
        <mo stretchy="false">=</mo>
        <msub>
          <mi>A</mi>
          <mi mathvariant="italic">sensor</mi>
        </msub>
      </mrow>
      <mrow>
        <mstyle mathvariant="bold">
          <msub>
            <mi>x</mi>
            <mi mathvariant="italic">raw</mi>
          </msub>
        </mstyle>
        <mo stretchy="false">+</mo>
        <mstyle mathvariant="bold">
          <msub>
            <mi>β</mi>
            <mi mathvariant="italic">sensor</mi>
          </msub>
        </mstyle>
        <mo stretchy="false">+</mo>
        <mi>ψ</mi>
      </mrow>
      <mrow>
        <mo fence="true" stretchy="false">(</mo>
        <mrow>
          <mstyle mathvariant="bold">
            <msub>
              <mi>x</mi>
              <mi mathvariant="italic">raw</mi>
            </msub>
          </mstyle>
        </mrow>
        <mo fence="true" stretchy="false">)</mo>
      </mrow>
    </mrow>
    <annotation encoding="StarMath 5.0">bold x_sensor = A_sensor bold x_raw + bold β_sensor + %psi(bold x_raw)</annotation>
  </semantics>
</math>
</file>

<file path=Object 3/content.xml><?xml version="1.0" encoding="utf-8"?>
<math xmlns="http://www.w3.org/1998/Math/MathML" display="block">
  <semantics>
    <mrow>
      <mrow>
        <mstyle mathvariant="bold">
          <mi>x</mi>
        </mstyle>
        <mo stretchy="false">=</mo>
        <mi>R</mi>
      </mrow>
      <msub>
        <mi>A</mi>
        <mrow>
          <mi mathvariant="italic">soft</mi>
          <mi mathvariant="italic">iron</mi>
        </mrow>
      </msub>
      <mrow>
        <mo fence="true" stretchy="false">(</mo>
        <mrow>
          <mrow>
            <mstyle mathvariant="bold">
              <msub>
                <mi>x</mi>
                <mi mathvariant="italic">sensor</mi>
              </msub>
            </mstyle>
            <mo stretchy="false">+</mo>
            <mstyle mathvariant="bold">
              <msub>
                <mi>β</mi>
                <mrow>
                  <mi mathvariant="italic">hard</mi>
                  <mi mathvariant="italic">iron</mi>
                </mrow>
              </msub>
            </mstyle>
          </mrow>
        </mrow>
        <mo fence="true" stretchy="false">)</mo>
      </mrow>
    </mrow>
    <annotation encoding="StarMath 5.0">bold x = R  A_{soft iron} (bold x_sensor + bold β_{hard iron})</annotation>
  </semantics>
</math>
</file>

<file path=Object 4/content.xml><?xml version="1.0" encoding="utf-8"?>
<math xmlns="http://www.w3.org/1998/Math/MathML" display="block">
  <semantics>
    <mtable>
      <mtr>
        <mtd>
          <mrow>
            <mrow>
              <mstyle mathvariant="bold">
                <mi>y</mi>
              </mstyle>
              <mo stretchy="false">=</mo>
              <mi>O</mi>
            </mrow>
            <mrow>
              <mo fence="true" stretchy="true">(</mo>
              <mrow>
                <mtable>
                  <mtr>
                    <mtd>
                      <mn>0</mn>
                    </mtd>
                  </mtr>
                  <mtr>
                    <mtd>
                      <mn>1</mn>
                    </mtd>
                  </mtr>
                  <mtr>
                    <mtd>
                      <mn>0</mn>
                    </mtd>
                  </mtr>
                </mtable>
              </mrow>
              <mo fence="true" stretchy="true">)</mo>
            </mrow>
          </mrow>
        </mtd>
      </mtr>
      <mtr>
        <mtd>
          <mrow>
            <mrow>
              <mi mathvariant="italic">azimuth</mi>
              <mo stretchy="false">=</mo>
              <mi>atan</mi>
            </mrow>
            <mn>2</mn>
            <mrow>
              <mo fence="true" stretchy="false">(</mo>
              <mrow>
                <mrow>
                  <msub>
                    <mi>y</mi>
                    <mn>1</mn>
                  </msub>
                  <mi>,</mi>
                  <msub>
                    <mi>y</mi>
                    <mn>0</mn>
                  </msub>
                </mrow>
              </mrow>
              <mo fence="true" stretchy="false">)</mo>
            </mrow>
          </mrow>
        </mtd>
      </mtr>
      <mtr>
        <mtd>
          <mrow>
            <mrow>
              <mi mathvariant="italic">inclination</mi>
              <mo stretchy="false">=</mo>
              <mi>atan</mi>
            </mrow>
            <mn>2</mn>
            <mrow>
              <mo fence="true" stretchy="false">(</mo>
              <mrow>
                <mrow>
                  <msqrt>
                    <mrow>
                      <msubsup>
                        <mi>y</mi>
                        <mn>1</mn>
                        <mn>2</mn>
                      </msubsup>
                      <mo stretchy="false">+</mo>
                      <msubsup>
                        <mi>y</mi>
                        <mn>0</mn>
                        <mn>2</mn>
                      </msubsup>
                    </mrow>
                  </msqrt>
                  <mi>,</mi>
                  <msub>
                    <mi>y</mi>
                    <mn>2</mn>
                  </msub>
                </mrow>
              </mrow>
              <mo fence="true" stretchy="false">)</mo>
            </mrow>
          </mrow>
        </mtd>
      </mtr>
    </mtable>
    <annotation encoding="StarMath 5.0">bold y = O left (stack { 0 # 1 # 0 }  right ) newline
azimuth = func atan2(y_1, y_0) newline
inclination =  func atan2( sqrt{y_1^2 + y_0^2}, y_2 )
</annotation>
  </semantics>
</math>
</file>

<file path=Object 5/content.xml><?xml version="1.0" encoding="utf-8"?>
<math xmlns="http://www.w3.org/1998/Math/MathML" display="block">
  <semantics>
    <mrow>
      <mrow>
        <mstyle mathvariant="bold">
          <mi>x</mi>
        </mstyle>
        <mo stretchy="false">=</mo>
        <mi>A</mi>
      </mrow>
      <mrow>
        <mo fence="true" stretchy="false">(</mo>
        <mrow>
          <mrow>
            <mstyle mathvariant="bold">
              <msub>
                <mi>x</mi>
                <mi mathvariant="italic">raw</mi>
              </msub>
            </mstyle>
            <mo stretchy="false">+</mo>
            <mstyle mathvariant="bold">
              <mi>β</mi>
            </mstyle>
          </mrow>
        </mrow>
        <mo fence="true" stretchy="false">)</mo>
      </mrow>
    </mrow>
    <annotation encoding="StarMath 5.0">bold x = A(bold x_raw + bold β) </annotation>
  </semantics>
</math>
</file>

<file path=Object 6/content.xml><?xml version="1.0" encoding="utf-8"?>
<math xmlns="http://www.w3.org/1998/Math/MathML" display="block">
  <semantics>
    <mrow>
      <msub>
        <mi>h</mi>
        <mi mathvariant="italic">magnitude</mi>
      </msub>
      <mo stretchy="false">=</mo>
      <msqrt>
        <mrow>
          <munderover>
            <mo stretchy="false">∑</mo>
            <mrow>
              <mi>i</mi>
              <mo stretchy="false">=</mo>
              <mn>0</mn>
            </mrow>
            <mi>N</mi>
          </munderover>
          <mfrac>
            <msup>
              <mrow>
                <mo fence="true" stretchy="false">(</mo>
                <mrow>
                  <mrow>
                    <mrow>
                      <mo fence="true" stretchy="true">|</mo>
                      <mrow>
                        <mstyle mathvariant="bold">
                          <msub>
                            <mi>x</mi>
                            <mi>i</mi>
                          </msub>
                        </mstyle>
                      </mrow>
                      <mo fence="true" stretchy="true">|</mo>
                    </mrow>
                    <mo stretchy="false">−</mo>
                    <mn>1</mn>
                  </mrow>
                </mrow>
                <mo fence="true" stretchy="false">)</mo>
              </mrow>
              <mn>2</mn>
            </msup>
            <mi>N</mi>
          </mfrac>
        </mrow>
      </msqrt>
    </mrow>
    <annotation encoding="StarMath 5.0">h_magnitude = sqrt{ sum from{i=0} to{N} {(abs {bold x_i} - 1)^2 over  N} }</annotation>
  </semantics>
</math>
</file>

<file path=Object 7/content.xml><?xml version="1.0" encoding="utf-8"?>
<math xmlns="http://www.w3.org/1998/Math/MathML" display="block">
  <semantics>
    <mtable>
      <mtr>
        <mtd>
          <mrow>
            <mi>a</mi>
            <mrow>
              <mi>X</mi>
              <mo stretchy="false">+</mo>
              <mi>b</mi>
            </mrow>
            <mrow>
              <mi>Y</mi>
              <mo stretchy="false">+</mo>
              <mi>c</mi>
            </mrow>
            <mrow>
              <mi>Z</mi>
              <mo stretchy="false">=</mo>
              <mn>1</mn>
            </mrow>
          </mrow>
        </mtd>
      </mtr>
      <mtr>
        <mtd>
          <mrow>
            <mi>D</mi>
            <mrow>
              <mrow>
                <mo fence="true" stretchy="true">(</mo>
                <mrow>
                  <mtable>
                    <mtr>
                      <mtd>
                        <mi>a</mi>
                      </mtd>
                    </mtr>
                    <mtr>
                      <mtd>
                        <mi>b</mi>
                      </mtd>
                    </mtr>
                    <mtr>
                      <mtd>
                        <mi>c</mi>
                      </mtd>
                    </mtr>
                  </mtable>
                </mrow>
                <mo fence="true" stretchy="true">)</mo>
              </mrow>
              <mo stretchy="false">=</mo>
              <mrow>
                <mo fence="true" stretchy="true">(</mo>
                <mrow>
                  <mtable>
                    <mtr>
                      <mtd>
                        <mn>1</mn>
                      </mtd>
                    </mtr>
                    <mtr>
                      <mtd>
                        <mo stretchy="false">⋮</mo>
                      </mtd>
                    </mtr>
                    <mtr>
                      <mtd>
                        <mn>1</mn>
                      </mtd>
                    </mtr>
                  </mtable>
                </mrow>
                <mo fence="true" stretchy="true">)</mo>
              </mrow>
            </mrow>
          </mrow>
        </mtd>
      </mtr>
      <mtr>
        <mtd>
          <mrow>
            <mstyle mathvariant="bold">
              <mi>v</mi>
            </mstyle>
            <mo stretchy="false">=</mo>
            <mrow>
              <mo fence="true" stretchy="true">(</mo>
              <mrow>
                <mtable>
                  <mtr>
                    <mtd>
                      <mi>a</mi>
                    </mtd>
                  </mtr>
                  <mtr>
                    <mtd>
                      <mi>b</mi>
                    </mtd>
                  </mtr>
                  <mtr>
                    <mtd>
                      <mi>c</mi>
                    </mtd>
                  </mtr>
                </mtable>
              </mrow>
              <mo fence="true" stretchy="true">)</mo>
            </mrow>
          </mrow>
        </mtd>
      </mtr>
    </mtable>
    <annotation encoding="StarMath 5.0">a X + b Y + c Z = 1 newline

D left (  stack{ a # b # c} right )= left ( stack{1 # dotsvert  # 1} right ) newline

bold v = left (  stack{ a # b # c} right )</annotation>
  </semantics>
</math>
</file>

<file path=Object 8/content.xml><?xml version="1.0" encoding="utf-8"?>
<math xmlns="http://www.w3.org/1998/Math/MathML" display="block">
  <semantics>
    <mrow>
      <msub>
        <mi>h</mi>
        <mi mathvariant="italic">orientation</mi>
      </msub>
      <mo stretchy="false">=</mo>
      <mrow>
        <munderover>
          <mo stretchy="false">∑</mo>
          <mrow>
            <mi>i</mi>
            <mo stretchy="false">=</mo>
            <mn>0</mn>
          </mrow>
          <mi>N</mi>
        </munderover>
        <mfrac>
          <mrow>
            <mo fence="true" stretchy="true">|</mo>
            <mrow>
              <mrow>
                <mstyle mathvariant="bold">
                  <msub>
                    <mi>y</mi>
                    <mi>i</mi>
                  </msub>
                </mstyle>
                <mo stretchy="false">−</mo>
                <mstyle mathvariant="bold">
                  <mover accent="true">
                    <mi>y</mi>
                    <mo stretchy="false">¯</mo>
                  </mover>
                </mstyle>
              </mrow>
            </mrow>
            <mo fence="true" stretchy="true">|</mo>
          </mrow>
          <mi>N</mi>
        </mfrac>
      </mrow>
    </mrow>
    <annotation encoding="StarMath 5.0">h_orientation = sum from {i=0} to N {abs{bold y_i - bold bar y} over N}</annotation>
  </semantics>
</math>
</file>

<file path=Object 9/content.xml><?xml version="1.0" encoding="utf-8"?>
<math xmlns="http://www.w3.org/1998/Math/MathML" display="block">
  <semantics>
    <mstyle mathvariant="bold">
      <mover accent="true">
        <mi>y</mi>
        <mo stretchy="false">¯</mo>
      </mover>
    </mstyle>
    <annotation encoding="StarMath 5.0">bold bar y</annotation>
  </semantics>
</math>
</file>